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4.63020833333333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1.61395833333333cm"/>
    </style:style>
    <style:style style:name="co10" style:family="table-column">
      <style:table-column-properties fo:break-before="auto" style:column-width="2.619375cm"/>
    </style:style>
    <style:style style:name="co11" style:family="table-column">
      <style:table-column-properties fo:break-before="auto" style:column-width="5.08cm"/>
    </style:style>
    <style:style style:name="co12" style:family="table-column">
      <style:table-column-properties fo:break-before="auto" style:column-width="1.77270833333333cm"/>
    </style:style>
    <style:style style:name="co13" style:family="table-column">
      <style:table-column-properties fo:break-before="auto" style:column-width="2.38125cm"/>
    </style:style>
    <style:style style:name="co14" style:family="table-column">
      <style:table-column-properties fo:break-before="auto" style:column-width="3.06916666666667cm"/>
    </style:style>
    <style:style style:name="co15" style:family="table-column">
      <style:table-column-properties fo:break-before="auto" style:column-width="4.94770833333333cm"/>
    </style:style>
    <style:style style:name="co16" style:family="table-column">
      <style:table-column-properties fo:break-before="auto" style:column-width="9.73666666666667cm"/>
    </style:style>
    <style:style style:name="co17" style:family="table-column">
      <style:table-column-properties fo:break-before="auto" style:column-width="3.96875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Наличие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ID операции</text:p>
          </table:table-cell>
          <table:table-cell office:value-type="string" table:style-name="ce2">
            <text:p>Дата</text:p>
          </table:table-cell>
          <table:table-cell office:value-type="string" table:style-name="ce2">
            <text:p>Артикул</text:p>
          </table:table-cell>
          <table:table-cell office:value-type="string" table:style-name="ce3">
            <text:p>ID производственной базы</text:p>
          </table:table-cell>
          <table:table-cell office:value-type="string" table:style-name="ce2">
            <text:p>Количество, кг</text:p>
          </table:table-cell>
          <table:table-cell office:value-type="string" table:style-name="ce2">
            <text:p>Тип операции</text:p>
          </table:table-cell>
          <table:table-cell office:value-type="string" table:style-name="ce7">
            <text:p>Ответ - 41</text:p>
          </table:table-cell>
          <table:table-cell office:value-type="float" office:value="72" table:style-name="ce1">
            <text:p>72</text:p>
          </table:table-cell>
          <table:table-cell office:value-type="float" office:value="31" table:style-name="ce1">
            <text:p>31</text:p>
          </table:table-cell>
          <table:table-cell table:number-columns-repeated="16375"/>
        </table:table-row>
        <table:table-row table:style-name="ro2" table:visibility="filter">
          <table:table-cell office:value-type="float" office:value="1" table:style-name="ce4">
            <text:p>1</text:p>
          </table:table-cell>
          <table:table-cell office:value-type="date" office:date-value="2023-08-01T00:00:00" table:style-name="ce5">
            <text:p>01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5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2" table:style-name="ce4">
            <text:p>2</text:p>
          </table:table-cell>
          <table:table-cell office:value-type="date" office:date-value="2023-08-01T00:00:00" table:style-name="ce5">
            <text:p>01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9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3" table:style-name="ce4">
            <text:p>3</text:p>
          </table:table-cell>
          <table:table-cell office:value-type="date" office:date-value="2023-08-01T00:00:00" table:style-name="ce5">
            <text:p>01.08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5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4" table:style-name="ce4">
            <text:p>4</text:p>
          </table:table-cell>
          <table:table-cell office:value-type="date" office:date-value="2023-08-01T00:00:00" table:style-name="ce5">
            <text:p>01.08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9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" table:style-name="ce4">
            <text:p>5</text:p>
          </table:table-cell>
          <table:table-cell office:value-type="date" office:date-value="2023-08-01T00:00:00" table:style-name="ce5">
            <text:p>01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6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6" table:style-name="ce4">
            <text:p>6</text:p>
          </table:table-cell>
          <table:table-cell office:value-type="date" office:date-value="2023-08-01T00:00:00" table:style-name="ce5">
            <text:p>01.08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6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7" table:style-name="ce4">
            <text:p>7</text:p>
          </table:table-cell>
          <table:table-cell office:value-type="date" office:date-value="2023-08-01T00:00:00" table:style-name="ce5">
            <text:p>01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5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8" table:style-name="ce4">
            <text:p>8</text:p>
          </table:table-cell>
          <table:table-cell office:value-type="date" office:date-value="2023-08-01T00:00:00" table:style-name="ce5">
            <text:p>01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5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9" table:style-name="ce4">
            <text:p>9</text:p>
          </table:table-cell>
          <table:table-cell office:value-type="date" office:date-value="2023-08-01T00:00:00" table:style-name="ce5">
            <text:p>01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5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0" table:style-name="ce4">
            <text:p>10</text:p>
          </table:table-cell>
          <table:table-cell office:value-type="date" office:date-value="2023-08-01T00:00:00" table:style-name="ce5">
            <text:p>01.08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" table:style-name="ce4">
            <text:p>11</text:p>
          </table:table-cell>
          <table:table-cell office:value-type="date" office:date-value="2023-08-01T00:00:00" table:style-name="ce5">
            <text:p>01.08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2" table:style-name="ce4">
            <text:p>12</text:p>
          </table:table-cell>
          <table:table-cell office:value-type="date" office:date-value="2023-08-01T00:00:00" table:style-name="ce5">
            <text:p>01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2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3" table:style-name="ce4">
            <text:p>13</text:p>
          </table:table-cell>
          <table:table-cell office:value-type="date" office:date-value="2023-08-01T00:00:00" table:style-name="ce5">
            <text:p>01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4" table:style-name="ce4">
            <text:p>14</text:p>
          </table:table-cell>
          <table:table-cell office:value-type="date" office:date-value="2023-08-01T00:00:00" table:style-name="ce5">
            <text:p>01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5" table:style-name="ce4">
            <text:p>15</text:p>
          </table:table-cell>
          <table:table-cell office:value-type="date" office:date-value="2023-08-01T00:00:00" table:style-name="ce5">
            <text:p>01.08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0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6" table:style-name="ce4">
            <text:p>16</text:p>
          </table:table-cell>
          <table:table-cell office:value-type="date" office:date-value="2023-08-01T00:00:00" table:style-name="ce5">
            <text:p>01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0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" table:style-name="ce4">
            <text:p>17</text:p>
          </table:table-cell>
          <table:table-cell office:value-type="date" office:date-value="2023-08-01T00:00:00" table:style-name="ce5">
            <text:p>01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" table:style-name="ce4">
            <text:p>18</text:p>
          </table:table-cell>
          <table:table-cell office:value-type="date" office:date-value="2023-08-01T00:00:00" table:style-name="ce5">
            <text:p>01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5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" table:style-name="ce4">
            <text:p>19</text:p>
          </table:table-cell>
          <table:table-cell office:value-type="date" office:date-value="2023-08-01T00:00:00" table:style-name="ce5">
            <text:p>01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" table:style-name="ce4">
            <text:p>20</text:p>
          </table:table-cell>
          <table:table-cell office:value-type="date" office:date-value="2023-08-01T00:00:00" table:style-name="ce5">
            <text:p>01.08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" table:style-name="ce4">
            <text:p>21</text:p>
          </table:table-cell>
          <table:table-cell office:value-type="date" office:date-value="2023-08-01T00:00:00" table:style-name="ce5">
            <text:p>01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1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" table:style-name="ce4">
            <text:p>22</text:p>
          </table:table-cell>
          <table:table-cell office:value-type="date" office:date-value="2023-08-01T00:00:00" table:style-name="ce5">
            <text:p>01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" table:style-name="ce4">
            <text:p>23</text:p>
          </table:table-cell>
          <table:table-cell office:value-type="date" office:date-value="2023-08-01T00:00:00" table:style-name="ce5">
            <text:p>01.08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0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" table:style-name="ce4">
            <text:p>24</text:p>
          </table:table-cell>
          <table:table-cell office:value-type="date" office:date-value="2023-08-01T00:00:00" table:style-name="ce5">
            <text:p>01.08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9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" table:style-name="ce4">
            <text:p>25</text:p>
          </table:table-cell>
          <table:table-cell office:value-type="date" office:date-value="2023-08-01T00:00:00" table:style-name="ce5">
            <text:p>01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6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" table:style-name="ce4">
            <text:p>26</text:p>
          </table:table-cell>
          <table:table-cell office:value-type="date" office:date-value="2023-08-01T00:00:00" table:style-name="ce5">
            <text:p>01.08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" table:style-name="ce4">
            <text:p>27</text:p>
          </table:table-cell>
          <table:table-cell office:value-type="date" office:date-value="2023-08-02T00:00:00" table:style-name="ce5">
            <text:p>02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" table:style-name="ce4">
            <text:p>28</text:p>
          </table:table-cell>
          <table:table-cell office:value-type="date" office:date-value="2023-08-02T00:00:00" table:style-name="ce5">
            <text:p>02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5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" table:style-name="ce4">
            <text:p>29</text:p>
          </table:table-cell>
          <table:table-cell office:value-type="date" office:date-value="2023-08-02T00:00:00" table:style-name="ce5">
            <text:p>02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8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" table:style-name="ce4">
            <text:p>30</text:p>
          </table:table-cell>
          <table:table-cell office:value-type="date" office:date-value="2023-08-02T00:00:00" table:style-name="ce5">
            <text:p>02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" table:style-name="ce4">
            <text:p>31</text:p>
          </table:table-cell>
          <table:table-cell office:value-type="date" office:date-value="2023-08-02T00:00:00" table:style-name="ce5">
            <text:p>02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5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" table:style-name="ce4">
            <text:p>32</text:p>
          </table:table-cell>
          <table:table-cell office:value-type="date" office:date-value="2023-08-02T00:00:00" table:style-name="ce5">
            <text:p>02.08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1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" table:style-name="ce4">
            <text:p>33</text:p>
          </table:table-cell>
          <table:table-cell office:value-type="date" office:date-value="2023-08-02T00:00:00" table:style-name="ce5">
            <text:p>02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8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" table:style-name="ce4">
            <text:p>34</text:p>
          </table:table-cell>
          <table:table-cell office:value-type="date" office:date-value="2023-08-02T00:00:00" table:style-name="ce5">
            <text:p>02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" table:style-name="ce4">
            <text:p>35</text:p>
          </table:table-cell>
          <table:table-cell office:value-type="date" office:date-value="2023-08-02T00:00:00" table:style-name="ce5">
            <text:p>02.08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1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" table:style-name="ce4">
            <text:p>36</text:p>
          </table:table-cell>
          <table:table-cell office:value-type="date" office:date-value="2023-08-02T00:00:00" table:style-name="ce5">
            <text:p>02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2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" table:style-name="ce4">
            <text:p>37</text:p>
          </table:table-cell>
          <table:table-cell office:value-type="date" office:date-value="2023-08-02T00:00:00" table:style-name="ce5">
            <text:p>02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" table:style-name="ce4">
            <text:p>38</text:p>
          </table:table-cell>
          <table:table-cell office:value-type="date" office:date-value="2023-08-02T00:00:00" table:style-name="ce5">
            <text:p>02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" table:style-name="ce4">
            <text:p>39</text:p>
          </table:table-cell>
          <table:table-cell office:value-type="date" office:date-value="2023-08-02T00:00:00" table:style-name="ce5">
            <text:p>02.08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" table:style-name="ce4">
            <text:p>40</text:p>
          </table:table-cell>
          <table:table-cell office:value-type="date" office:date-value="2023-08-02T00:00:00" table:style-name="ce5">
            <text:p>02.08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" table:style-name="ce4">
            <text:p>41</text:p>
          </table:table-cell>
          <table:table-cell office:value-type="date" office:date-value="2023-08-02T00:00:00" table:style-name="ce5">
            <text:p>02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8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" table:style-name="ce4">
            <text:p>42</text:p>
          </table:table-cell>
          <table:table-cell office:value-type="date" office:date-value="2023-08-02T00:00:00" table:style-name="ce5">
            <text:p>02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6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" table:style-name="ce4">
            <text:p>43</text:p>
          </table:table-cell>
          <table:table-cell office:value-type="date" office:date-value="2023-08-02T00:00:00" table:style-name="ce5">
            <text:p>02.08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2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" table:style-name="ce4">
            <text:p>44</text:p>
          </table:table-cell>
          <table:table-cell office:value-type="date" office:date-value="2023-08-02T00:00:00" table:style-name="ce5">
            <text:p>02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1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" table:style-name="ce4">
            <text:p>45</text:p>
          </table:table-cell>
          <table:table-cell office:value-type="date" office:date-value="2023-08-02T00:00:00" table:style-name="ce5">
            <text:p>02.08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2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" table:style-name="ce4">
            <text:p>46</text:p>
          </table:table-cell>
          <table:table-cell office:value-type="date" office:date-value="2023-08-02T00:00:00" table:style-name="ce5">
            <text:p>02.08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" table:style-name="ce4">
            <text:p>47</text:p>
          </table:table-cell>
          <table:table-cell office:value-type="date" office:date-value="2023-08-02T00:00:00" table:style-name="ce5">
            <text:p>02.08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8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" table:style-name="ce4">
            <text:p>48</text:p>
          </table:table-cell>
          <table:table-cell office:value-type="date" office:date-value="2023-08-02T00:00:00" table:style-name="ce5">
            <text:p>02.08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" table:style-name="ce4">
            <text:p>49</text:p>
          </table:table-cell>
          <table:table-cell office:value-type="date" office:date-value="2023-08-02T00:00:00" table:style-name="ce5">
            <text:p>02.08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7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" table:style-name="ce4">
            <text:p>50</text:p>
          </table:table-cell>
          <table:table-cell office:value-type="date" office:date-value="2023-08-02T00:00:00" table:style-name="ce5">
            <text:p>02.08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8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" table:style-name="ce4">
            <text:p>51</text:p>
          </table:table-cell>
          <table:table-cell office:value-type="date" office:date-value="2023-08-02T00:00:00" table:style-name="ce5">
            <text:p>02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" table:style-name="ce4">
            <text:p>52</text:p>
          </table:table-cell>
          <table:table-cell office:value-type="date" office:date-value="2023-08-02T00:00:00" table:style-name="ce5">
            <text:p>02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5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" table:style-name="ce4">
            <text:p>53</text:p>
          </table:table-cell>
          <table:table-cell office:value-type="date" office:date-value="2023-08-02T00:00:00" table:style-name="ce5">
            <text:p>02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" table:style-name="ce4">
            <text:p>54</text:p>
          </table:table-cell>
          <table:table-cell office:value-type="date" office:date-value="2023-08-02T00:00:00" table:style-name="ce5">
            <text:p>02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5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" table:style-name="ce4">
            <text:p>55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1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" table:style-name="ce4">
            <text:p>56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2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" table:style-name="ce4">
            <text:p>57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8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" table:style-name="ce4">
            <text:p>58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0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" table:style-name="ce4">
            <text:p>59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" table:style-name="ce4">
            <text:p>60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5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" table:style-name="ce4">
            <text:p>61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" table:style-name="ce4">
            <text:p>62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8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" table:style-name="ce4">
            <text:p>63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5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" table:style-name="ce4">
            <text:p>64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" table:style-name="ce4">
            <text:p>65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2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" table:style-name="ce4">
            <text:p>66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" table:style-name="ce4">
            <text:p>67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9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" table:style-name="ce4">
            <text:p>68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" table:style-name="ce4">
            <text:p>69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" table:style-name="ce4">
            <text:p>70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" table:style-name="ce4">
            <text:p>71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6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" table:style-name="ce4">
            <text:p>72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9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" table:style-name="ce4">
            <text:p>73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5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" table:style-name="ce4">
            <text:p>74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5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" table:style-name="ce4">
            <text:p>75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0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" table:style-name="ce4">
            <text:p>76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5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" table:style-name="ce4">
            <text:p>77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1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" table:style-name="ce4">
            <text:p>78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" table:style-name="ce4">
            <text:p>79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5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" table:style-name="ce4">
            <text:p>80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" table:style-name="ce4">
            <text:p>81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0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" table:style-name="ce4">
            <text:p>82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9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" table:style-name="ce4">
            <text:p>83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0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" table:style-name="ce4">
            <text:p>84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1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" table:style-name="ce4">
            <text:p>85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6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" table:style-name="ce4">
            <text:p>86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" table:style-name="ce4">
            <text:p>87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2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" table:style-name="ce4">
            <text:p>88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" table:style-name="ce4">
            <text:p>89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7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" table:style-name="ce4">
            <text:p>90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8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" table:style-name="ce4">
            <text:p>91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5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" table:style-name="ce4">
            <text:p>92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0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" table:style-name="ce4">
            <text:p>93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" table:style-name="ce4">
            <text:p>94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" table:style-name="ce4">
            <text:p>95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6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" table:style-name="ce4">
            <text:p>96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" table:style-name="ce4">
            <text:p>97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6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" table:style-name="ce4">
            <text:p>98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5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" table:style-name="ce4">
            <text:p>99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" table:style-name="ce4">
            <text:p>100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1" table:style-name="ce4">
            <text:p>101</text:p>
          </table:table-cell>
          <table:table-cell office:value-type="date" office:date-value="2023-08-03T00:00:00" table:style-name="ce5">
            <text:p>03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" table:style-name="ce4">
            <text:p>102</text:p>
          </table:table-cell>
          <table:table-cell office:value-type="date" office:date-value="2023-08-04T00:00:00" table:style-name="ce5">
            <text:p>04.08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5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" table:style-name="ce4">
            <text:p>103</text:p>
          </table:table-cell>
          <table:table-cell office:value-type="date" office:date-value="2023-08-04T00:00:00" table:style-name="ce5">
            <text:p>04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" table:style-name="ce4">
            <text:p>104</text:p>
          </table:table-cell>
          <table:table-cell office:value-type="date" office:date-value="2023-08-04T00:00:00" table:style-name="ce5">
            <text:p>04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5" table:style-name="ce4">
            <text:p>105</text:p>
          </table:table-cell>
          <table:table-cell office:value-type="date" office:date-value="2023-08-04T00:00:00" table:style-name="ce5">
            <text:p>04.08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" table:style-name="ce4">
            <text:p>106</text:p>
          </table:table-cell>
          <table:table-cell office:value-type="date" office:date-value="2023-08-04T00:00:00" table:style-name="ce5">
            <text:p>04.08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9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" table:style-name="ce4">
            <text:p>107</text:p>
          </table:table-cell>
          <table:table-cell office:value-type="date" office:date-value="2023-08-04T00:00:00" table:style-name="ce5">
            <text:p>04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5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" table:style-name="ce4">
            <text:p>108</text:p>
          </table:table-cell>
          <table:table-cell office:value-type="date" office:date-value="2023-08-04T00:00:00" table:style-name="ce5">
            <text:p>04.08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5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" table:style-name="ce4">
            <text:p>109</text:p>
          </table:table-cell>
          <table:table-cell office:value-type="date" office:date-value="2023-08-04T00:00:00" table:style-name="ce5">
            <text:p>04.08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7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" table:style-name="ce4">
            <text:p>110</text:p>
          </table:table-cell>
          <table:table-cell office:value-type="date" office:date-value="2023-08-04T00:00:00" table:style-name="ce5">
            <text:p>04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" table:style-name="ce4">
            <text:p>111</text:p>
          </table:table-cell>
          <table:table-cell office:value-type="date" office:date-value="2023-08-04T00:00:00" table:style-name="ce5">
            <text:p>04.08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" table:style-name="ce4">
            <text:p>112</text:p>
          </table:table-cell>
          <table:table-cell office:value-type="date" office:date-value="2023-08-04T00:00:00" table:style-name="ce5">
            <text:p>04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5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" table:style-name="ce4">
            <text:p>113</text:p>
          </table:table-cell>
          <table:table-cell office:value-type="date" office:date-value="2023-08-04T00:00:00" table:style-name="ce5">
            <text:p>04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" table:style-name="ce4">
            <text:p>114</text:p>
          </table:table-cell>
          <table:table-cell office:value-type="date" office:date-value="2023-08-04T00:00:00" table:style-name="ce5">
            <text:p>04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" table:style-name="ce4">
            <text:p>115</text:p>
          </table:table-cell>
          <table:table-cell office:value-type="date" office:date-value="2023-08-04T00:00:00" table:style-name="ce5">
            <text:p>04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8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" table:style-name="ce4">
            <text:p>116</text:p>
          </table:table-cell>
          <table:table-cell office:value-type="date" office:date-value="2023-08-04T00:00:00" table:style-name="ce5">
            <text:p>04.08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" table:style-name="ce4">
            <text:p>117</text:p>
          </table:table-cell>
          <table:table-cell office:value-type="date" office:date-value="2023-08-04T00:00:00" table:style-name="ce5">
            <text:p>04.08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" table:style-name="ce4">
            <text:p>118</text:p>
          </table:table-cell>
          <table:table-cell office:value-type="date" office:date-value="2023-08-04T00:00:00" table:style-name="ce5">
            <text:p>04.08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" table:style-name="ce4">
            <text:p>119</text:p>
          </table:table-cell>
          <table:table-cell office:value-type="date" office:date-value="2023-08-04T00:00:00" table:style-name="ce5">
            <text:p>04.08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7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" table:style-name="ce4">
            <text:p>120</text:p>
          </table:table-cell>
          <table:table-cell office:value-type="date" office:date-value="2023-08-04T00:00:00" table:style-name="ce5">
            <text:p>04.08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9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" table:style-name="ce4">
            <text:p>121</text:p>
          </table:table-cell>
          <table:table-cell office:value-type="date" office:date-value="2023-08-04T00:00:00" table:style-name="ce5">
            <text:p>04.08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9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" table:style-name="ce4">
            <text:p>122</text:p>
          </table:table-cell>
          <table:table-cell office:value-type="date" office:date-value="2023-08-04T00:00:00" table:style-name="ce5">
            <text:p>04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" table:style-name="ce4">
            <text:p>123</text:p>
          </table:table-cell>
          <table:table-cell office:value-type="date" office:date-value="2023-08-04T00:00:00" table:style-name="ce5">
            <text:p>04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" table:style-name="ce4">
            <text:p>124</text:p>
          </table:table-cell>
          <table:table-cell office:value-type="date" office:date-value="2023-08-04T00:00:00" table:style-name="ce5">
            <text:p>04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" table:style-name="ce4">
            <text:p>125</text:p>
          </table:table-cell>
          <table:table-cell office:value-type="date" office:date-value="2023-08-04T00:00:00" table:style-name="ce5">
            <text:p>04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" table:style-name="ce4">
            <text:p>126</text:p>
          </table:table-cell>
          <table:table-cell office:value-type="date" office:date-value="2023-08-04T00:00:00" table:style-name="ce5">
            <text:p>04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8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" table:style-name="ce4">
            <text:p>127</text:p>
          </table:table-cell>
          <table:table-cell office:value-type="date" office:date-value="2023-08-04T00:00:00" table:style-name="ce5">
            <text:p>04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8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" table:style-name="ce4">
            <text:p>128</text:p>
          </table:table-cell>
          <table:table-cell office:value-type="date" office:date-value="2023-08-04T00:00:00" table:style-name="ce5">
            <text:p>04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" table:style-name="ce4">
            <text:p>129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11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" table:style-name="ce4">
            <text:p>130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5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" table:style-name="ce4">
            <text:p>131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" table:style-name="ce4">
            <text:p>132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5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" table:style-name="ce4">
            <text:p>133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0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" table:style-name="ce4">
            <text:p>134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1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" table:style-name="ce4">
            <text:p>135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" table:style-name="ce4">
            <text:p>136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6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" table:style-name="ce4">
            <text:p>137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8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" table:style-name="ce4">
            <text:p>138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" table:style-name="ce4">
            <text:p>139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" table:style-name="ce4">
            <text:p>140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" table:style-name="ce4">
            <text:p>141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2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" table:style-name="ce4">
            <text:p>142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5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" table:style-name="ce4">
            <text:p>143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" table:style-name="ce4">
            <text:p>144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7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" table:style-name="ce4">
            <text:p>145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8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" table:style-name="ce4">
            <text:p>146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6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" table:style-name="ce4">
            <text:p>147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2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" table:style-name="ce4">
            <text:p>148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" table:style-name="ce4">
            <text:p>149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0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" table:style-name="ce4">
            <text:p>150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1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" table:style-name="ce4">
            <text:p>151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5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" table:style-name="ce4">
            <text:p>152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6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" table:style-name="ce4">
            <text:p>153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2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" table:style-name="ce4">
            <text:p>154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" table:style-name="ce4">
            <text:p>155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" table:style-name="ce4">
            <text:p>156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5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" table:style-name="ce4">
            <text:p>157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6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" table:style-name="ce4">
            <text:p>158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5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" table:style-name="ce4">
            <text:p>159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" table:style-name="ce4">
            <text:p>160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8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" table:style-name="ce4">
            <text:p>161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" table:style-name="ce4">
            <text:p>162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5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" table:style-name="ce4">
            <text:p>163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" table:style-name="ce4">
            <text:p>164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1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" table:style-name="ce4">
            <text:p>165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5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" table:style-name="ce4">
            <text:p>166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5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7" table:style-name="ce4">
            <text:p>167</text:p>
          </table:table-cell>
          <table:table-cell office:value-type="date" office:date-value="2023-08-05T00:00:00" table:style-name="ce5">
            <text:p>05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" table:style-name="ce4">
            <text:p>168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9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" table:style-name="ce4">
            <text:p>169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" table:style-name="ce4">
            <text:p>170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6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" table:style-name="ce4">
            <text:p>171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0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" table:style-name="ce4">
            <text:p>172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0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" table:style-name="ce4">
            <text:p>173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" table:style-name="ce4">
            <text:p>174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7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" table:style-name="ce4">
            <text:p>175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2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" table:style-name="ce4">
            <text:p>176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7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" table:style-name="ce4">
            <text:p>177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5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" table:style-name="ce4">
            <text:p>178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" table:style-name="ce4">
            <text:p>179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" table:style-name="ce4">
            <text:p>180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7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" table:style-name="ce4">
            <text:p>181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10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" table:style-name="ce4">
            <text:p>182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10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" table:style-name="ce4">
            <text:p>183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1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" table:style-name="ce4">
            <text:p>184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" table:style-name="ce4">
            <text:p>185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" table:style-name="ce4">
            <text:p>186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" table:style-name="ce4">
            <text:p>187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2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" table:style-name="ce4">
            <text:p>188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" table:style-name="ce4">
            <text:p>189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8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" table:style-name="ce4">
            <text:p>190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9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" table:style-name="ce4">
            <text:p>191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0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" table:style-name="ce4">
            <text:p>192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" table:style-name="ce4">
            <text:p>193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6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" table:style-name="ce4">
            <text:p>194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" table:style-name="ce4">
            <text:p>195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" table:style-name="ce4">
            <text:p>196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9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" table:style-name="ce4">
            <text:p>197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" table:style-name="ce4">
            <text:p>198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2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" table:style-name="ce4">
            <text:p>199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2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" table:style-name="ce4">
            <text:p>200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" table:style-name="ce4">
            <text:p>201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" table:style-name="ce4">
            <text:p>202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5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" table:style-name="ce4">
            <text:p>203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5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" table:style-name="ce4">
            <text:p>204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9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" table:style-name="ce4">
            <text:p>205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" table:style-name="ce4">
            <text:p>206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" table:style-name="ce4">
            <text:p>207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" table:style-name="ce4">
            <text:p>208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" table:style-name="ce4">
            <text:p>209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5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" table:style-name="ce4">
            <text:p>210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2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" table:style-name="ce4">
            <text:p>211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" table:style-name="ce4">
            <text:p>212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" table:style-name="ce4">
            <text:p>213</text:p>
          </table:table-cell>
          <table:table-cell office:value-type="date" office:date-value="2023-08-06T00:00:00" table:style-name="ce5">
            <text:p>06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" table:style-name="ce4">
            <text:p>214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8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" table:style-name="ce4">
            <text:p>215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1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" table:style-name="ce4">
            <text:p>216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7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" table:style-name="ce4">
            <text:p>217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9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" table:style-name="ce4">
            <text:p>218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5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" table:style-name="ce4">
            <text:p>219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" table:style-name="ce4">
            <text:p>220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0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" table:style-name="ce4">
            <text:p>221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2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" table:style-name="ce4">
            <text:p>222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2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" table:style-name="ce4">
            <text:p>223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" table:style-name="ce4">
            <text:p>224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" table:style-name="ce4">
            <text:p>225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" table:style-name="ce4">
            <text:p>226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9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" table:style-name="ce4">
            <text:p>227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8" table:style-name="ce4">
            <text:p>228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1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9" table:style-name="ce4">
            <text:p>229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6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0" table:style-name="ce4">
            <text:p>230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1" table:style-name="ce4">
            <text:p>231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1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2" table:style-name="ce4">
            <text:p>232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3" table:style-name="ce4">
            <text:p>233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5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4" table:style-name="ce4">
            <text:p>234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0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5" table:style-name="ce4">
            <text:p>235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0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6" table:style-name="ce4">
            <text:p>236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7" table:style-name="ce4">
            <text:p>237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5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8" table:style-name="ce4">
            <text:p>238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9" table:style-name="ce4">
            <text:p>239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0" table:style-name="ce4">
            <text:p>240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2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1" table:style-name="ce4">
            <text:p>241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2" table:style-name="ce4">
            <text:p>242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3" table:style-name="ce4">
            <text:p>243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4" table:style-name="ce4">
            <text:p>244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2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5" table:style-name="ce4">
            <text:p>245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6" table:style-name="ce4">
            <text:p>246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5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7" table:style-name="ce4">
            <text:p>247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8" table:style-name="ce4">
            <text:p>248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9" table:style-name="ce4">
            <text:p>249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0" table:style-name="ce4">
            <text:p>250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6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1" table:style-name="ce4">
            <text:p>251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0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2" table:style-name="ce4">
            <text:p>252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53" table:style-name="ce4">
            <text:p>253</text:p>
          </table:table-cell>
          <table:table-cell office:value-type="date" office:date-value="2023-08-07T00:00:00" table:style-name="ce5">
            <text:p>07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4" table:style-name="ce4">
            <text:p>254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7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5" table:style-name="ce4">
            <text:p>255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6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6" table:style-name="ce4">
            <text:p>256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8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7" table:style-name="ce4">
            <text:p>257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1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8" table:style-name="ce4">
            <text:p>258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9" table:style-name="ce4">
            <text:p>259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5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0" table:style-name="ce4">
            <text:p>260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1" table:style-name="ce4">
            <text:p>261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2" table:style-name="ce4">
            <text:p>262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7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3" table:style-name="ce4">
            <text:p>263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7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4" table:style-name="ce4">
            <text:p>264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6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5" table:style-name="ce4">
            <text:p>265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6" table:style-name="ce4">
            <text:p>266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2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7" table:style-name="ce4">
            <text:p>267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9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8" table:style-name="ce4">
            <text:p>268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7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9" table:style-name="ce4">
            <text:p>269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7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0" table:style-name="ce4">
            <text:p>270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1" table:style-name="ce4">
            <text:p>271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9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2" table:style-name="ce4">
            <text:p>272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0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3" table:style-name="ce4">
            <text:p>273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4" table:style-name="ce4">
            <text:p>274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8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5" table:style-name="ce4">
            <text:p>275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2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6" table:style-name="ce4">
            <text:p>276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7" table:style-name="ce4">
            <text:p>277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2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8" table:style-name="ce4">
            <text:p>278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9" table:style-name="ce4">
            <text:p>279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0" table:style-name="ce4">
            <text:p>280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9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1" table:style-name="ce4">
            <text:p>281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2" table:style-name="ce4">
            <text:p>282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7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3" table:style-name="ce4">
            <text:p>283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7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4" table:style-name="ce4">
            <text:p>284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5" table:style-name="ce4">
            <text:p>285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6" table:style-name="ce4">
            <text:p>286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7" table:style-name="ce4">
            <text:p>287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6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8" table:style-name="ce4">
            <text:p>288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6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9" table:style-name="ce4">
            <text:p>289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0" table:style-name="ce4">
            <text:p>290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8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1" table:style-name="ce4">
            <text:p>291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6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2" table:style-name="ce4">
            <text:p>292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3" table:style-name="ce4">
            <text:p>293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2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4" table:style-name="ce4">
            <text:p>294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5" table:style-name="ce4">
            <text:p>295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6" table:style-name="ce4">
            <text:p>296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2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7" table:style-name="ce4">
            <text:p>297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1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8" table:style-name="ce4">
            <text:p>298</text:p>
          </table:table-cell>
          <table:table-cell office:value-type="date" office:date-value="2023-08-08T00:00:00" table:style-name="ce5">
            <text:p>08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9" table:style-name="ce4">
            <text:p>299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0" table:style-name="ce4">
            <text:p>300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1" table:style-name="ce4">
            <text:p>301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0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02" table:style-name="ce4">
            <text:p>302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03" table:style-name="ce4">
            <text:p>303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8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4" table:style-name="ce4">
            <text:p>304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1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5" table:style-name="ce4">
            <text:p>305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6" table:style-name="ce4">
            <text:p>306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5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7" table:style-name="ce4">
            <text:p>307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6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8" table:style-name="ce4">
            <text:p>308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9" table:style-name="ce4">
            <text:p>309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2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0" table:style-name="ce4">
            <text:p>310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1" table:style-name="ce4">
            <text:p>311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2" table:style-name="ce4">
            <text:p>312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2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3" table:style-name="ce4">
            <text:p>313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6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4" table:style-name="ce4">
            <text:p>314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7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5" table:style-name="ce4">
            <text:p>315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2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6" table:style-name="ce4">
            <text:p>316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8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7" table:style-name="ce4">
            <text:p>317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9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8" table:style-name="ce4">
            <text:p>318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6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9" table:style-name="ce4">
            <text:p>319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7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0" table:style-name="ce4">
            <text:p>320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1" table:style-name="ce4">
            <text:p>321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2" table:style-name="ce4">
            <text:p>322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3" table:style-name="ce4">
            <text:p>323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4" table:style-name="ce4">
            <text:p>324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6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5" table:style-name="ce4">
            <text:p>325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6" table:style-name="ce4">
            <text:p>326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5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7" table:style-name="ce4">
            <text:p>327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8" table:style-name="ce4">
            <text:p>328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9" table:style-name="ce4">
            <text:p>329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0" table:style-name="ce4">
            <text:p>330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0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1" table:style-name="ce4">
            <text:p>331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9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2" table:style-name="ce4">
            <text:p>332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6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3" table:style-name="ce4">
            <text:p>333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4" table:style-name="ce4">
            <text:p>334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5" table:style-name="ce4">
            <text:p>335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6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6" table:style-name="ce4">
            <text:p>336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7" table:style-name="ce4">
            <text:p>337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9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8" table:style-name="ce4">
            <text:p>338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9" table:style-name="ce4">
            <text:p>339</text:p>
          </table:table-cell>
          <table:table-cell office:value-type="date" office:date-value="2023-08-09T00:00:00" table:style-name="ce5">
            <text:p>09.08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0" table:style-name="ce4">
            <text:p>340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9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1" table:style-name="ce4">
            <text:p>341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2" table:style-name="ce4">
            <text:p>342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6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3" table:style-name="ce4">
            <text:p>343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8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4" table:style-name="ce4">
            <text:p>344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5" table:style-name="ce4">
            <text:p>345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6" table:style-name="ce4">
            <text:p>346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2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7" table:style-name="ce4">
            <text:p>347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8" table:style-name="ce4">
            <text:p>348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7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9" table:style-name="ce4">
            <text:p>349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2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0" table:style-name="ce4">
            <text:p>350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5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1" table:style-name="ce4">
            <text:p>351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2" table:style-name="ce4">
            <text:p>352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3" table:style-name="ce4">
            <text:p>353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4" table:style-name="ce4">
            <text:p>354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5" table:style-name="ce4">
            <text:p>355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6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6" table:style-name="ce4">
            <text:p>356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7" table:style-name="ce4">
            <text:p>357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5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8" table:style-name="ce4">
            <text:p>358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9" table:style-name="ce4">
            <text:p>359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0" table:style-name="ce4">
            <text:p>360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1" table:style-name="ce4">
            <text:p>361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1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2" table:style-name="ce4">
            <text:p>362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7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3" table:style-name="ce4">
            <text:p>363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4" table:style-name="ce4">
            <text:p>364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6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5" table:style-name="ce4">
            <text:p>365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9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6" table:style-name="ce4">
            <text:p>366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7" table:style-name="ce4">
            <text:p>367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6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8" table:style-name="ce4">
            <text:p>368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2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9" table:style-name="ce4">
            <text:p>369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0" table:style-name="ce4">
            <text:p>370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1" table:style-name="ce4">
            <text:p>371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8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2" table:style-name="ce4">
            <text:p>372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2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3" table:style-name="ce4">
            <text:p>373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4" table:style-name="ce4">
            <text:p>374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6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5" table:style-name="ce4">
            <text:p>375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8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6" table:style-name="ce4">
            <text:p>376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9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7" table:style-name="ce4">
            <text:p>377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5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8" table:style-name="ce4">
            <text:p>378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9" table:style-name="ce4">
            <text:p>379</text:p>
          </table:table-cell>
          <table:table-cell office:value-type="date" office:date-value="2023-08-10T00:00:00" table:style-name="ce5">
            <text:p>10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9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0" table:style-name="ce4">
            <text:p>380</text:p>
          </table:table-cell>
          <table:table-cell office:value-type="date" office:date-value="2023-08-11T00:00:00" table:style-name="ce5">
            <text:p>11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1" table:style-name="ce4">
            <text:p>381</text:p>
          </table:table-cell>
          <table:table-cell office:value-type="date" office:date-value="2023-08-11T00:00:00" table:style-name="ce5">
            <text:p>11.08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2" table:style-name="ce4">
            <text:p>382</text:p>
          </table:table-cell>
          <table:table-cell office:value-type="date" office:date-value="2023-08-11T00:00:00" table:style-name="ce5">
            <text:p>11.08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0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3" table:style-name="ce4">
            <text:p>383</text:p>
          </table:table-cell>
          <table:table-cell office:value-type="date" office:date-value="2023-08-11T00:00:00" table:style-name="ce5">
            <text:p>11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4" table:style-name="ce4">
            <text:p>384</text:p>
          </table:table-cell>
          <table:table-cell office:value-type="date" office:date-value="2023-08-11T00:00:00" table:style-name="ce5">
            <text:p>11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2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5" table:style-name="ce4">
            <text:p>385</text:p>
          </table:table-cell>
          <table:table-cell office:value-type="date" office:date-value="2023-08-11T00:00:00" table:style-name="ce5">
            <text:p>11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6" table:style-name="ce4">
            <text:p>386</text:p>
          </table:table-cell>
          <table:table-cell office:value-type="date" office:date-value="2023-08-11T00:00:00" table:style-name="ce5">
            <text:p>11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7" table:style-name="ce4">
            <text:p>387</text:p>
          </table:table-cell>
          <table:table-cell office:value-type="date" office:date-value="2023-08-11T00:00:00" table:style-name="ce5">
            <text:p>11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8" table:style-name="ce4">
            <text:p>388</text:p>
          </table:table-cell>
          <table:table-cell office:value-type="date" office:date-value="2023-08-11T00:00:00" table:style-name="ce5">
            <text:p>11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6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9" table:style-name="ce4">
            <text:p>389</text:p>
          </table:table-cell>
          <table:table-cell office:value-type="date" office:date-value="2023-08-11T00:00:00" table:style-name="ce5">
            <text:p>11.08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0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0" table:style-name="ce4">
            <text:p>390</text:p>
          </table:table-cell>
          <table:table-cell office:value-type="date" office:date-value="2023-08-11T00:00:00" table:style-name="ce5">
            <text:p>11.08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1" table:style-name="ce4">
            <text:p>391</text:p>
          </table:table-cell>
          <table:table-cell office:value-type="date" office:date-value="2023-08-11T00:00:00" table:style-name="ce5">
            <text:p>11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2" table:style-name="ce4">
            <text:p>392</text:p>
          </table:table-cell>
          <table:table-cell office:value-type="date" office:date-value="2023-08-11T00:00:00" table:style-name="ce5">
            <text:p>11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8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3" table:style-name="ce4">
            <text:p>393</text:p>
          </table:table-cell>
          <table:table-cell office:value-type="date" office:date-value="2023-08-11T00:00:00" table:style-name="ce5">
            <text:p>11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2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4" table:style-name="ce4">
            <text:p>394</text:p>
          </table:table-cell>
          <table:table-cell office:value-type="date" office:date-value="2023-08-11T00:00:00" table:style-name="ce5">
            <text:p>11.08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8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5" table:style-name="ce4">
            <text:p>395</text:p>
          </table:table-cell>
          <table:table-cell office:value-type="date" office:date-value="2023-08-11T00:00:00" table:style-name="ce5">
            <text:p>11.08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5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6" table:style-name="ce4">
            <text:p>396</text:p>
          </table:table-cell>
          <table:table-cell office:value-type="date" office:date-value="2023-08-11T00:00:00" table:style-name="ce5">
            <text:p>11.08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7" table:style-name="ce4">
            <text:p>397</text:p>
          </table:table-cell>
          <table:table-cell office:value-type="date" office:date-value="2023-08-11T00:00:00" table:style-name="ce5">
            <text:p>11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8" table:style-name="ce4">
            <text:p>398</text:p>
          </table:table-cell>
          <table:table-cell office:value-type="date" office:date-value="2023-08-11T00:00:00" table:style-name="ce5">
            <text:p>11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6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9" table:style-name="ce4">
            <text:p>399</text:p>
          </table:table-cell>
          <table:table-cell office:value-type="date" office:date-value="2023-08-11T00:00:00" table:style-name="ce5">
            <text:p>11.08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8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0" table:style-name="ce4">
            <text:p>400</text:p>
          </table:table-cell>
          <table:table-cell office:value-type="date" office:date-value="2023-08-11T00:00:00" table:style-name="ce5">
            <text:p>11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9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1" table:style-name="ce4">
            <text:p>401</text:p>
          </table:table-cell>
          <table:table-cell office:value-type="date" office:date-value="2023-08-11T00:00:00" table:style-name="ce5">
            <text:p>11.08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8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2" table:style-name="ce4">
            <text:p>402</text:p>
          </table:table-cell>
          <table:table-cell office:value-type="date" office:date-value="2023-08-11T00:00:00" table:style-name="ce5">
            <text:p>11.08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3" table:style-name="ce4">
            <text:p>403</text:p>
          </table:table-cell>
          <table:table-cell office:value-type="date" office:date-value="2023-08-11T00:00:00" table:style-name="ce5">
            <text:p>11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4" table:style-name="ce4">
            <text:p>404</text:p>
          </table:table-cell>
          <table:table-cell office:value-type="date" office:date-value="2023-08-11T00:00:00" table:style-name="ce5">
            <text:p>11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8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5" table:style-name="ce4">
            <text:p>405</text:p>
          </table:table-cell>
          <table:table-cell office:value-type="date" office:date-value="2023-08-11T00:00:00" table:style-name="ce5">
            <text:p>11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6" table:style-name="ce4">
            <text:p>406</text:p>
          </table:table-cell>
          <table:table-cell office:value-type="date" office:date-value="2023-08-11T00:00:00" table:style-name="ce5">
            <text:p>11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1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7" table:style-name="ce4">
            <text:p>407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8" table:style-name="ce4">
            <text:p>408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9" table:style-name="ce4">
            <text:p>409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0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0" table:style-name="ce4">
            <text:p>410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6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1" table:style-name="ce4">
            <text:p>411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5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2" table:style-name="ce4">
            <text:p>412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6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3" table:style-name="ce4">
            <text:p>413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4" table:style-name="ce4">
            <text:p>414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0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5" table:style-name="ce4">
            <text:p>415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7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6" table:style-name="ce4">
            <text:p>416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5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7" table:style-name="ce4">
            <text:p>417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8" table:style-name="ce4">
            <text:p>418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8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9" table:style-name="ce4">
            <text:p>419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9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0" table:style-name="ce4">
            <text:p>420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1" table:style-name="ce4">
            <text:p>421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2" table:style-name="ce4">
            <text:p>422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6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3" table:style-name="ce4">
            <text:p>423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4" table:style-name="ce4">
            <text:p>424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5" table:style-name="ce4">
            <text:p>425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2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6" table:style-name="ce4">
            <text:p>426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8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7" table:style-name="ce4">
            <text:p>427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8" table:style-name="ce4">
            <text:p>428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2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9" table:style-name="ce4">
            <text:p>429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0" table:style-name="ce4">
            <text:p>430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6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1" table:style-name="ce4">
            <text:p>431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7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2" table:style-name="ce4">
            <text:p>432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3" table:style-name="ce4">
            <text:p>433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0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4" table:style-name="ce4">
            <text:p>434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8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5" table:style-name="ce4">
            <text:p>435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6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6" table:style-name="ce4">
            <text:p>436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1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7" table:style-name="ce4">
            <text:p>437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8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8" table:style-name="ce4">
            <text:p>438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9" table:style-name="ce4">
            <text:p>439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7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0" table:style-name="ce4">
            <text:p>440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1" table:style-name="ce4">
            <text:p>441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1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2" table:style-name="ce4">
            <text:p>442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6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3" table:style-name="ce4">
            <text:p>443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4" table:style-name="ce4">
            <text:p>444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0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5" table:style-name="ce4">
            <text:p>445</text:p>
          </table:table-cell>
          <table:table-cell office:value-type="date" office:date-value="2023-08-12T00:00:00" table:style-name="ce5">
            <text:p>12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1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6" table:style-name="ce4">
            <text:p>446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11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7" table:style-name="ce4">
            <text:p>447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8" table:style-name="ce4">
            <text:p>448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9" table:style-name="ce4">
            <text:p>449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2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0" table:style-name="ce4">
            <text:p>450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5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1" table:style-name="ce4">
            <text:p>451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2" table:style-name="ce4">
            <text:p>452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3" table:style-name="ce4">
            <text:p>453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8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4" table:style-name="ce4">
            <text:p>454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2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5" table:style-name="ce4">
            <text:p>455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0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6" table:style-name="ce4">
            <text:p>456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2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7" table:style-name="ce4">
            <text:p>457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8" table:style-name="ce4">
            <text:p>458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9" table:style-name="ce4">
            <text:p>459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7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0" table:style-name="ce4">
            <text:p>460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1" table:style-name="ce4">
            <text:p>461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2" table:style-name="ce4">
            <text:p>462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8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3" table:style-name="ce4">
            <text:p>463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0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4" table:style-name="ce4">
            <text:p>464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0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5" table:style-name="ce4">
            <text:p>465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7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6" table:style-name="ce4">
            <text:p>466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7" table:style-name="ce4">
            <text:p>467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2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8" table:style-name="ce4">
            <text:p>468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8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9" table:style-name="ce4">
            <text:p>469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0" table:style-name="ce4">
            <text:p>470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9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1" table:style-name="ce4">
            <text:p>471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2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2" table:style-name="ce4">
            <text:p>472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3" table:style-name="ce4">
            <text:p>473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2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4" table:style-name="ce4">
            <text:p>474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5" table:style-name="ce4">
            <text:p>475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6" table:style-name="ce4">
            <text:p>476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7" table:style-name="ce4">
            <text:p>477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5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8" table:style-name="ce4">
            <text:p>478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5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9" table:style-name="ce4">
            <text:p>479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6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0" table:style-name="ce4">
            <text:p>480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1" table:style-name="ce4">
            <text:p>481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5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2" table:style-name="ce4">
            <text:p>482</text:p>
          </table:table-cell>
          <table:table-cell office:value-type="date" office:date-value="2023-08-13T00:00:00" table:style-name="ce5">
            <text:p>13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5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3" table:style-name="ce4">
            <text:p>483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5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4" table:style-name="ce4">
            <text:p>484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5" table:style-name="ce4">
            <text:p>485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6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6" table:style-name="ce4">
            <text:p>486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7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7" table:style-name="ce4">
            <text:p>487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5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4" table:visibility="filter">
          <table:table-cell office:value-type="float" office:value="488" table:style-name="ce4">
            <text:p>488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7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4" table:visibility="filter">
          <table:table-cell office:value-type="float" office:value="489" table:style-name="ce4">
            <text:p>489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0" table:style-name="ce4">
            <text:p>490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2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1" table:style-name="ce4">
            <text:p>491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2" table:style-name="ce4">
            <text:p>492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1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3" table:style-name="ce4">
            <text:p>493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0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4" table:style-name="ce4">
            <text:p>494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5" table:style-name="ce4">
            <text:p>495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6" table:style-name="ce4">
            <text:p>496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7" table:style-name="ce4">
            <text:p>497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8" table:style-name="ce4">
            <text:p>498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8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9" table:style-name="ce4">
            <text:p>499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2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0" table:style-name="ce4">
            <text:p>500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1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1" table:style-name="ce4">
            <text:p>501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2" table:style-name="ce4">
            <text:p>502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1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3" table:style-name="ce4">
            <text:p>503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7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4" table:style-name="ce4">
            <text:p>504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5" table:style-name="ce4">
            <text:p>505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6" table:style-name="ce4">
            <text:p>506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9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7" table:style-name="ce4">
            <text:p>507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8" table:style-name="ce4">
            <text:p>508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9" table:style-name="ce4">
            <text:p>509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8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0" table:style-name="ce4">
            <text:p>510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1" table:style-name="ce4">
            <text:p>511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2" table:style-name="ce4">
            <text:p>512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2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3" table:style-name="ce4">
            <text:p>513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4" table:style-name="ce4">
            <text:p>514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5" table:style-name="ce4">
            <text:p>515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6" table:style-name="ce4">
            <text:p>516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0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7" table:style-name="ce4">
            <text:p>517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8" table:style-name="ce4">
            <text:p>518</text:p>
          </table:table-cell>
          <table:table-cell office:value-type="date" office:date-value="2023-08-14T00:00:00" table:style-name="ce5">
            <text:p>14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9" table:style-name="ce4">
            <text:p>519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15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0" table:style-name="ce4">
            <text:p>520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1" table:style-name="ce4">
            <text:p>521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5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2" table:style-name="ce4">
            <text:p>522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5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3" table:style-name="ce4">
            <text:p>523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5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4" table:style-name="ce4">
            <text:p>524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7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5" table:style-name="ce4">
            <text:p>525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6" table:style-name="ce4">
            <text:p>526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2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7" table:style-name="ce4">
            <text:p>527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6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8" table:style-name="ce4">
            <text:p>528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7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9" table:style-name="ce4">
            <text:p>529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2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0" table:style-name="ce4">
            <text:p>530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2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1" table:style-name="ce4">
            <text:p>531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5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2" table:style-name="ce4">
            <text:p>532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3" table:style-name="ce4">
            <text:p>533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4" table:style-name="ce4">
            <text:p>534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7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5" table:style-name="ce4">
            <text:p>535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6" table:style-name="ce4">
            <text:p>536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2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7" table:style-name="ce4">
            <text:p>537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2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8" table:style-name="ce4">
            <text:p>538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9" table:style-name="ce4">
            <text:p>539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0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0" table:style-name="ce4">
            <text:p>540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2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1" table:style-name="ce4">
            <text:p>541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1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2" table:style-name="ce4">
            <text:p>542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1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3" table:style-name="ce4">
            <text:p>543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8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4" table:style-name="ce4">
            <text:p>544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9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5" table:style-name="ce4">
            <text:p>545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2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6" table:style-name="ce4">
            <text:p>546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7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7" table:style-name="ce4">
            <text:p>547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9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8" table:style-name="ce4">
            <text:p>548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9" table:style-name="ce4">
            <text:p>549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2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0" table:style-name="ce4">
            <text:p>550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1" table:style-name="ce4">
            <text:p>551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2" table:style-name="ce4">
            <text:p>552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3" table:style-name="ce4">
            <text:p>553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2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4" table:style-name="ce4">
            <text:p>554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1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5" table:style-name="ce4">
            <text:p>555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9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56" table:style-name="ce4">
            <text:p>556</text:p>
          </table:table-cell>
          <table:table-cell office:value-type="date" office:date-value="2023-08-15T00:00:00" table:style-name="ce5">
            <text:p>15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7" table:style-name="ce4">
            <text:p>557</text:p>
          </table:table-cell>
          <table:table-cell office:value-type="date" office:date-value="2023-08-16T00:00:00" table:style-name="ce5">
            <text:p>16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9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8" table:style-name="ce4">
            <text:p>558</text:p>
          </table:table-cell>
          <table:table-cell office:value-type="date" office:date-value="2023-08-16T00:00:00" table:style-name="ce5">
            <text:p>16.08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6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9" table:style-name="ce4">
            <text:p>559</text:p>
          </table:table-cell>
          <table:table-cell office:value-type="date" office:date-value="2023-08-16T00:00:00" table:style-name="ce5">
            <text:p>16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2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0" table:style-name="ce4">
            <text:p>560</text:p>
          </table:table-cell>
          <table:table-cell office:value-type="date" office:date-value="2023-08-16T00:00:00" table:style-name="ce5">
            <text:p>16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2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1" table:style-name="ce4">
            <text:p>561</text:p>
          </table:table-cell>
          <table:table-cell office:value-type="date" office:date-value="2023-08-16T00:00:00" table:style-name="ce5">
            <text:p>16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2" table:style-name="ce4">
            <text:p>562</text:p>
          </table:table-cell>
          <table:table-cell office:value-type="date" office:date-value="2023-08-16T00:00:00" table:style-name="ce5">
            <text:p>16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3" table:style-name="ce4">
            <text:p>563</text:p>
          </table:table-cell>
          <table:table-cell office:value-type="date" office:date-value="2023-08-16T00:00:00" table:style-name="ce5">
            <text:p>16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6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4" table:style-name="ce4">
            <text:p>564</text:p>
          </table:table-cell>
          <table:table-cell office:value-type="date" office:date-value="2023-08-16T00:00:00" table:style-name="ce5">
            <text:p>16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5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5" table:style-name="ce4">
            <text:p>565</text:p>
          </table:table-cell>
          <table:table-cell office:value-type="date" office:date-value="2023-08-16T00:00:00" table:style-name="ce5">
            <text:p>16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6" table:style-name="ce4">
            <text:p>566</text:p>
          </table:table-cell>
          <table:table-cell office:value-type="date" office:date-value="2023-08-16T00:00:00" table:style-name="ce5">
            <text:p>16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8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7" table:style-name="ce4">
            <text:p>567</text:p>
          </table:table-cell>
          <table:table-cell office:value-type="date" office:date-value="2023-08-16T00:00:00" table:style-name="ce5">
            <text:p>16.08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8" table:style-name="ce4">
            <text:p>568</text:p>
          </table:table-cell>
          <table:table-cell office:value-type="date" office:date-value="2023-08-16T00:00:00" table:style-name="ce5">
            <text:p>16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6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9" table:style-name="ce4">
            <text:p>569</text:p>
          </table:table-cell>
          <table:table-cell office:value-type="date" office:date-value="2023-08-16T00:00:00" table:style-name="ce5">
            <text:p>16.08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0" table:style-name="ce4">
            <text:p>570</text:p>
          </table:table-cell>
          <table:table-cell office:value-type="date" office:date-value="2023-08-16T00:00:00" table:style-name="ce5">
            <text:p>16.08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5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1" table:style-name="ce4">
            <text:p>571</text:p>
          </table:table-cell>
          <table:table-cell office:value-type="date" office:date-value="2023-08-16T00:00:00" table:style-name="ce5">
            <text:p>16.08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9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2" table:style-name="ce4">
            <text:p>572</text:p>
          </table:table-cell>
          <table:table-cell office:value-type="date" office:date-value="2023-08-16T00:00:00" table:style-name="ce5">
            <text:p>16.08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3" table:style-name="ce4">
            <text:p>573</text:p>
          </table:table-cell>
          <table:table-cell office:value-type="date" office:date-value="2023-08-16T00:00:00" table:style-name="ce5">
            <text:p>16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8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4" table:style-name="ce4">
            <text:p>574</text:p>
          </table:table-cell>
          <table:table-cell office:value-type="date" office:date-value="2023-08-16T00:00:00" table:style-name="ce5">
            <text:p>16.08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5" table:style-name="ce4">
            <text:p>575</text:p>
          </table:table-cell>
          <table:table-cell office:value-type="date" office:date-value="2023-08-16T00:00:00" table:style-name="ce5">
            <text:p>16.08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6" table:style-name="ce4">
            <text:p>576</text:p>
          </table:table-cell>
          <table:table-cell office:value-type="date" office:date-value="2023-08-16T00:00:00" table:style-name="ce5">
            <text:p>16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6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7" table:style-name="ce4">
            <text:p>577</text:p>
          </table:table-cell>
          <table:table-cell office:value-type="date" office:date-value="2023-08-16T00:00:00" table:style-name="ce5">
            <text:p>16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9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8" table:style-name="ce4">
            <text:p>578</text:p>
          </table:table-cell>
          <table:table-cell office:value-type="date" office:date-value="2023-08-16T00:00:00" table:style-name="ce5">
            <text:p>16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8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9" table:style-name="ce4">
            <text:p>579</text:p>
          </table:table-cell>
          <table:table-cell office:value-type="date" office:date-value="2023-08-16T00:00:00" table:style-name="ce5">
            <text:p>16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8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0" table:style-name="ce4">
            <text:p>580</text:p>
          </table:table-cell>
          <table:table-cell office:value-type="date" office:date-value="2023-08-16T00:00:00" table:style-name="ce5">
            <text:p>16.08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1" table:style-name="ce4">
            <text:p>581</text:p>
          </table:table-cell>
          <table:table-cell office:value-type="date" office:date-value="2023-08-16T00:00:00" table:style-name="ce5">
            <text:p>16.08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2" table:style-name="ce4">
            <text:p>582</text:p>
          </table:table-cell>
          <table:table-cell office:value-type="date" office:date-value="2023-08-16T00:00:00" table:style-name="ce5">
            <text:p>16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3" table:style-name="ce4">
            <text:p>583</text:p>
          </table:table-cell>
          <table:table-cell office:value-type="date" office:date-value="2023-08-16T00:00:00" table:style-name="ce5">
            <text:p>16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4" table:style-name="ce4">
            <text:p>584</text:p>
          </table:table-cell>
          <table:table-cell office:value-type="date" office:date-value="2023-08-16T00:00:00" table:style-name="ce5">
            <text:p>16.08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5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5" table:style-name="ce4">
            <text:p>585</text:p>
          </table:table-cell>
          <table:table-cell office:value-type="date" office:date-value="2023-08-16T00:00:00" table:style-name="ce5">
            <text:p>16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6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6" table:style-name="ce4">
            <text:p>586</text:p>
          </table:table-cell>
          <table:table-cell office:value-type="date" office:date-value="2023-08-16T00:00:00" table:style-name="ce5">
            <text:p>16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7" table:style-name="ce4">
            <text:p>587</text:p>
          </table:table-cell>
          <table:table-cell office:value-type="date" office:date-value="2023-08-16T00:00:00" table:style-name="ce5">
            <text:p>16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8" table:style-name="ce4">
            <text:p>588</text:p>
          </table:table-cell>
          <table:table-cell office:value-type="date" office:date-value="2023-08-16T00:00:00" table:style-name="ce5">
            <text:p>16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5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9" table:style-name="ce4">
            <text:p>589</text:p>
          </table:table-cell>
          <table:table-cell office:value-type="date" office:date-value="2023-08-16T00:00:00" table:style-name="ce5">
            <text:p>16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0" table:style-name="ce4">
            <text:p>590</text:p>
          </table:table-cell>
          <table:table-cell office:value-type="date" office:date-value="2023-08-16T00:00:00" table:style-name="ce5">
            <text:p>16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5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1" table:style-name="ce4">
            <text:p>591</text:p>
          </table:table-cell>
          <table:table-cell office:value-type="date" office:date-value="2023-08-16T00:00:00" table:style-name="ce5">
            <text:p>16.08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1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2" table:style-name="ce4">
            <text:p>592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3" table:style-name="ce4">
            <text:p>593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0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4" table:style-name="ce4">
            <text:p>594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5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5" table:style-name="ce4">
            <text:p>595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6" table:style-name="ce4">
            <text:p>596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7" table:style-name="ce4">
            <text:p>597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1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8" table:style-name="ce4">
            <text:p>598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2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9" table:style-name="ce4">
            <text:p>599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6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0" table:style-name="ce4">
            <text:p>600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1" table:style-name="ce4">
            <text:p>601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2" table:style-name="ce4">
            <text:p>602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3" table:style-name="ce4">
            <text:p>603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9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4" table:style-name="ce4">
            <text:p>604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5" table:style-name="ce4">
            <text:p>605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6" table:style-name="ce4">
            <text:p>606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7" table:style-name="ce4">
            <text:p>607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2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8" table:style-name="ce4">
            <text:p>608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9" table:style-name="ce4">
            <text:p>609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0" table:style-name="ce4">
            <text:p>610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1" table:style-name="ce4">
            <text:p>611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6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2" table:style-name="ce4">
            <text:p>612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3" table:style-name="ce4">
            <text:p>613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4" table:style-name="ce4">
            <text:p>614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1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5" table:style-name="ce4">
            <text:p>615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6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6" table:style-name="ce4">
            <text:p>616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7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7" table:style-name="ce4">
            <text:p>617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5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8" table:style-name="ce4">
            <text:p>618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9" table:style-name="ce4">
            <text:p>619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2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0" table:style-name="ce4">
            <text:p>620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1" table:style-name="ce4">
            <text:p>621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2" table:style-name="ce4">
            <text:p>622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0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3" table:style-name="ce4">
            <text:p>623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0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4" table:style-name="ce4">
            <text:p>624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5" table:style-name="ce4">
            <text:p>625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6" table:style-name="ce4">
            <text:p>626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5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7" table:style-name="ce4">
            <text:p>627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8" table:style-name="ce4">
            <text:p>628</text:p>
          </table:table-cell>
          <table:table-cell office:value-type="date" office:date-value="2023-08-17T00:00:00" table:style-name="ce5">
            <text:p>17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5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9" table:style-name="ce4">
            <text:p>629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0" table:style-name="ce4">
            <text:p>630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5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1" table:style-name="ce4">
            <text:p>631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9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2" table:style-name="ce4">
            <text:p>632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3" table:style-name="ce4">
            <text:p>633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6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4" table:style-name="ce4">
            <text:p>634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1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5" table:style-name="ce4">
            <text:p>635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6" table:style-name="ce4">
            <text:p>636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6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7" table:style-name="ce4">
            <text:p>637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8" table:style-name="ce4">
            <text:p>638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8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9" table:style-name="ce4">
            <text:p>639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8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0" table:style-name="ce4">
            <text:p>640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1" table:style-name="ce4">
            <text:p>641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0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2" table:style-name="ce4">
            <text:p>642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3" table:style-name="ce4">
            <text:p>643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1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4" table:style-name="ce4">
            <text:p>644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1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5" table:style-name="ce4">
            <text:p>645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6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6" table:style-name="ce4">
            <text:p>646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7" table:style-name="ce4">
            <text:p>647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1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8" table:style-name="ce4">
            <text:p>648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9" table:style-name="ce4">
            <text:p>649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5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0" table:style-name="ce4">
            <text:p>650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1" table:style-name="ce4">
            <text:p>651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2" table:style-name="ce4">
            <text:p>652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5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3" table:style-name="ce4">
            <text:p>653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9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4" table:style-name="ce4">
            <text:p>654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1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5" table:style-name="ce4">
            <text:p>655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0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6" table:style-name="ce4">
            <text:p>656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7" table:style-name="ce4">
            <text:p>657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5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8" table:style-name="ce4">
            <text:p>658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9" table:style-name="ce4">
            <text:p>659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2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0" table:style-name="ce4">
            <text:p>660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1" table:style-name="ce4">
            <text:p>661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2" table:style-name="ce4">
            <text:p>662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6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3" table:style-name="ce4">
            <text:p>663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4" table:style-name="ce4">
            <text:p>664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5" table:style-name="ce4">
            <text:p>665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0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6" table:style-name="ce4">
            <text:p>666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7" table:style-name="ce4">
            <text:p>667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8" table:style-name="ce4">
            <text:p>668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5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9" table:style-name="ce4">
            <text:p>669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5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0" table:style-name="ce4">
            <text:p>670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2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1" table:style-name="ce4">
            <text:p>671</text:p>
          </table:table-cell>
          <table:table-cell office:value-type="date" office:date-value="2023-08-18T00:00:00" table:style-name="ce5">
            <text:p>18.08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6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2" table:style-name="ce4">
            <text:p>672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6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3" table:style-name="ce4">
            <text:p>673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4" table:style-name="ce4">
            <text:p>674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5" table:style-name="ce4">
            <text:p>675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6" table:style-name="ce4">
            <text:p>676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6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7" table:style-name="ce4">
            <text:p>677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6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8" table:style-name="ce4">
            <text:p>678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9" table:style-name="ce4">
            <text:p>679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0" table:style-name="ce4">
            <text:p>680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9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1" table:style-name="ce4">
            <text:p>681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2" table:style-name="ce4">
            <text:p>682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3" table:style-name="ce4">
            <text:p>683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5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4" table:style-name="ce4">
            <text:p>684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5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5" table:style-name="ce4">
            <text:p>685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2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6" table:style-name="ce4">
            <text:p>686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6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7" table:style-name="ce4">
            <text:p>687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0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8" table:style-name="ce4">
            <text:p>688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9" table:style-name="ce4">
            <text:p>689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0" table:style-name="ce4">
            <text:p>690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8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1" table:style-name="ce4">
            <text:p>691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2" table:style-name="ce4">
            <text:p>692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2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3" table:style-name="ce4">
            <text:p>693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5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4" table:style-name="ce4">
            <text:p>694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5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5" table:style-name="ce4">
            <text:p>695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7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6" table:style-name="ce4">
            <text:p>696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6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7" table:style-name="ce4">
            <text:p>697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6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8" table:style-name="ce4">
            <text:p>698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9" table:style-name="ce4">
            <text:p>699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0" table:style-name="ce4">
            <text:p>700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1" table:style-name="ce4">
            <text:p>701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2" table:style-name="ce4">
            <text:p>702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5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3" table:style-name="ce4">
            <text:p>703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6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4" table:style-name="ce4">
            <text:p>704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8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5" table:style-name="ce4">
            <text:p>705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6" table:style-name="ce4">
            <text:p>706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7" table:style-name="ce4">
            <text:p>707</text:p>
          </table:table-cell>
          <table:table-cell office:value-type="date" office:date-value="2023-08-19T00:00:00" table:style-name="ce5">
            <text:p>19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5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8" table:style-name="ce4">
            <text:p>708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9" table:style-name="ce4">
            <text:p>709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0" table:style-name="ce4">
            <text:p>710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5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1" table:style-name="ce4">
            <text:p>711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2" table:style-name="ce4">
            <text:p>712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2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3" table:style-name="ce4">
            <text:p>713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7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4" table:style-name="ce4">
            <text:p>714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5" table:style-name="ce4">
            <text:p>715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5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6" table:style-name="ce4">
            <text:p>716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7" table:style-name="ce4">
            <text:p>717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6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8" table:style-name="ce4">
            <text:p>718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9" table:style-name="ce4">
            <text:p>719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0" table:style-name="ce4">
            <text:p>720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6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1" table:style-name="ce4">
            <text:p>721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6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2" table:style-name="ce4">
            <text:p>722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9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3" table:style-name="ce4">
            <text:p>723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4" table:style-name="ce4">
            <text:p>724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5" table:style-name="ce4">
            <text:p>725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6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6" table:style-name="ce4">
            <text:p>726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8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7" table:style-name="ce4">
            <text:p>727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8" table:style-name="ce4">
            <text:p>728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9" table:style-name="ce4">
            <text:p>729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8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0" table:style-name="ce4">
            <text:p>730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1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1" table:style-name="ce4">
            <text:p>731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8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2" table:style-name="ce4">
            <text:p>732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3" table:style-name="ce4">
            <text:p>733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4" table:style-name="ce4">
            <text:p>734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7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5" table:style-name="ce4">
            <text:p>735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1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6" table:style-name="ce4">
            <text:p>736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5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7" table:style-name="ce4">
            <text:p>737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6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8" table:style-name="ce4">
            <text:p>738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9" table:style-name="ce4">
            <text:p>739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0" table:style-name="ce4">
            <text:p>740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5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1" table:style-name="ce4">
            <text:p>741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5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2" table:style-name="ce4">
            <text:p>742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3" table:style-name="ce4">
            <text:p>743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4" table:style-name="ce4">
            <text:p>744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6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5" table:style-name="ce4">
            <text:p>745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6" table:style-name="ce4">
            <text:p>746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7" table:style-name="ce4">
            <text:p>747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8" table:style-name="ce4">
            <text:p>748</text:p>
          </table:table-cell>
          <table:table-cell office:value-type="date" office:date-value="2023-08-20T00:00:00" table:style-name="ce5">
            <text:p>20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1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9" table:style-name="ce4">
            <text:p>749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10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0" table:style-name="ce4">
            <text:p>750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1" table:style-name="ce4">
            <text:p>751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1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2" table:style-name="ce4">
            <text:p>752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5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3" table:style-name="ce4">
            <text:p>753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6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4" table:style-name="ce4">
            <text:p>754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7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5" table:style-name="ce4">
            <text:p>755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6" table:style-name="ce4">
            <text:p>756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6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7" table:style-name="ce4">
            <text:p>757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6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8" table:style-name="ce4">
            <text:p>758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7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9" table:style-name="ce4">
            <text:p>759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0" table:style-name="ce4">
            <text:p>760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1" table:style-name="ce4">
            <text:p>761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2" table:style-name="ce4">
            <text:p>762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0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3" table:style-name="ce4">
            <text:p>763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4" table:style-name="ce4">
            <text:p>764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2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5" table:style-name="ce4">
            <text:p>765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5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6" table:style-name="ce4">
            <text:p>766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7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7" table:style-name="ce4">
            <text:p>767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0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8" table:style-name="ce4">
            <text:p>768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9" table:style-name="ce4">
            <text:p>769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8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0" table:style-name="ce4">
            <text:p>770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1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1" table:style-name="ce4">
            <text:p>771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8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2" table:style-name="ce4">
            <text:p>772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3" table:style-name="ce4">
            <text:p>773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6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4" table:style-name="ce4">
            <text:p>774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1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75" table:style-name="ce4">
            <text:p>775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6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76" table:style-name="ce4">
            <text:p>776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7" table:style-name="ce4">
            <text:p>777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8" table:style-name="ce4">
            <text:p>778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9" table:style-name="ce4">
            <text:p>779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0" table:style-name="ce4">
            <text:p>780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9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1" table:style-name="ce4">
            <text:p>781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2" table:style-name="ce4">
            <text:p>782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3" table:style-name="ce4">
            <text:p>783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0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4" table:style-name="ce4">
            <text:p>784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6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5" table:style-name="ce4">
            <text:p>785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7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6" table:style-name="ce4">
            <text:p>786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2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7" table:style-name="ce4">
            <text:p>787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1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8" table:style-name="ce4">
            <text:p>788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9" table:style-name="ce4">
            <text:p>789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8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0" table:style-name="ce4">
            <text:p>790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6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1" table:style-name="ce4">
            <text:p>791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2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2" table:style-name="ce4">
            <text:p>792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6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3" table:style-name="ce4">
            <text:p>793</text:p>
          </table:table-cell>
          <table:table-cell office:value-type="date" office:date-value="2023-08-21T00:00:00" table:style-name="ce5">
            <text:p>21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6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4" table:style-name="ce4">
            <text:p>794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5" table:style-name="ce4">
            <text:p>795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6" table:style-name="ce4">
            <text:p>796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1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7" table:style-name="ce4">
            <text:p>797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8" table:style-name="ce4">
            <text:p>798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9" table:style-name="ce4">
            <text:p>799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7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0" table:style-name="ce4">
            <text:p>800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6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1" table:style-name="ce4">
            <text:p>801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2" table:style-name="ce4">
            <text:p>802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3" table:style-name="ce4">
            <text:p>803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9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4" table:style-name="ce4">
            <text:p>804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8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5" table:style-name="ce4">
            <text:p>805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6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6" table:style-name="ce4">
            <text:p>806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7" table:style-name="ce4">
            <text:p>807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8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8" table:style-name="ce4">
            <text:p>808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9" table:style-name="ce4">
            <text:p>809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0" table:style-name="ce4">
            <text:p>810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6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1" table:style-name="ce4">
            <text:p>811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8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2" table:style-name="ce4">
            <text:p>812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3" table:style-name="ce4">
            <text:p>813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4" table:style-name="ce4">
            <text:p>814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6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5" table:style-name="ce4">
            <text:p>815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5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6" table:style-name="ce4">
            <text:p>816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5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7" table:style-name="ce4">
            <text:p>817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5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8" table:style-name="ce4">
            <text:p>818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6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9" table:style-name="ce4">
            <text:p>819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1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0" table:style-name="ce4">
            <text:p>820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1" table:style-name="ce4">
            <text:p>821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8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2" table:style-name="ce4">
            <text:p>822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3" table:style-name="ce4">
            <text:p>823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4" table:style-name="ce4">
            <text:p>824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5" table:style-name="ce4">
            <text:p>825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6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6" table:style-name="ce4">
            <text:p>826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7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7" table:style-name="ce4">
            <text:p>827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8" table:style-name="ce4">
            <text:p>828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8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9" table:style-name="ce4">
            <text:p>829</text:p>
          </table:table-cell>
          <table:table-cell office:value-type="date" office:date-value="2023-08-22T00:00:00" table:style-name="ce5">
            <text:p>22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9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0" table:style-name="ce4">
            <text:p>830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1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1" table:style-name="ce4">
            <text:p>831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2" table:style-name="ce4">
            <text:p>832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5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3" table:style-name="ce4">
            <text:p>833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4" table:style-name="ce4">
            <text:p>834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6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5" table:style-name="ce4">
            <text:p>835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6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6" table:style-name="ce4">
            <text:p>836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6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7" table:style-name="ce4">
            <text:p>837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8" table:style-name="ce4">
            <text:p>838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9" table:style-name="ce4">
            <text:p>839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0" table:style-name="ce4">
            <text:p>840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4" table:visibility="filter">
          <table:table-cell office:value-type="float" office:value="841" table:style-name="ce4">
            <text:p>841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4" table:visibility="filter">
          <table:table-cell office:value-type="float" office:value="842" table:style-name="ce4">
            <text:p>842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3" table:style-name="ce4">
            <text:p>843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4" table:style-name="ce4">
            <text:p>844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0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5" table:style-name="ce4">
            <text:p>845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2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6" table:style-name="ce4">
            <text:p>846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7" table:style-name="ce4">
            <text:p>847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8" table:style-name="ce4">
            <text:p>848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6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9" table:style-name="ce4">
            <text:p>849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0" table:style-name="ce4">
            <text:p>850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8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1" table:style-name="ce4">
            <text:p>851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6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2" table:style-name="ce4">
            <text:p>852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10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3" table:style-name="ce4">
            <text:p>853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7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4" table:style-name="ce4">
            <text:p>854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0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5" table:style-name="ce4">
            <text:p>855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6" table:style-name="ce4">
            <text:p>856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6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7" table:style-name="ce4">
            <text:p>857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5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8" table:style-name="ce4">
            <text:p>858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9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9" table:style-name="ce4">
            <text:p>859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1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0" table:style-name="ce4">
            <text:p>860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6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1" table:style-name="ce4">
            <text:p>861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6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2" table:style-name="ce4">
            <text:p>862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8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3" table:style-name="ce4">
            <text:p>863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7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4" table:style-name="ce4">
            <text:p>864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5" table:style-name="ce4">
            <text:p>865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6" table:style-name="ce4">
            <text:p>866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7" table:style-name="ce4">
            <text:p>867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8" table:style-name="ce4">
            <text:p>868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9" table:style-name="ce4">
            <text:p>869</text:p>
          </table:table-cell>
          <table:table-cell office:value-type="date" office:date-value="2023-08-23T00:00:00" table:style-name="ce5">
            <text:p>23.08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2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0" table:style-name="ce4">
            <text:p>870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1" table:style-name="ce4">
            <text:p>871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2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2" table:style-name="ce4">
            <text:p>872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8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3" table:style-name="ce4">
            <text:p>873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4" table:style-name="ce4">
            <text:p>874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0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5" table:style-name="ce4">
            <text:p>875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6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6" table:style-name="ce4">
            <text:p>876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7" table:style-name="ce4">
            <text:p>877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9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8" table:style-name="ce4">
            <text:p>878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5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9" table:style-name="ce4">
            <text:p>879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7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0" table:style-name="ce4">
            <text:p>880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6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1" table:style-name="ce4">
            <text:p>881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2" table:style-name="ce4">
            <text:p>882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3" table:style-name="ce4">
            <text:p>883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2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4" table:style-name="ce4">
            <text:p>884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0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5" table:style-name="ce4">
            <text:p>885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6" table:style-name="ce4">
            <text:p>886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7" table:style-name="ce4">
            <text:p>887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8" table:style-name="ce4">
            <text:p>888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8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9" table:style-name="ce4">
            <text:p>889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6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0" table:style-name="ce4">
            <text:p>890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1" table:style-name="ce4">
            <text:p>891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5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2" table:style-name="ce4">
            <text:p>892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8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3" table:style-name="ce4">
            <text:p>893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8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4" table:style-name="ce4">
            <text:p>894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5" table:style-name="ce4">
            <text:p>895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6" table:style-name="ce4">
            <text:p>896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6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7" table:style-name="ce4">
            <text:p>897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7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8" table:style-name="ce4">
            <text:p>898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7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9" table:style-name="ce4">
            <text:p>899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0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0" table:style-name="ce4">
            <text:p>900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1" table:style-name="ce4">
            <text:p>901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2" table:style-name="ce4">
            <text:p>902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3" table:style-name="ce4">
            <text:p>903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6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4" table:style-name="ce4">
            <text:p>904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2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5" table:style-name="ce4">
            <text:p>905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6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6" table:style-name="ce4">
            <text:p>906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8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7" table:style-name="ce4">
            <text:p>907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8" table:style-name="ce4">
            <text:p>908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6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9" table:style-name="ce4">
            <text:p>909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8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0" table:style-name="ce4">
            <text:p>910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5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1" table:style-name="ce4">
            <text:p>911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5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2" table:style-name="ce4">
            <text:p>912</text:p>
          </table:table-cell>
          <table:table-cell office:value-type="date" office:date-value="2023-08-24T00:00:00" table:style-name="ce5">
            <text:p>24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8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3" table:style-name="ce4">
            <text:p>913</text:p>
          </table:table-cell>
          <table:table-cell office:value-type="date" office:date-value="2023-08-25T00:00:00" table:style-name="ce5">
            <text:p>25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8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4" table:style-name="ce4">
            <text:p>914</text:p>
          </table:table-cell>
          <table:table-cell office:value-type="date" office:date-value="2023-08-25T00:00:00" table:style-name="ce5">
            <text:p>25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0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5" table:style-name="ce4">
            <text:p>915</text:p>
          </table:table-cell>
          <table:table-cell office:value-type="date" office:date-value="2023-08-25T00:00:00" table:style-name="ce5">
            <text:p>25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0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6" table:style-name="ce4">
            <text:p>916</text:p>
          </table:table-cell>
          <table:table-cell office:value-type="date" office:date-value="2023-08-25T00:00:00" table:style-name="ce5">
            <text:p>25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7" table:style-name="ce4">
            <text:p>917</text:p>
          </table:table-cell>
          <table:table-cell office:value-type="date" office:date-value="2023-08-25T00:00:00" table:style-name="ce5">
            <text:p>25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1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8" table:style-name="ce4">
            <text:p>918</text:p>
          </table:table-cell>
          <table:table-cell office:value-type="date" office:date-value="2023-08-25T00:00:00" table:style-name="ce5">
            <text:p>25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1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9" table:style-name="ce4">
            <text:p>919</text:p>
          </table:table-cell>
          <table:table-cell office:value-type="date" office:date-value="2023-08-25T00:00:00" table:style-name="ce5">
            <text:p>25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0" table:style-name="ce4">
            <text:p>920</text:p>
          </table:table-cell>
          <table:table-cell office:value-type="date" office:date-value="2023-08-25T00:00:00" table:style-name="ce5">
            <text:p>25.08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6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1" table:style-name="ce4">
            <text:p>921</text:p>
          </table:table-cell>
          <table:table-cell office:value-type="date" office:date-value="2023-08-25T00:00:00" table:style-name="ce5">
            <text:p>25.08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2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2" table:style-name="ce4">
            <text:p>922</text:p>
          </table:table-cell>
          <table:table-cell office:value-type="date" office:date-value="2023-08-25T00:00:00" table:style-name="ce5">
            <text:p>25.08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3" table:style-name="ce4">
            <text:p>923</text:p>
          </table:table-cell>
          <table:table-cell office:value-type="date" office:date-value="2023-08-25T00:00:00" table:style-name="ce5">
            <text:p>25.08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8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4" table:style-name="ce4">
            <text:p>924</text:p>
          </table:table-cell>
          <table:table-cell office:value-type="date" office:date-value="2023-08-25T00:00:00" table:style-name="ce5">
            <text:p>25.08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6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5" table:style-name="ce4">
            <text:p>925</text:p>
          </table:table-cell>
          <table:table-cell office:value-type="date" office:date-value="2023-08-25T00:00:00" table:style-name="ce5">
            <text:p>25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6" table:style-name="ce4">
            <text:p>926</text:p>
          </table:table-cell>
          <table:table-cell office:value-type="date" office:date-value="2023-08-25T00:00:00" table:style-name="ce5">
            <text:p>25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7" table:style-name="ce4">
            <text:p>927</text:p>
          </table:table-cell>
          <table:table-cell office:value-type="date" office:date-value="2023-08-25T00:00:00" table:style-name="ce5">
            <text:p>25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8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8" table:style-name="ce4">
            <text:p>928</text:p>
          </table:table-cell>
          <table:table-cell office:value-type="date" office:date-value="2023-08-25T00:00:00" table:style-name="ce5">
            <text:p>25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1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9" table:style-name="ce4">
            <text:p>929</text:p>
          </table:table-cell>
          <table:table-cell office:value-type="date" office:date-value="2023-08-25T00:00:00" table:style-name="ce5">
            <text:p>25.08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0" table:style-name="ce4">
            <text:p>930</text:p>
          </table:table-cell>
          <table:table-cell office:value-type="date" office:date-value="2023-08-25T00:00:00" table:style-name="ce5">
            <text:p>25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2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1" table:style-name="ce4">
            <text:p>931</text:p>
          </table:table-cell>
          <table:table-cell office:value-type="date" office:date-value="2023-08-25T00:00:00" table:style-name="ce5">
            <text:p>25.08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1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2" table:style-name="ce4">
            <text:p>932</text:p>
          </table:table-cell>
          <table:table-cell office:value-type="date" office:date-value="2023-08-25T00:00:00" table:style-name="ce5">
            <text:p>25.08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4" table:visibility="filter">
          <table:table-cell office:value-type="float" office:value="933" table:style-name="ce4">
            <text:p>933</text:p>
          </table:table-cell>
          <table:table-cell office:value-type="date" office:date-value="2023-08-25T00:00:00" table:style-name="ce5">
            <text:p>25.08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9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4" table:visibility="filter">
          <table:table-cell office:value-type="float" office:value="934" table:style-name="ce4">
            <text:p>934</text:p>
          </table:table-cell>
          <table:table-cell office:value-type="date" office:date-value="2023-08-25T00:00:00" table:style-name="ce5">
            <text:p>25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5" table:style-name="ce4">
            <text:p>935</text:p>
          </table:table-cell>
          <table:table-cell office:value-type="date" office:date-value="2023-08-25T00:00:00" table:style-name="ce5">
            <text:p>25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7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6" table:style-name="ce4">
            <text:p>936</text:p>
          </table:table-cell>
          <table:table-cell office:value-type="date" office:date-value="2023-08-25T00:00:00" table:style-name="ce5">
            <text:p>25.08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7" table:style-name="ce4">
            <text:p>937</text:p>
          </table:table-cell>
          <table:table-cell office:value-type="date" office:date-value="2023-08-25T00:00:00" table:style-name="ce5">
            <text:p>25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5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8" table:style-name="ce4">
            <text:p>938</text:p>
          </table:table-cell>
          <table:table-cell office:value-type="date" office:date-value="2023-08-25T00:00:00" table:style-name="ce5">
            <text:p>25.08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1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9" table:style-name="ce4">
            <text:p>939</text:p>
          </table:table-cell>
          <table:table-cell office:value-type="date" office:date-value="2023-08-25T00:00:00" table:style-name="ce5">
            <text:p>25.08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0" table:style-name="ce4">
            <text:p>940</text:p>
          </table:table-cell>
          <table:table-cell office:value-type="date" office:date-value="2023-08-25T00:00:00" table:style-name="ce5">
            <text:p>25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1" table:style-name="ce4">
            <text:p>941</text:p>
          </table:table-cell>
          <table:table-cell office:value-type="date" office:date-value="2023-08-25T00:00:00" table:style-name="ce5">
            <text:p>25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7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2" table:style-name="ce4">
            <text:p>942</text:p>
          </table:table-cell>
          <table:table-cell office:value-type="date" office:date-value="2023-08-25T00:00:00" table:style-name="ce5">
            <text:p>25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9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3" table:style-name="ce4">
            <text:p>943</text:p>
          </table:table-cell>
          <table:table-cell office:value-type="date" office:date-value="2023-08-25T00:00:00" table:style-name="ce5">
            <text:p>25.08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4" table:style-name="ce4">
            <text:p>944</text:p>
          </table:table-cell>
          <table:table-cell office:value-type="date" office:date-value="2023-08-25T00:00:00" table:style-name="ce5">
            <text:p>25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5" table:style-name="ce4">
            <text:p>945</text:p>
          </table:table-cell>
          <table:table-cell office:value-type="date" office:date-value="2023-08-25T00:00:00" table:style-name="ce5">
            <text:p>25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7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6" table:style-name="ce4">
            <text:p>946</text:p>
          </table:table-cell>
          <table:table-cell office:value-type="date" office:date-value="2023-08-25T00:00:00" table:style-name="ce5">
            <text:p>25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0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7" table:style-name="ce4">
            <text:p>947</text:p>
          </table:table-cell>
          <table:table-cell office:value-type="date" office:date-value="2023-08-26T00:00:00" table:style-name="ce5">
            <text:p>26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6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8" table:style-name="ce4">
            <text:p>948</text:p>
          </table:table-cell>
          <table:table-cell office:value-type="date" office:date-value="2023-08-26T00:00:00" table:style-name="ce5">
            <text:p>26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9" table:style-name="ce4">
            <text:p>949</text:p>
          </table:table-cell>
          <table:table-cell office:value-type="date" office:date-value="2023-08-26T00:00:00" table:style-name="ce5">
            <text:p>26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6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0" table:style-name="ce4">
            <text:p>950</text:p>
          </table:table-cell>
          <table:table-cell office:value-type="date" office:date-value="2023-08-26T00:00:00" table:style-name="ce5">
            <text:p>26.08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1" table:style-name="ce4">
            <text:p>951</text:p>
          </table:table-cell>
          <table:table-cell office:value-type="date" office:date-value="2023-08-26T00:00:00" table:style-name="ce5">
            <text:p>26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2" table:style-name="ce4">
            <text:p>952</text:p>
          </table:table-cell>
          <table:table-cell office:value-type="date" office:date-value="2023-08-26T00:00:00" table:style-name="ce5">
            <text:p>26.08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1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3" table:style-name="ce4">
            <text:p>953</text:p>
          </table:table-cell>
          <table:table-cell office:value-type="date" office:date-value="2023-08-26T00:00:00" table:style-name="ce5">
            <text:p>26.08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8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4" table:style-name="ce4">
            <text:p>954</text:p>
          </table:table-cell>
          <table:table-cell office:value-type="date" office:date-value="2023-08-26T00:00:00" table:style-name="ce5">
            <text:p>26.08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0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5" table:style-name="ce4">
            <text:p>955</text:p>
          </table:table-cell>
          <table:table-cell office:value-type="date" office:date-value="2023-08-26T00:00:00" table:style-name="ce5">
            <text:p>26.08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6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6" table:style-name="ce4">
            <text:p>956</text:p>
          </table:table-cell>
          <table:table-cell office:value-type="date" office:date-value="2023-08-26T00:00:00" table:style-name="ce5">
            <text:p>26.08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7" table:style-name="ce4">
            <text:p>957</text:p>
          </table:table-cell>
          <table:table-cell office:value-type="date" office:date-value="2023-08-26T00:00:00" table:style-name="ce5">
            <text:p>26.08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9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8" table:style-name="ce4">
            <text:p>958</text:p>
          </table:table-cell>
          <table:table-cell office:value-type="date" office:date-value="2023-08-26T00:00:00" table:style-name="ce5">
            <text:p>26.08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9" table:style-name="ce4">
            <text:p>959</text:p>
          </table:table-cell>
          <table:table-cell office:value-type="date" office:date-value="2023-08-26T00:00:00" table:style-name="ce5">
            <text:p>26.08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0" table:style-name="ce4">
            <text:p>960</text:p>
          </table:table-cell>
          <table:table-cell office:value-type="date" office:date-value="2023-08-26T00:00:00" table:style-name="ce5">
            <text:p>26.08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2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1" table:style-name="ce4">
            <text:p>961</text:p>
          </table:table-cell>
          <table:table-cell office:value-type="date" office:date-value="2023-08-26T00:00:00" table:style-name="ce5">
            <text:p>26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2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2" table:style-name="ce4">
            <text:p>962</text:p>
          </table:table-cell>
          <table:table-cell office:value-type="date" office:date-value="2023-08-26T00:00:00" table:style-name="ce5">
            <text:p>26.08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3" table:style-name="ce4">
            <text:p>963</text:p>
          </table:table-cell>
          <table:table-cell office:value-type="date" office:date-value="2023-08-26T00:00:00" table:style-name="ce5">
            <text:p>26.08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0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4" table:style-name="ce4">
            <text:p>964</text:p>
          </table:table-cell>
          <table:table-cell office:value-type="date" office:date-value="2023-08-26T00:00:00" table:style-name="ce5">
            <text:p>26.08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5" table:style-name="ce4">
            <text:p>965</text:p>
          </table:table-cell>
          <table:table-cell office:value-type="date" office:date-value="2023-08-26T00:00:00" table:style-name="ce5">
            <text:p>26.08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6" table:style-name="ce4">
            <text:p>966</text:p>
          </table:table-cell>
          <table:table-cell office:value-type="date" office:date-value="2023-08-26T00:00:00" table:style-name="ce5">
            <text:p>26.08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0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7" table:style-name="ce4">
            <text:p>967</text:p>
          </table:table-cell>
          <table:table-cell office:value-type="date" office:date-value="2023-08-26T00:00:00" table:style-name="ce5">
            <text:p>26.08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0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8" table:style-name="ce4">
            <text:p>968</text:p>
          </table:table-cell>
          <table:table-cell office:value-type="date" office:date-value="2023-08-26T00:00:00" table:style-name="ce5">
            <text:p>26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5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9" table:style-name="ce4">
            <text:p>969</text:p>
          </table:table-cell>
          <table:table-cell office:value-type="date" office:date-value="2023-08-26T00:00:00" table:style-name="ce5">
            <text:p>26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1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0" table:style-name="ce4">
            <text:p>970</text:p>
          </table:table-cell>
          <table:table-cell office:value-type="date" office:date-value="2023-08-26T00:00:00" table:style-name="ce5">
            <text:p>26.08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5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1" table:style-name="ce4">
            <text:p>971</text:p>
          </table:table-cell>
          <table:table-cell office:value-type="date" office:date-value="2023-08-26T00:00:00" table:style-name="ce5">
            <text:p>26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5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2" table:style-name="ce4">
            <text:p>972</text:p>
          </table:table-cell>
          <table:table-cell office:value-type="date" office:date-value="2023-08-26T00:00:00" table:style-name="ce5">
            <text:p>26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2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3" table:style-name="ce4">
            <text:p>973</text:p>
          </table:table-cell>
          <table:table-cell office:value-type="date" office:date-value="2023-08-26T00:00:00" table:style-name="ce5">
            <text:p>26.08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6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4" table:style-name="ce4">
            <text:p>974</text:p>
          </table:table-cell>
          <table:table-cell office:value-type="date" office:date-value="2023-08-26T00:00:00" table:style-name="ce5">
            <text:p>26.08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6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5" table:style-name="ce4">
            <text:p>975</text:p>
          </table:table-cell>
          <table:table-cell office:value-type="date" office:date-value="2023-08-26T00:00:00" table:style-name="ce5">
            <text:p>26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1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6" table:style-name="ce4">
            <text:p>976</text:p>
          </table:table-cell>
          <table:table-cell office:value-type="date" office:date-value="2023-08-26T00:00:00" table:style-name="ce5">
            <text:p>26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0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7" table:style-name="ce4">
            <text:p>977</text:p>
          </table:table-cell>
          <table:table-cell office:value-type="date" office:date-value="2023-08-26T00:00:00" table:style-name="ce5">
            <text:p>26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5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8" table:style-name="ce4">
            <text:p>978</text:p>
          </table:table-cell>
          <table:table-cell office:value-type="date" office:date-value="2023-08-26T00:00:00" table:style-name="ce5">
            <text:p>26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9" table:style-name="ce4">
            <text:p>979</text:p>
          </table:table-cell>
          <table:table-cell office:value-type="date" office:date-value="2023-08-26T00:00:00" table:style-name="ce5">
            <text:p>26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0" table:style-name="ce4">
            <text:p>980</text:p>
          </table:table-cell>
          <table:table-cell office:value-type="date" office:date-value="2023-08-26T00:00:00" table:style-name="ce5">
            <text:p>26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5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1" table:style-name="ce4">
            <text:p>981</text:p>
          </table:table-cell>
          <table:table-cell office:value-type="date" office:date-value="2023-08-26T00:00:00" table:style-name="ce5">
            <text:p>26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7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2" table:style-name="ce4">
            <text:p>982</text:p>
          </table:table-cell>
          <table:table-cell office:value-type="date" office:date-value="2023-08-27T00:00:00" table:style-name="ce5">
            <text:p>27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8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3" table:style-name="ce4">
            <text:p>983</text:p>
          </table:table-cell>
          <table:table-cell office:value-type="date" office:date-value="2023-08-27T00:00:00" table:style-name="ce5">
            <text:p>27.08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1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4" table:style-name="ce4">
            <text:p>984</text:p>
          </table:table-cell>
          <table:table-cell office:value-type="date" office:date-value="2023-08-27T00:00:00" table:style-name="ce5">
            <text:p>27.08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6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5" table:style-name="ce4">
            <text:p>985</text:p>
          </table:table-cell>
          <table:table-cell office:value-type="date" office:date-value="2023-08-27T00:00:00" table:style-name="ce5">
            <text:p>27.08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7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6" table:style-name="ce4">
            <text:p>986</text:p>
          </table:table-cell>
          <table:table-cell office:value-type="date" office:date-value="2023-08-27T00:00:00" table:style-name="ce5">
            <text:p>27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7" table:style-name="ce4">
            <text:p>987</text:p>
          </table:table-cell>
          <table:table-cell office:value-type="date" office:date-value="2023-08-27T00:00:00" table:style-name="ce5">
            <text:p>27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6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8" table:style-name="ce4">
            <text:p>988</text:p>
          </table:table-cell>
          <table:table-cell office:value-type="date" office:date-value="2023-08-27T00:00:00" table:style-name="ce5">
            <text:p>27.08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9" table:style-name="ce4">
            <text:p>989</text:p>
          </table:table-cell>
          <table:table-cell office:value-type="date" office:date-value="2023-08-27T00:00:00" table:style-name="ce5">
            <text:p>27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6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0" table:style-name="ce4">
            <text:p>990</text:p>
          </table:table-cell>
          <table:table-cell office:value-type="date" office:date-value="2023-08-27T00:00:00" table:style-name="ce5">
            <text:p>27.08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0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1" table:style-name="ce4">
            <text:p>991</text:p>
          </table:table-cell>
          <table:table-cell office:value-type="date" office:date-value="2023-08-27T00:00:00" table:style-name="ce5">
            <text:p>27.08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2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2" table:style-name="ce4">
            <text:p>992</text:p>
          </table:table-cell>
          <table:table-cell office:value-type="date" office:date-value="2023-08-27T00:00:00" table:style-name="ce5">
            <text:p>27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1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3" table:style-name="ce4">
            <text:p>993</text:p>
          </table:table-cell>
          <table:table-cell office:value-type="date" office:date-value="2023-08-27T00:00:00" table:style-name="ce5">
            <text:p>27.08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0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4" table:style-name="ce4">
            <text:p>994</text:p>
          </table:table-cell>
          <table:table-cell office:value-type="date" office:date-value="2023-08-27T00:00:00" table:style-name="ce5">
            <text:p>27.08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2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5" table:style-name="ce4">
            <text:p>995</text:p>
          </table:table-cell>
          <table:table-cell office:value-type="date" office:date-value="2023-08-27T00:00:00" table:style-name="ce5">
            <text:p>27.08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5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6" table:style-name="ce4">
            <text:p>996</text:p>
          </table:table-cell>
          <table:table-cell office:value-type="date" office:date-value="2023-08-27T00:00:00" table:style-name="ce5">
            <text:p>27.08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7" table:style-name="ce4">
            <text:p>997</text:p>
          </table:table-cell>
          <table:table-cell office:value-type="date" office:date-value="2023-08-27T00:00:00" table:style-name="ce5">
            <text:p>27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2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8" table:style-name="ce4">
            <text:p>998</text:p>
          </table:table-cell>
          <table:table-cell office:value-type="date" office:date-value="2023-08-27T00:00:00" table:style-name="ce5">
            <text:p>27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9" table:style-name="ce4">
            <text:p>999</text:p>
          </table:table-cell>
          <table:table-cell office:value-type="date" office:date-value="2023-08-27T00:00:00" table:style-name="ce5">
            <text:p>27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6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0" table:style-name="ce4">
            <text:p>1000</text:p>
          </table:table-cell>
          <table:table-cell office:value-type="date" office:date-value="2023-08-27T00:00:00" table:style-name="ce5">
            <text:p>27.08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8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1" table:style-name="ce4">
            <text:p>1001</text:p>
          </table:table-cell>
          <table:table-cell office:value-type="date" office:date-value="2023-08-27T00:00:00" table:style-name="ce5">
            <text:p>27.08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1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2" table:style-name="ce4">
            <text:p>1002</text:p>
          </table:table-cell>
          <table:table-cell office:value-type="date" office:date-value="2023-08-27T00:00:00" table:style-name="ce5">
            <text:p>27.08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7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3" table:style-name="ce4">
            <text:p>1003</text:p>
          </table:table-cell>
          <table:table-cell office:value-type="date" office:date-value="2023-08-27T00:00:00" table:style-name="ce5">
            <text:p>27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4" table:style-name="ce4">
            <text:p>1004</text:p>
          </table:table-cell>
          <table:table-cell office:value-type="date" office:date-value="2023-08-27T00:00:00" table:style-name="ce5">
            <text:p>27.08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9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5" table:style-name="ce4">
            <text:p>1005</text:p>
          </table:table-cell>
          <table:table-cell office:value-type="date" office:date-value="2023-08-27T00:00:00" table:style-name="ce5">
            <text:p>27.08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6" table:style-name="ce4">
            <text:p>1006</text:p>
          </table:table-cell>
          <table:table-cell office:value-type="date" office:date-value="2023-08-27T00:00:00" table:style-name="ce5">
            <text:p>27.08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5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7" table:style-name="ce4">
            <text:p>1007</text:p>
          </table:table-cell>
          <table:table-cell office:value-type="date" office:date-value="2023-08-27T00:00:00" table:style-name="ce5">
            <text:p>27.08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8" table:style-name="ce4">
            <text:p>1008</text:p>
          </table:table-cell>
          <table:table-cell office:value-type="date" office:date-value="2023-08-27T00:00:00" table:style-name="ce5">
            <text:p>27.08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9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9" table:style-name="ce4">
            <text:p>1009</text:p>
          </table:table-cell>
          <table:table-cell office:value-type="date" office:date-value="2023-08-27T00:00:00" table:style-name="ce5">
            <text:p>27.08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7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0" table:style-name="ce4">
            <text:p>1010</text:p>
          </table:table-cell>
          <table:table-cell office:value-type="date" office:date-value="2023-08-27T00:00:00" table:style-name="ce5">
            <text:p>27.08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1" table:style-name="ce4">
            <text:p>1011</text:p>
          </table:table-cell>
          <table:table-cell office:value-type="date" office:date-value="2023-08-27T00:00:00" table:style-name="ce5">
            <text:p>27.08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2" table:style-name="ce4">
            <text:p>1012</text:p>
          </table:table-cell>
          <table:table-cell office:value-type="date" office:date-value="2023-08-27T00:00:00" table:style-name="ce5">
            <text:p>27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3" table:style-name="ce4">
            <text:p>1013</text:p>
          </table:table-cell>
          <table:table-cell office:value-type="date" office:date-value="2023-08-27T00:00:00" table:style-name="ce5">
            <text:p>27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4" table:style-name="ce4">
            <text:p>1014</text:p>
          </table:table-cell>
          <table:table-cell office:value-type="date" office:date-value="2023-08-27T00:00:00" table:style-name="ce5">
            <text:p>27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5" table:style-name="ce4">
            <text:p>1015</text:p>
          </table:table-cell>
          <table:table-cell office:value-type="date" office:date-value="2023-08-27T00:00:00" table:style-name="ce5">
            <text:p>27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6" table:style-name="ce4">
            <text:p>1016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7" table:style-name="ce4">
            <text:p>1017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8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8" table:style-name="ce4">
            <text:p>1018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0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9" table:style-name="ce4">
            <text:p>1019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0" table:style-name="ce4">
            <text:p>1020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5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1" table:style-name="ce4">
            <text:p>1021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2" table:style-name="ce4">
            <text:p>1022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3" table:style-name="ce4">
            <text:p>1023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4" table:style-name="ce4">
            <text:p>1024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5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5" table:style-name="ce4">
            <text:p>1025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6" table:style-name="ce4">
            <text:p>1026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9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7" table:style-name="ce4">
            <text:p>1027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8" table:style-name="ce4">
            <text:p>1028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5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9" table:style-name="ce4">
            <text:p>1029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2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0" table:style-name="ce4">
            <text:p>1030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9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1" table:style-name="ce4">
            <text:p>1031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2" table:style-name="ce4">
            <text:p>1032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0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3" table:style-name="ce4">
            <text:p>1033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6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4" table:style-name="ce4">
            <text:p>1034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5" table:style-name="ce4">
            <text:p>1035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6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6" table:style-name="ce4">
            <text:p>1036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7" table:style-name="ce4">
            <text:p>1037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8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8" table:style-name="ce4">
            <text:p>1038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8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9" table:style-name="ce4">
            <text:p>1039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0" table:style-name="ce4">
            <text:p>1040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2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1" table:style-name="ce4">
            <text:p>1041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8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2" table:style-name="ce4">
            <text:p>1042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1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3" table:style-name="ce4">
            <text:p>1043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6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4" table:style-name="ce4">
            <text:p>1044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5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5" table:style-name="ce4">
            <text:p>1045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6" table:style-name="ce4">
            <text:p>1046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7" table:style-name="ce4">
            <text:p>1047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6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8" table:style-name="ce4">
            <text:p>1048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2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9" table:style-name="ce4">
            <text:p>1049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50" table:style-name="ce4">
            <text:p>1050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51" table:style-name="ce4">
            <text:p>1051</text:p>
          </table:table-cell>
          <table:table-cell office:value-type="date" office:date-value="2023-08-28T00:00:00" table:style-name="ce5">
            <text:p>28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52" table:style-name="ce4">
            <text:p>1052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7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53" table:style-name="ce4">
            <text:p>1053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7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54" table:style-name="ce4">
            <text:p>1054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0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55" table:style-name="ce4">
            <text:p>1055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56" table:style-name="ce4">
            <text:p>1056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57" table:style-name="ce4">
            <text:p>1057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7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5" table:visibility="filter">
          <table:table-cell office:value-type="float" office:value="1058" table:style-name="ce4">
            <text:p>1058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9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5" table:visibility="filter">
          <table:table-cell office:value-type="float" office:value="1059" table:style-name="ce4">
            <text:p>1059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0" table:style-name="ce4">
            <text:p>1060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1" table:style-name="ce4">
            <text:p>1061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2" table:style-name="ce4">
            <text:p>1062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7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3" table:style-name="ce4">
            <text:p>1063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9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4" table:style-name="ce4">
            <text:p>1064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5" table:style-name="ce4">
            <text:p>1065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1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6" table:style-name="ce4">
            <text:p>1066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7" table:style-name="ce4">
            <text:p>1067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8" table:style-name="ce4">
            <text:p>1068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5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9" table:style-name="ce4">
            <text:p>1069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2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0" table:style-name="ce4">
            <text:p>1070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7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1" table:style-name="ce4">
            <text:p>1071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5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2" table:style-name="ce4">
            <text:p>1072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6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3" table:style-name="ce4">
            <text:p>1073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7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4" table:style-name="ce4">
            <text:p>1074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5" table:style-name="ce4">
            <text:p>1075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6" table:style-name="ce4">
            <text:p>1076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9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7" table:style-name="ce4">
            <text:p>1077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5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8" table:style-name="ce4">
            <text:p>1078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9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9" table:style-name="ce4">
            <text:p>1079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0" table:style-name="ce4">
            <text:p>1080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6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1" table:style-name="ce4">
            <text:p>1081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2" table:style-name="ce4">
            <text:p>1082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3" table:style-name="ce4">
            <text:p>1083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5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4" table:style-name="ce4">
            <text:p>1084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6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5" table:style-name="ce4">
            <text:p>1085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0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6" table:style-name="ce4">
            <text:p>1086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2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7" table:style-name="ce4">
            <text:p>1087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8" table:style-name="ce4">
            <text:p>1088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9" table:style-name="ce4">
            <text:p>1089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0" table:style-name="ce4">
            <text:p>1090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1" table:style-name="ce4">
            <text:p>1091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5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2" table:style-name="ce4">
            <text:p>1092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2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3" table:style-name="ce4">
            <text:p>1093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2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4" table:style-name="ce4">
            <text:p>1094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5" table:style-name="ce4">
            <text:p>1095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2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6" table:style-name="ce4">
            <text:p>1096</text:p>
          </table:table-cell>
          <table:table-cell office:value-type="date" office:date-value="2023-08-29T00:00:00" table:style-name="ce5">
            <text:p>29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2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7" table:style-name="ce4">
            <text:p>1097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8" table:style-name="ce4">
            <text:p>1098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9" table:style-name="ce4">
            <text:p>1099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0" table:style-name="ce4">
            <text:p>1100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1" table:style-name="ce4">
            <text:p>1101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9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2" table:style-name="ce4">
            <text:p>1102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2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3" table:style-name="ce4">
            <text:p>1103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7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4" table:style-name="ce4">
            <text:p>1104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5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5" table:style-name="ce4">
            <text:p>1105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6" table:style-name="ce4">
            <text:p>1106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7" table:style-name="ce4">
            <text:p>1107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0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8" table:style-name="ce4">
            <text:p>1108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6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9" table:style-name="ce4">
            <text:p>1109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9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0" table:style-name="ce4">
            <text:p>1110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8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1" table:style-name="ce4">
            <text:p>1111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7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2" table:style-name="ce4">
            <text:p>1112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6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3" table:style-name="ce4">
            <text:p>1113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5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4" table:style-name="ce4">
            <text:p>1114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9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5" table:style-name="ce4">
            <text:p>1115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7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6" table:style-name="ce4">
            <text:p>1116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7" table:style-name="ce4">
            <text:p>1117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8" table:style-name="ce4">
            <text:p>1118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9" table:style-name="ce4">
            <text:p>1119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1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0" table:style-name="ce4">
            <text:p>1120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0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1" table:style-name="ce4">
            <text:p>1121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6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2" table:style-name="ce4">
            <text:p>1122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3" table:style-name="ce4">
            <text:p>1123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4" table:style-name="ce4">
            <text:p>1124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9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5" table:style-name="ce4">
            <text:p>1125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2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6" table:style-name="ce4">
            <text:p>1126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7" table:style-name="ce4">
            <text:p>1127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6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8" table:style-name="ce4">
            <text:p>1128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9" table:style-name="ce4">
            <text:p>1129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8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0" table:style-name="ce4">
            <text:p>1130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1" table:style-name="ce4">
            <text:p>1131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2" table:style-name="ce4">
            <text:p>1132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3" table:style-name="ce4">
            <text:p>1133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6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4" table:style-name="ce4">
            <text:p>1134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5" table:style-name="ce4">
            <text:p>1135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6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6" table:style-name="ce4">
            <text:p>1136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5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7" table:style-name="ce4">
            <text:p>1137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8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8" table:style-name="ce4">
            <text:p>1138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9" table:style-name="ce4">
            <text:p>1139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5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0" table:style-name="ce4">
            <text:p>1140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41" table:style-name="ce4">
            <text:p>1141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2" table:style-name="ce4">
            <text:p>1142</text:p>
          </table:table-cell>
          <table:table-cell office:value-type="date" office:date-value="2023-08-30T00:00:00" table:style-name="ce5">
            <text:p>30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3" table:style-name="ce4">
            <text:p>1143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0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4" table:style-name="ce4">
            <text:p>1144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5" table:style-name="ce4">
            <text:p>1145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6" table:style-name="ce4">
            <text:p>1146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5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7" table:style-name="ce4">
            <text:p>1147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8" table:style-name="ce4">
            <text:p>1148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9" table:style-name="ce4">
            <text:p>1149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0" table:style-name="ce4">
            <text:p>1150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1" table:style-name="ce4">
            <text:p>1151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7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2" table:style-name="ce4">
            <text:p>1152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3" table:style-name="ce4">
            <text:p>1153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4" table:style-name="ce4">
            <text:p>1154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5" table:style-name="ce4">
            <text:p>1155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2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6" table:style-name="ce4">
            <text:p>1156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8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7" table:style-name="ce4">
            <text:p>1157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8" table:style-name="ce4">
            <text:p>1158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9" table:style-name="ce4">
            <text:p>1159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9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0" table:style-name="ce4">
            <text:p>1160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1" table:style-name="ce4">
            <text:p>1161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2" table:style-name="ce4">
            <text:p>1162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3" table:style-name="ce4">
            <text:p>1163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4" table:style-name="ce4">
            <text:p>1164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5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5" table:style-name="ce4">
            <text:p>1165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5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6" table:style-name="ce4">
            <text:p>1166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2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7" table:style-name="ce4">
            <text:p>1167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7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8" table:style-name="ce4">
            <text:p>1168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7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9" table:style-name="ce4">
            <text:p>1169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0" table:style-name="ce4">
            <text:p>1170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6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1" table:style-name="ce4">
            <text:p>1171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5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2" table:style-name="ce4">
            <text:p>1172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2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3" table:style-name="ce4">
            <text:p>1173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4" table:style-name="ce4">
            <text:p>1174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2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5" table:style-name="ce4">
            <text:p>1175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2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6" table:style-name="ce4">
            <text:p>1176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7" table:style-name="ce4">
            <text:p>1177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6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8" table:style-name="ce4">
            <text:p>1178</text:p>
          </table:table-cell>
          <table:table-cell office:value-type="date" office:date-value="2023-09-01T00:00:00" table:style-name="ce5">
            <text:p>01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7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9" table:style-name="ce4">
            <text:p>1179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6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0" table:style-name="ce4">
            <text:p>1180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7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1" table:style-name="ce4">
            <text:p>1181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2" table:style-name="ce4">
            <text:p>1182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6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3" table:style-name="ce4">
            <text:p>1183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8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4" table:style-name="ce4">
            <text:p>1184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8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5" table:style-name="ce4">
            <text:p>1185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6" table:style-name="ce4">
            <text:p>1186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7" table:style-name="ce4">
            <text:p>1187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8" table:style-name="ce4">
            <text:p>1188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8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9" table:style-name="ce4">
            <text:p>1189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0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0" table:style-name="ce4">
            <text:p>1190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7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1" table:style-name="ce4">
            <text:p>1191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9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2" table:style-name="ce4">
            <text:p>1192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2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3" table:style-name="ce4">
            <text:p>1193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4" table:style-name="ce4">
            <text:p>1194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6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5" table:style-name="ce4">
            <text:p>1195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6" table:style-name="ce4">
            <text:p>1196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7" table:style-name="ce4">
            <text:p>1197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9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8" table:style-name="ce4">
            <text:p>1198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9" table:style-name="ce4">
            <text:p>1199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0" table:style-name="ce4">
            <text:p>1200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8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1" table:style-name="ce4">
            <text:p>1201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1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2" table:style-name="ce4">
            <text:p>1202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9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3" table:style-name="ce4">
            <text:p>1203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5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4" table:style-name="ce4">
            <text:p>1204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7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5" table:style-name="ce4">
            <text:p>1205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0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6" table:style-name="ce4">
            <text:p>1206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5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7" table:style-name="ce4">
            <text:p>1207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6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8" table:style-name="ce4">
            <text:p>1208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8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9" table:style-name="ce4">
            <text:p>1209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0" table:style-name="ce4">
            <text:p>1210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5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1" table:style-name="ce4">
            <text:p>1211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6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2" table:style-name="ce4">
            <text:p>1212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8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3" table:style-name="ce4">
            <text:p>1213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4" table:style-name="ce4">
            <text:p>1214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5" table:style-name="ce4">
            <text:p>1215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5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6" table:style-name="ce4">
            <text:p>1216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7" table:style-name="ce4">
            <text:p>1217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8" table:style-name="ce4">
            <text:p>1218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5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9" table:style-name="ce4">
            <text:p>1219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5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0" table:style-name="ce4">
            <text:p>1220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1" table:style-name="ce4">
            <text:p>1221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2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2" table:style-name="ce4">
            <text:p>1222</text:p>
          </table:table-cell>
          <table:table-cell office:value-type="date" office:date-value="2023-09-02T00:00:00" table:style-name="ce5">
            <text:p>02.09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7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3" table:style-name="ce4">
            <text:p>1223</text:p>
          </table:table-cell>
          <table:table-cell office:value-type="date" office:date-value="2023-09-03T00:00:00" table:style-name="ce5">
            <text:p>03.09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4" table:style-name="ce4">
            <text:p>1224</text:p>
          </table:table-cell>
          <table:table-cell office:value-type="date" office:date-value="2023-09-03T00:00:00" table:style-name="ce5">
            <text:p>03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0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5" table:style-name="ce4">
            <text:p>1225</text:p>
          </table:table-cell>
          <table:table-cell office:value-type="date" office:date-value="2023-09-03T00:00:00" table:style-name="ce5">
            <text:p>03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6" table:style-name="ce4">
            <text:p>1226</text:p>
          </table:table-cell>
          <table:table-cell office:value-type="date" office:date-value="2023-09-03T00:00:00" table:style-name="ce5">
            <text:p>03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2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7" table:style-name="ce4">
            <text:p>1227</text:p>
          </table:table-cell>
          <table:table-cell office:value-type="date" office:date-value="2023-09-03T00:00:00" table:style-name="ce5">
            <text:p>03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8" table:style-name="ce4">
            <text:p>1228</text:p>
          </table:table-cell>
          <table:table-cell office:value-type="date" office:date-value="2023-09-03T00:00:00" table:style-name="ce5">
            <text:p>03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6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9" table:style-name="ce4">
            <text:p>1229</text:p>
          </table:table-cell>
          <table:table-cell office:value-type="date" office:date-value="2023-09-03T00:00:00" table:style-name="ce5">
            <text:p>03.09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9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0" table:style-name="ce4">
            <text:p>1230</text:p>
          </table:table-cell>
          <table:table-cell office:value-type="date" office:date-value="2023-09-03T00:00:00" table:style-name="ce5">
            <text:p>03.09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1" table:style-name="ce4">
            <text:p>1231</text:p>
          </table:table-cell>
          <table:table-cell office:value-type="date" office:date-value="2023-09-03T00:00:00" table:style-name="ce5">
            <text:p>03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2" table:style-name="ce4">
            <text:p>1232</text:p>
          </table:table-cell>
          <table:table-cell office:value-type="date" office:date-value="2023-09-03T00:00:00" table:style-name="ce5">
            <text:p>03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8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3" table:style-name="ce4">
            <text:p>1233</text:p>
          </table:table-cell>
          <table:table-cell office:value-type="date" office:date-value="2023-09-03T00:00:00" table:style-name="ce5">
            <text:p>03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9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4" table:style-name="ce4">
            <text:p>1234</text:p>
          </table:table-cell>
          <table:table-cell office:value-type="date" office:date-value="2023-09-03T00:00:00" table:style-name="ce5">
            <text:p>03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1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5" table:style-name="ce4">
            <text:p>1235</text:p>
          </table:table-cell>
          <table:table-cell office:value-type="date" office:date-value="2023-09-03T00:00:00" table:style-name="ce5">
            <text:p>03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1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6" table:style-name="ce4">
            <text:p>1236</text:p>
          </table:table-cell>
          <table:table-cell office:value-type="date" office:date-value="2023-09-03T00:00:00" table:style-name="ce5">
            <text:p>03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7" table:style-name="ce4">
            <text:p>1237</text:p>
          </table:table-cell>
          <table:table-cell office:value-type="date" office:date-value="2023-09-03T00:00:00" table:style-name="ce5">
            <text:p>03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8" table:style-name="ce4">
            <text:p>1238</text:p>
          </table:table-cell>
          <table:table-cell office:value-type="date" office:date-value="2023-09-03T00:00:00" table:style-name="ce5">
            <text:p>03.09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7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9" table:style-name="ce4">
            <text:p>1239</text:p>
          </table:table-cell>
          <table:table-cell office:value-type="date" office:date-value="2023-09-03T00:00:00" table:style-name="ce5">
            <text:p>03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9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0" table:style-name="ce4">
            <text:p>1240</text:p>
          </table:table-cell>
          <table:table-cell office:value-type="date" office:date-value="2023-09-03T00:00:00" table:style-name="ce5">
            <text:p>03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9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1" table:style-name="ce4">
            <text:p>1241</text:p>
          </table:table-cell>
          <table:table-cell office:value-type="date" office:date-value="2023-09-03T00:00:00" table:style-name="ce5">
            <text:p>03.09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2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2" table:style-name="ce4">
            <text:p>1242</text:p>
          </table:table-cell>
          <table:table-cell office:value-type="date" office:date-value="2023-09-03T00:00:00" table:style-name="ce5">
            <text:p>03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3" table:style-name="ce4">
            <text:p>1243</text:p>
          </table:table-cell>
          <table:table-cell office:value-type="date" office:date-value="2023-09-03T00:00:00" table:style-name="ce5">
            <text:p>03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5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4" table:style-name="ce4">
            <text:p>1244</text:p>
          </table:table-cell>
          <table:table-cell office:value-type="date" office:date-value="2023-09-03T00:00:00" table:style-name="ce5">
            <text:p>03.09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5" table:style-name="ce4">
            <text:p>1245</text:p>
          </table:table-cell>
          <table:table-cell office:value-type="date" office:date-value="2023-09-03T00:00:00" table:style-name="ce5">
            <text:p>03.09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5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6" table:style-name="ce4">
            <text:p>1246</text:p>
          </table:table-cell>
          <table:table-cell office:value-type="date" office:date-value="2023-09-03T00:00:00" table:style-name="ce5">
            <text:p>03.09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7" table:style-name="ce4">
            <text:p>1247</text:p>
          </table:table-cell>
          <table:table-cell office:value-type="date" office:date-value="2023-09-03T00:00:00" table:style-name="ce5">
            <text:p>03.09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8" table:style-name="ce4">
            <text:p>1248</text:p>
          </table:table-cell>
          <table:table-cell office:value-type="date" office:date-value="2023-09-03T00:00:00" table:style-name="ce5">
            <text:p>03.09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2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9" table:style-name="ce4">
            <text:p>1249</text:p>
          </table:table-cell>
          <table:table-cell office:value-type="date" office:date-value="2023-09-03T00:00:00" table:style-name="ce5">
            <text:p>03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0" table:style-name="ce4">
            <text:p>1250</text:p>
          </table:table-cell>
          <table:table-cell office:value-type="date" office:date-value="2023-09-03T00:00:00" table:style-name="ce5">
            <text:p>03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7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1" table:style-name="ce4">
            <text:p>1251</text:p>
          </table:table-cell>
          <table:table-cell office:value-type="date" office:date-value="2023-09-03T00:00:00" table:style-name="ce5">
            <text:p>03.09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9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2" table:style-name="ce4">
            <text:p>1252</text:p>
          </table:table-cell>
          <table:table-cell office:value-type="date" office:date-value="2023-09-03T00:00:00" table:style-name="ce5">
            <text:p>03.09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0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3" table:style-name="ce4">
            <text:p>1253</text:p>
          </table:table-cell>
          <table:table-cell office:value-type="date" office:date-value="2023-09-03T00:00:00" table:style-name="ce5">
            <text:p>03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5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4" table:style-name="ce4">
            <text:p>1254</text:p>
          </table:table-cell>
          <table:table-cell office:value-type="date" office:date-value="2023-09-03T00:00:00" table:style-name="ce5">
            <text:p>03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6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5" table:style-name="ce4">
            <text:p>1255</text:p>
          </table:table-cell>
          <table:table-cell office:value-type="date" office:date-value="2023-09-03T00:00:00" table:style-name="ce5">
            <text:p>03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0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6" table:style-name="ce4">
            <text:p>1256</text:p>
          </table:table-cell>
          <table:table-cell office:value-type="date" office:date-value="2023-09-03T00:00:00" table:style-name="ce5">
            <text:p>03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5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7" table:style-name="ce4">
            <text:p>1257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7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8" table:style-name="ce4">
            <text:p>1258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9" table:style-name="ce4">
            <text:p>1259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8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0" table:style-name="ce4">
            <text:p>1260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6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1" table:style-name="ce4">
            <text:p>1261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2" table:style-name="ce4">
            <text:p>1262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3" table:style-name="ce4">
            <text:p>1263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4" table:style-name="ce4">
            <text:p>1264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5" table:style-name="ce4">
            <text:p>1265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0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6" table:style-name="ce4">
            <text:p>1266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2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7" table:style-name="ce4">
            <text:p>1267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6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8" table:style-name="ce4">
            <text:p>1268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8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9" table:style-name="ce4">
            <text:p>1269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8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0" table:style-name="ce4">
            <text:p>1270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1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1" table:style-name="ce4">
            <text:p>1271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2" table:style-name="ce4">
            <text:p>1272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7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3" table:style-name="ce4">
            <text:p>1273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4" table:style-name="ce4">
            <text:p>1274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7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5" table:style-name="ce4">
            <text:p>1275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7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6" table:style-name="ce4">
            <text:p>1276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7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7" table:style-name="ce4">
            <text:p>1277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2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8" table:style-name="ce4">
            <text:p>1278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9" table:style-name="ce4">
            <text:p>1279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6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0" table:style-name="ce4">
            <text:p>1280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1" table:style-name="ce4">
            <text:p>1281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4" table:visibility="filter">
          <table:table-cell office:value-type="float" office:value="1282" table:style-name="ce4">
            <text:p>1282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4" table:visibility="filter">
          <table:table-cell office:value-type="float" office:value="1283" table:style-name="ce4">
            <text:p>1283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0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4" table:style-name="ce4">
            <text:p>1284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1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5" table:style-name="ce4">
            <text:p>1285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5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6" table:style-name="ce4">
            <text:p>1286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6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7" table:style-name="ce4">
            <text:p>1287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8" table:style-name="ce4">
            <text:p>1288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9" table:style-name="ce4">
            <text:p>1289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0" table:style-name="ce4">
            <text:p>1290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9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1" table:style-name="ce4">
            <text:p>1291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9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2" table:style-name="ce4">
            <text:p>1292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3" table:style-name="ce4">
            <text:p>1293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4" table:style-name="ce4">
            <text:p>1294</text:p>
          </table:table-cell>
          <table:table-cell office:value-type="date" office:date-value="2023-09-04T00:00:00" table:style-name="ce5">
            <text:p>04.09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0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5" table:style-name="ce4">
            <text:p>1295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6" table:style-name="ce4">
            <text:p>1296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7" table:style-name="ce4">
            <text:p>1297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7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8" table:style-name="ce4">
            <text:p>1298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9" table:style-name="ce4">
            <text:p>1299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0" table:style-name="ce4">
            <text:p>1300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1" table:style-name="ce4">
            <text:p>1301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7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2" table:style-name="ce4">
            <text:p>1302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3" table:style-name="ce4">
            <text:p>1303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2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4" table:style-name="ce4">
            <text:p>1304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2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5" table:style-name="ce4">
            <text:p>1305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6" table:style-name="ce4">
            <text:p>1306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8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7" table:style-name="ce4">
            <text:p>1307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6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8" table:style-name="ce4">
            <text:p>1308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5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9" table:style-name="ce4">
            <text:p>1309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5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0" table:style-name="ce4">
            <text:p>1310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1" table:style-name="ce4">
            <text:p>1311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5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2" table:style-name="ce4">
            <text:p>1312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6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3" table:style-name="ce4">
            <text:p>1313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4" table:style-name="ce4">
            <text:p>1314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8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5" table:style-name="ce4">
            <text:p>1315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5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6" table:style-name="ce4">
            <text:p>1316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7" table:style-name="ce4">
            <text:p>1317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8" table:style-name="ce4">
            <text:p>1318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7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9" table:style-name="ce4">
            <text:p>1319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0" table:style-name="ce4">
            <text:p>1320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1" table:style-name="ce4">
            <text:p>1321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2" table:style-name="ce4">
            <text:p>1322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0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3" table:style-name="ce4">
            <text:p>1323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5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4" table:style-name="ce4">
            <text:p>1324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2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5" table:style-name="ce4">
            <text:p>1325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6" table:style-name="ce4">
            <text:p>1326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7" table:style-name="ce4">
            <text:p>1327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2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8" table:style-name="ce4">
            <text:p>1328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9" table:style-name="ce4">
            <text:p>1329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5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0" table:style-name="ce4">
            <text:p>1330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2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1" table:style-name="ce4">
            <text:p>1331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2" table:style-name="ce4">
            <text:p>1332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2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3" table:style-name="ce4">
            <text:p>1333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4" table:style-name="ce4">
            <text:p>1334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8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5" table:style-name="ce4">
            <text:p>1335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6" table:style-name="ce4">
            <text:p>1336</text:p>
          </table:table-cell>
          <table:table-cell office:value-type="date" office:date-value="2023-09-05T00:00:00" table:style-name="ce5">
            <text:p>05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5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7" table:style-name="ce4">
            <text:p>1337</text:p>
          </table:table-cell>
          <table:table-cell office:value-type="date" office:date-value="2023-09-06T00:00:00" table:style-name="ce5">
            <text:p>06.09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10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8" table:style-name="ce4">
            <text:p>1338</text:p>
          </table:table-cell>
          <table:table-cell office:value-type="date" office:date-value="2023-09-06T00:00:00" table:style-name="ce5">
            <text:p>06.09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0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9" table:style-name="ce4">
            <text:p>1339</text:p>
          </table:table-cell>
          <table:table-cell office:value-type="date" office:date-value="2023-09-06T00:00:00" table:style-name="ce5">
            <text:p>06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0" table:style-name="ce4">
            <text:p>1340</text:p>
          </table:table-cell>
          <table:table-cell office:value-type="date" office:date-value="2023-09-06T00:00:00" table:style-name="ce5">
            <text:p>06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5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1" table:style-name="ce4">
            <text:p>1341</text:p>
          </table:table-cell>
          <table:table-cell office:value-type="date" office:date-value="2023-09-06T00:00:00" table:style-name="ce5">
            <text:p>06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5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2" table:style-name="ce4">
            <text:p>1342</text:p>
          </table:table-cell>
          <table:table-cell office:value-type="date" office:date-value="2023-09-06T00:00:00" table:style-name="ce5">
            <text:p>06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3" table:style-name="ce4">
            <text:p>1343</text:p>
          </table:table-cell>
          <table:table-cell office:value-type="date" office:date-value="2023-09-06T00:00:00" table:style-name="ce5">
            <text:p>06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8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4" table:style-name="ce4">
            <text:p>1344</text:p>
          </table:table-cell>
          <table:table-cell office:value-type="date" office:date-value="2023-09-06T00:00:00" table:style-name="ce5">
            <text:p>06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6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5" table:style-name="ce4">
            <text:p>1345</text:p>
          </table:table-cell>
          <table:table-cell office:value-type="date" office:date-value="2023-09-06T00:00:00" table:style-name="ce5">
            <text:p>06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6" table:style-name="ce4">
            <text:p>1346</text:p>
          </table:table-cell>
          <table:table-cell office:value-type="date" office:date-value="2023-09-06T00:00:00" table:style-name="ce5">
            <text:p>06.09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7" table:style-name="ce4">
            <text:p>1347</text:p>
          </table:table-cell>
          <table:table-cell office:value-type="date" office:date-value="2023-09-06T00:00:00" table:style-name="ce5">
            <text:p>06.09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5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8" table:style-name="ce4">
            <text:p>1348</text:p>
          </table:table-cell>
          <table:table-cell office:value-type="date" office:date-value="2023-09-06T00:00:00" table:style-name="ce5">
            <text:p>06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7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9" table:style-name="ce4">
            <text:p>1349</text:p>
          </table:table-cell>
          <table:table-cell office:value-type="date" office:date-value="2023-09-06T00:00:00" table:style-name="ce5">
            <text:p>06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0" table:style-name="ce4">
            <text:p>1350</text:p>
          </table:table-cell>
          <table:table-cell office:value-type="date" office:date-value="2023-09-06T00:00:00" table:style-name="ce5">
            <text:p>06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5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1" table:style-name="ce4">
            <text:p>1351</text:p>
          </table:table-cell>
          <table:table-cell office:value-type="date" office:date-value="2023-09-06T00:00:00" table:style-name="ce5">
            <text:p>06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8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2" table:style-name="ce4">
            <text:p>1352</text:p>
          </table:table-cell>
          <table:table-cell office:value-type="date" office:date-value="2023-09-06T00:00:00" table:style-name="ce5">
            <text:p>06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0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3" table:style-name="ce4">
            <text:p>1353</text:p>
          </table:table-cell>
          <table:table-cell office:value-type="date" office:date-value="2023-09-06T00:00:00" table:style-name="ce5">
            <text:p>06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4" table:style-name="ce4">
            <text:p>1354</text:p>
          </table:table-cell>
          <table:table-cell office:value-type="date" office:date-value="2023-09-06T00:00:00" table:style-name="ce5">
            <text:p>06.09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11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5" table:style-name="ce4">
            <text:p>1355</text:p>
          </table:table-cell>
          <table:table-cell office:value-type="date" office:date-value="2023-09-06T00:00:00" table:style-name="ce5">
            <text:p>06.09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2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6" table:style-name="ce4">
            <text:p>1356</text:p>
          </table:table-cell>
          <table:table-cell office:value-type="date" office:date-value="2023-09-06T00:00:00" table:style-name="ce5">
            <text:p>06.09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9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7" table:style-name="ce4">
            <text:p>1357</text:p>
          </table:table-cell>
          <table:table-cell office:value-type="date" office:date-value="2023-09-06T00:00:00" table:style-name="ce5">
            <text:p>06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8" table:style-name="ce4">
            <text:p>1358</text:p>
          </table:table-cell>
          <table:table-cell office:value-type="date" office:date-value="2023-09-06T00:00:00" table:style-name="ce5">
            <text:p>06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9" table:style-name="ce4">
            <text:p>1359</text:p>
          </table:table-cell>
          <table:table-cell office:value-type="date" office:date-value="2023-09-06T00:00:00" table:style-name="ce5">
            <text:p>06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0" table:style-name="ce4">
            <text:p>1360</text:p>
          </table:table-cell>
          <table:table-cell office:value-type="date" office:date-value="2023-09-06T00:00:00" table:style-name="ce5">
            <text:p>06.09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2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1" table:style-name="ce4">
            <text:p>1361</text:p>
          </table:table-cell>
          <table:table-cell office:value-type="date" office:date-value="2023-09-06T00:00:00" table:style-name="ce5">
            <text:p>06.09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2" table:style-name="ce4">
            <text:p>1362</text:p>
          </table:table-cell>
          <table:table-cell office:value-type="date" office:date-value="2023-09-06T00:00:00" table:style-name="ce5">
            <text:p>06.09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3" table:style-name="ce4">
            <text:p>1363</text:p>
          </table:table-cell>
          <table:table-cell office:value-type="date" office:date-value="2023-09-06T00:00:00" table:style-name="ce5">
            <text:p>06.09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7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4" table:style-name="ce4">
            <text:p>1364</text:p>
          </table:table-cell>
          <table:table-cell office:value-type="date" office:date-value="2023-09-06T00:00:00" table:style-name="ce5">
            <text:p>06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5" table:style-name="ce4">
            <text:p>1365</text:p>
          </table:table-cell>
          <table:table-cell office:value-type="date" office:date-value="2023-09-06T00:00:00" table:style-name="ce5">
            <text:p>06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6" table:style-name="ce4">
            <text:p>1366</text:p>
          </table:table-cell>
          <table:table-cell office:value-type="date" office:date-value="2023-09-06T00:00:00" table:style-name="ce5">
            <text:p>06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7" table:style-name="ce4">
            <text:p>1367</text:p>
          </table:table-cell>
          <table:table-cell office:value-type="date" office:date-value="2023-09-06T00:00:00" table:style-name="ce5">
            <text:p>06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8" table:style-name="ce4">
            <text:p>1368</text:p>
          </table:table-cell>
          <table:table-cell office:value-type="date" office:date-value="2023-09-06T00:00:00" table:style-name="ce5">
            <text:p>06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9" table:style-name="ce4">
            <text:p>1369</text:p>
          </table:table-cell>
          <table:table-cell office:value-type="date" office:date-value="2023-09-06T00:00:00" table:style-name="ce5">
            <text:p>06.09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0" table:style-name="ce4">
            <text:p>1370</text:p>
          </table:table-cell>
          <table:table-cell office:value-type="date" office:date-value="2023-09-06T00:00:00" table:style-name="ce5">
            <text:p>06.09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1" table:style-name="ce4">
            <text:p>1371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2" table:style-name="ce4">
            <text:p>1372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3" table:style-name="ce4">
            <text:p>1373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4" table:style-name="ce4">
            <text:p>1374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5" table:style-name="ce4">
            <text:p>1375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6" table:style-name="ce4">
            <text:p>1376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7" table:style-name="ce4">
            <text:p>1377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7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8" table:style-name="ce4">
            <text:p>1378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9" table:style-name="ce4">
            <text:p>1379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0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0" table:style-name="ce4">
            <text:p>1380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1" table:style-name="ce4">
            <text:p>1381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2" table:style-name="ce4">
            <text:p>1382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8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3" table:style-name="ce4">
            <text:p>1383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2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4" table:style-name="ce4">
            <text:p>1384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5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5" table:style-name="ce4">
            <text:p>1385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6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6" table:style-name="ce4">
            <text:p>1386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7" table:style-name="ce4">
            <text:p>1387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5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8" table:style-name="ce4">
            <text:p>1388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0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9" table:style-name="ce4">
            <text:p>1389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5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0" table:style-name="ce4">
            <text:p>1390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7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1" table:style-name="ce4">
            <text:p>1391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7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2" table:style-name="ce4">
            <text:p>1392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3" table:style-name="ce4">
            <text:p>1393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4" table:style-name="ce4">
            <text:p>1394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9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5" table:style-name="ce4">
            <text:p>1395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2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6" table:style-name="ce4">
            <text:p>1396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9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7" table:style-name="ce4">
            <text:p>1397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8" table:style-name="ce4">
            <text:p>1398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6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9" table:style-name="ce4">
            <text:p>1399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0" table:style-name="ce4">
            <text:p>1400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1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1" table:style-name="ce4">
            <text:p>1401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2" table:style-name="ce4">
            <text:p>1402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6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3" table:style-name="ce4">
            <text:p>1403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5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4" table:style-name="ce4">
            <text:p>1404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5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5" table:style-name="ce4">
            <text:p>1405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6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6" table:style-name="ce4">
            <text:p>1406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7" table:style-name="ce4">
            <text:p>1407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8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8" table:style-name="ce4">
            <text:p>1408</text:p>
          </table:table-cell>
          <table:table-cell office:value-type="date" office:date-value="2023-09-07T00:00:00" table:style-name="ce5">
            <text:p>07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2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9" table:style-name="ce4">
            <text:p>1409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2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0" table:style-name="ce4">
            <text:p>1410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2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1" table:style-name="ce4">
            <text:p>1411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2" table:style-name="ce4">
            <text:p>1412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9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3" table:style-name="ce4">
            <text:p>1413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4" table:style-name="ce4">
            <text:p>1414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6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5" table:style-name="ce4">
            <text:p>1415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6" table:style-name="ce4">
            <text:p>1416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7" table:style-name="ce4">
            <text:p>1417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8" table:style-name="ce4">
            <text:p>1418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9" table:style-name="ce4">
            <text:p>1419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7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0" table:style-name="ce4">
            <text:p>1420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0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1" table:style-name="ce4">
            <text:p>1421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5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2" table:style-name="ce4">
            <text:p>1422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3" table:style-name="ce4">
            <text:p>1423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4" table:style-name="ce4">
            <text:p>1424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5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5" table:style-name="ce4">
            <text:p>1425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2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6" table:style-name="ce4">
            <text:p>1426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6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7" table:style-name="ce4">
            <text:p>1427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2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8" table:style-name="ce4">
            <text:p>1428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9" table:style-name="ce4">
            <text:p>1429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0" table:style-name="ce4">
            <text:p>1430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8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1" table:style-name="ce4">
            <text:p>1431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7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2" table:style-name="ce4">
            <text:p>1432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3" table:style-name="ce4">
            <text:p>1433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4" table:style-name="ce4">
            <text:p>1434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2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5" table:style-name="ce4">
            <text:p>1435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6" table:style-name="ce4">
            <text:p>1436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9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7" table:style-name="ce4">
            <text:p>1437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7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8" table:style-name="ce4">
            <text:p>1438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9" table:style-name="ce4">
            <text:p>1439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0" table:style-name="ce4">
            <text:p>1440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7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1" table:style-name="ce4">
            <text:p>1441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2" table:style-name="ce4">
            <text:p>1442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3" table:style-name="ce4">
            <text:p>1443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2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4" table:style-name="ce4">
            <text:p>1444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2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5" table:style-name="ce4">
            <text:p>1445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5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6" table:style-name="ce4">
            <text:p>1446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9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7" table:style-name="ce4">
            <text:p>1447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8" table:style-name="ce4">
            <text:p>1448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9" table:style-name="ce4">
            <text:p>1449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2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0" table:style-name="ce4">
            <text:p>1450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1" table:style-name="ce4">
            <text:p>1451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2" table:style-name="ce4">
            <text:p>1452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3" table:style-name="ce4">
            <text:p>1453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4" table:style-name="ce4">
            <text:p>1454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9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5" table:style-name="ce4">
            <text:p>1455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1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6" table:style-name="ce4">
            <text:p>1456</text:p>
          </table:table-cell>
          <table:table-cell office:value-type="date" office:date-value="2023-09-08T00:00:00" table:style-name="ce5">
            <text:p>08.09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6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7" table:style-name="ce4">
            <text:p>1457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6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8" table:style-name="ce4">
            <text:p>1458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8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9" table:style-name="ce4">
            <text:p>1459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5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0" table:style-name="ce4">
            <text:p>1460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6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1" table:style-name="ce4">
            <text:p>1461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7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2" table:style-name="ce4">
            <text:p>1462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6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3" table:style-name="ce4">
            <text:p>1463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8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4" table:style-name="ce4">
            <text:p>1464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5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5" table:style-name="ce4">
            <text:p>1465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6" table:style-name="ce4">
            <text:p>1466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7" table:style-name="ce4">
            <text:p>1467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9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8" table:style-name="ce4">
            <text:p>1468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0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9" table:style-name="ce4">
            <text:p>1469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0" table:style-name="ce4">
            <text:p>1470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0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1" table:style-name="ce4">
            <text:p>1471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0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2" table:style-name="ce4">
            <text:p>1472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3" table:style-name="ce4">
            <text:p>1473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4" table:style-name="ce4">
            <text:p>1474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0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5" table:style-name="ce4">
            <text:p>1475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2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6" table:style-name="ce4">
            <text:p>1476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1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7" table:style-name="ce4">
            <text:p>1477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8" table:style-name="ce4">
            <text:p>1478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2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9" table:style-name="ce4">
            <text:p>1479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8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0" table:style-name="ce4">
            <text:p>1480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2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1" table:style-name="ce4">
            <text:p>1481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2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2" table:style-name="ce4">
            <text:p>1482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3" table:style-name="ce4">
            <text:p>1483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4" table:style-name="ce4">
            <text:p>1484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5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5" table:style-name="ce4">
            <text:p>1485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8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6" table:style-name="ce4">
            <text:p>1486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7" table:style-name="ce4">
            <text:p>1487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6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8" table:style-name="ce4">
            <text:p>1488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9" table:style-name="ce4">
            <text:p>1489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5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0" table:style-name="ce4">
            <text:p>1490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9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1" table:style-name="ce4">
            <text:p>1491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0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2" table:style-name="ce4">
            <text:p>1492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0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3" table:style-name="ce4">
            <text:p>1493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7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4" table:style-name="ce4">
            <text:p>1494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5" table:style-name="ce4">
            <text:p>1495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5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6" table:style-name="ce4">
            <text:p>1496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7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7" table:style-name="ce4">
            <text:p>1497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6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8" table:style-name="ce4">
            <text:p>1498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9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9" table:style-name="ce4">
            <text:p>1499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9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0" table:style-name="ce4">
            <text:p>1500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0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1" table:style-name="ce4">
            <text:p>1501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2" table:style-name="ce4">
            <text:p>1502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8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3" table:style-name="ce4">
            <text:p>1503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4" table:style-name="ce4">
            <text:p>1504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5" table:style-name="ce4">
            <text:p>1505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7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6" table:style-name="ce4">
            <text:p>1506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6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7" table:style-name="ce4">
            <text:p>1507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8" table:style-name="ce4">
            <text:p>1508</text:p>
          </table:table-cell>
          <table:table-cell office:value-type="date" office:date-value="2023-09-09T00:00:00" table:style-name="ce5">
            <text:p>09.09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2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9" table:style-name="ce4">
            <text:p>1509</text:p>
          </table:table-cell>
          <table:table-cell office:value-type="date" office:date-value="2023-09-10T00:00:00" table:style-name="ce5">
            <text:p>10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1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0" table:style-name="ce4">
            <text:p>1510</text:p>
          </table:table-cell>
          <table:table-cell office:value-type="date" office:date-value="2023-09-10T00:00:00" table:style-name="ce5">
            <text:p>10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1" table:style-name="ce4">
            <text:p>1511</text:p>
          </table:table-cell>
          <table:table-cell office:value-type="date" office:date-value="2023-09-10T00:00:00" table:style-name="ce5">
            <text:p>10.09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8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2" table:style-name="ce4">
            <text:p>1512</text:p>
          </table:table-cell>
          <table:table-cell office:value-type="date" office:date-value="2023-09-10T00:00:00" table:style-name="ce5">
            <text:p>10.09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2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3" table:style-name="ce4">
            <text:p>1513</text:p>
          </table:table-cell>
          <table:table-cell office:value-type="date" office:date-value="2023-09-10T00:00:00" table:style-name="ce5">
            <text:p>10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2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4" table:style-name="ce4">
            <text:p>1514</text:p>
          </table:table-cell>
          <table:table-cell office:value-type="date" office:date-value="2023-09-10T00:00:00" table:style-name="ce5">
            <text:p>10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7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5" table:style-name="ce4">
            <text:p>1515</text:p>
          </table:table-cell>
          <table:table-cell office:value-type="date" office:date-value="2023-09-10T00:00:00" table:style-name="ce5">
            <text:p>10.09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7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6" table:style-name="ce4">
            <text:p>1516</text:p>
          </table:table-cell>
          <table:table-cell office:value-type="date" office:date-value="2023-09-10T00:00:00" table:style-name="ce5">
            <text:p>10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7" table:style-name="ce4">
            <text:p>1517</text:p>
          </table:table-cell>
          <table:table-cell office:value-type="date" office:date-value="2023-09-10T00:00:00" table:style-name="ce5">
            <text:p>10.09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1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8" table:style-name="ce4">
            <text:p>1518</text:p>
          </table:table-cell>
          <table:table-cell office:value-type="date" office:date-value="2023-09-10T00:00:00" table:style-name="ce5">
            <text:p>10.09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9" table:style-name="ce4">
            <text:p>1519</text:p>
          </table:table-cell>
          <table:table-cell office:value-type="date" office:date-value="2023-09-10T00:00:00" table:style-name="ce5">
            <text:p>10.09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7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0" table:style-name="ce4">
            <text:p>1520</text:p>
          </table:table-cell>
          <table:table-cell office:value-type="date" office:date-value="2023-09-10T00:00:00" table:style-name="ce5">
            <text:p>10.09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1" table:style-name="ce4">
            <text:p>1521</text:p>
          </table:table-cell>
          <table:table-cell office:value-type="date" office:date-value="2023-09-10T00:00:00" table:style-name="ce5">
            <text:p>10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0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2" table:style-name="ce4">
            <text:p>1522</text:p>
          </table:table-cell>
          <table:table-cell office:value-type="date" office:date-value="2023-09-10T00:00:00" table:style-name="ce5">
            <text:p>10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0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3" table:style-name="ce4">
            <text:p>1523</text:p>
          </table:table-cell>
          <table:table-cell office:value-type="date" office:date-value="2023-09-10T00:00:00" table:style-name="ce5">
            <text:p>10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1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4" table:style-name="ce4">
            <text:p>1524</text:p>
          </table:table-cell>
          <table:table-cell office:value-type="date" office:date-value="2023-09-10T00:00:00" table:style-name="ce5">
            <text:p>10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5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5" table:style-name="ce4">
            <text:p>1525</text:p>
          </table:table-cell>
          <table:table-cell office:value-type="date" office:date-value="2023-09-10T00:00:00" table:style-name="ce5">
            <text:p>10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6" table:style-name="ce4">
            <text:p>1526</text:p>
          </table:table-cell>
          <table:table-cell office:value-type="date" office:date-value="2023-09-10T00:00:00" table:style-name="ce5">
            <text:p>10.09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6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7" table:style-name="ce4">
            <text:p>1527</text:p>
          </table:table-cell>
          <table:table-cell office:value-type="date" office:date-value="2023-09-10T00:00:00" table:style-name="ce5">
            <text:p>10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2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8" table:style-name="ce4">
            <text:p>1528</text:p>
          </table:table-cell>
          <table:table-cell office:value-type="date" office:date-value="2023-09-10T00:00:00" table:style-name="ce5">
            <text:p>10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5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9" table:style-name="ce4">
            <text:p>1529</text:p>
          </table:table-cell>
          <table:table-cell office:value-type="date" office:date-value="2023-09-10T00:00:00" table:style-name="ce5">
            <text:p>10.09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0" table:style-name="ce4">
            <text:p>1530</text:p>
          </table:table-cell>
          <table:table-cell office:value-type="date" office:date-value="2023-09-10T00:00:00" table:style-name="ce5">
            <text:p>10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1" table:style-name="ce4">
            <text:p>1531</text:p>
          </table:table-cell>
          <table:table-cell office:value-type="date" office:date-value="2023-09-10T00:00:00" table:style-name="ce5">
            <text:p>10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5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2" table:style-name="ce4">
            <text:p>1532</text:p>
          </table:table-cell>
          <table:table-cell office:value-type="date" office:date-value="2023-09-10T00:00:00" table:style-name="ce5">
            <text:p>10.09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1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3" table:style-name="ce4">
            <text:p>1533</text:p>
          </table:table-cell>
          <table:table-cell office:value-type="date" office:date-value="2023-09-10T00:00:00" table:style-name="ce5">
            <text:p>10.09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4" table:style-name="ce4">
            <text:p>1534</text:p>
          </table:table-cell>
          <table:table-cell office:value-type="date" office:date-value="2023-09-10T00:00:00" table:style-name="ce5">
            <text:p>10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5" table:style-name="ce4">
            <text:p>1535</text:p>
          </table:table-cell>
          <table:table-cell office:value-type="date" office:date-value="2023-09-10T00:00:00" table:style-name="ce5">
            <text:p>10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6" table:style-name="ce4">
            <text:p>1536</text:p>
          </table:table-cell>
          <table:table-cell office:value-type="date" office:date-value="2023-09-10T00:00:00" table:style-name="ce5">
            <text:p>10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5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7" table:style-name="ce4">
            <text:p>1537</text:p>
          </table:table-cell>
          <table:table-cell office:value-type="date" office:date-value="2023-09-10T00:00:00" table:style-name="ce5">
            <text:p>10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5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8" table:style-name="ce4">
            <text:p>1538</text:p>
          </table:table-cell>
          <table:table-cell office:value-type="date" office:date-value="2023-09-10T00:00:00" table:style-name="ce5">
            <text:p>10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6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9" table:style-name="ce4">
            <text:p>1539</text:p>
          </table:table-cell>
          <table:table-cell office:value-type="date" office:date-value="2023-09-10T00:00:00" table:style-name="ce5">
            <text:p>10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8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0" table:style-name="ce4">
            <text:p>1540</text:p>
          </table:table-cell>
          <table:table-cell office:value-type="date" office:date-value="2023-09-10T00:00:00" table:style-name="ce5">
            <text:p>10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1" table:style-name="ce4">
            <text:p>1541</text:p>
          </table:table-cell>
          <table:table-cell office:value-type="date" office:date-value="2023-09-10T00:00:00" table:style-name="ce5">
            <text:p>10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5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2" table:style-name="ce4">
            <text:p>1542</text:p>
          </table:table-cell>
          <table:table-cell office:value-type="date" office:date-value="2023-09-10T00:00:00" table:style-name="ce5">
            <text:p>10.09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3" table:style-name="ce4">
            <text:p>1543</text:p>
          </table:table-cell>
          <table:table-cell office:value-type="date" office:date-value="2023-09-10T00:00:00" table:style-name="ce5">
            <text:p>10.09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7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4" table:style-name="ce4">
            <text:p>1544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5" table:style-name="ce4">
            <text:p>1545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6" table:style-name="ce4">
            <text:p>1546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0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7" table:style-name="ce4">
            <text:p>1547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7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8" table:style-name="ce4">
            <text:p>1548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9" table:style-name="ce4">
            <text:p>1549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0" table:style-name="ce4">
            <text:p>1550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7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1" table:style-name="ce4">
            <text:p>1551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8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2" table:style-name="ce4">
            <text:p>1552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8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3" table:style-name="ce4">
            <text:p>1553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4" table:style-name="ce4">
            <text:p>1554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5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5" table:style-name="ce4">
            <text:p>1555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8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6" table:style-name="ce4">
            <text:p>1556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7" table:style-name="ce4">
            <text:p>1557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8" table:style-name="ce4">
            <text:p>1558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9" table:style-name="ce4">
            <text:p>1559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2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0" table:style-name="ce4">
            <text:p>1560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6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1" table:style-name="ce4">
            <text:p>1561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2" table:style-name="ce4">
            <text:p>1562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6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3" table:style-name="ce4">
            <text:p>1563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2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4" table:style-name="ce4">
            <text:p>1564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5" table:style-name="ce4">
            <text:p>1565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9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6" table:style-name="ce4">
            <text:p>1566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6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7" table:style-name="ce4">
            <text:p>1567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6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8" table:style-name="ce4">
            <text:p>1568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9" table:style-name="ce4">
            <text:p>1569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1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0" table:style-name="ce4">
            <text:p>1570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5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1" table:style-name="ce4">
            <text:p>1571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2" table:style-name="ce4">
            <text:p>1572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0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3" table:style-name="ce4">
            <text:p>1573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2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4" table:style-name="ce4">
            <text:p>1574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5" table:style-name="ce4">
            <text:p>1575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6" table:style-name="ce4">
            <text:p>1576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9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7" table:style-name="ce4">
            <text:p>1577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8" table:style-name="ce4">
            <text:p>1578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9" table:style-name="ce4">
            <text:p>1579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0" table:style-name="ce4">
            <text:p>1580</text:p>
          </table:table-cell>
          <table:table-cell office:value-type="date" office:date-value="2023-09-11T00:00:00" table:style-name="ce5">
            <text:p>11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6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1" table:style-name="ce4">
            <text:p>1581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6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2" table:style-name="ce4">
            <text:p>1582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3" table:style-name="ce4">
            <text:p>1583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0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4" table:style-name="ce4">
            <text:p>1584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1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5" table:style-name="ce4">
            <text:p>1585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6" table:style-name="ce4">
            <text:p>1586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2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7" table:style-name="ce4">
            <text:p>1587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7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8" table:style-name="ce4">
            <text:p>1588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9" table:style-name="ce4">
            <text:p>1589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0" table:style-name="ce4">
            <text:p>1590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6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1" table:style-name="ce4">
            <text:p>1591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7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2" table:style-name="ce4">
            <text:p>1592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3" table:style-name="ce4">
            <text:p>1593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4" table:style-name="ce4">
            <text:p>1594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5" table:style-name="ce4">
            <text:p>1595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7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6" table:style-name="ce4">
            <text:p>1596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9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7" table:style-name="ce4">
            <text:p>1597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8" table:style-name="ce4">
            <text:p>1598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9" table:style-name="ce4">
            <text:p>1599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9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0" table:style-name="ce4">
            <text:p>1600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2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1" table:style-name="ce4">
            <text:p>1601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2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2" table:style-name="ce4">
            <text:p>1602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8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3" table:style-name="ce4">
            <text:p>1603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4" table:style-name="ce4">
            <text:p>1604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5" table:style-name="ce4">
            <text:p>1605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7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6" table:style-name="ce4">
            <text:p>1606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5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7" table:style-name="ce4">
            <text:p>1607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7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8" table:style-name="ce4">
            <text:p>1608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5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9" table:style-name="ce4">
            <text:p>1609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2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0" table:style-name="ce4">
            <text:p>1610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1" table:style-name="ce4">
            <text:p>1611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6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2" table:style-name="ce4">
            <text:p>1612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0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3" table:style-name="ce4">
            <text:p>1613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5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4" table:style-name="ce4">
            <text:p>1614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6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5" table:style-name="ce4">
            <text:p>1615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8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6" table:style-name="ce4">
            <text:p>1616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7" table:style-name="ce4">
            <text:p>1617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1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8" table:style-name="ce4">
            <text:p>1618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2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9" table:style-name="ce4">
            <text:p>1619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0" table:style-name="ce4">
            <text:p>1620</text:p>
          </table:table-cell>
          <table:table-cell office:value-type="date" office:date-value="2023-09-12T00:00:00" table:style-name="ce5">
            <text:p>12.09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2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1" table:style-name="ce4">
            <text:p>1621</text:p>
          </table:table-cell>
          <table:table-cell office:value-type="date" office:date-value="2023-09-13T00:00:00" table:style-name="ce5">
            <text:p>13.09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1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2" table:style-name="ce4">
            <text:p>1622</text:p>
          </table:table-cell>
          <table:table-cell office:value-type="date" office:date-value="2023-09-13T00:00:00" table:style-name="ce5">
            <text:p>13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3" table:style-name="ce4">
            <text:p>1623</text:p>
          </table:table-cell>
          <table:table-cell office:value-type="date" office:date-value="2023-09-13T00:00:00" table:style-name="ce5">
            <text:p>13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7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4" table:style-name="ce4">
            <text:p>1624</text:p>
          </table:table-cell>
          <table:table-cell office:value-type="date" office:date-value="2023-09-13T00:00:00" table:style-name="ce5">
            <text:p>13.09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5" table:style-name="ce4">
            <text:p>1625</text:p>
          </table:table-cell>
          <table:table-cell office:value-type="date" office:date-value="2023-09-13T00:00:00" table:style-name="ce5">
            <text:p>13.09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6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6" table:style-name="ce4">
            <text:p>1626</text:p>
          </table:table-cell>
          <table:table-cell office:value-type="date" office:date-value="2023-09-13T00:00:00" table:style-name="ce5">
            <text:p>13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8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7" table:style-name="ce4">
            <text:p>1627</text:p>
          </table:table-cell>
          <table:table-cell office:value-type="date" office:date-value="2023-09-13T00:00:00" table:style-name="ce5">
            <text:p>13.09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8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8" table:style-name="ce4">
            <text:p>1628</text:p>
          </table:table-cell>
          <table:table-cell office:value-type="date" office:date-value="2023-09-13T00:00:00" table:style-name="ce5">
            <text:p>13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9" table:style-name="ce4">
            <text:p>1629</text:p>
          </table:table-cell>
          <table:table-cell office:value-type="date" office:date-value="2023-09-13T00:00:00" table:style-name="ce5">
            <text:p>13.09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8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0" table:style-name="ce4">
            <text:p>1630</text:p>
          </table:table-cell>
          <table:table-cell office:value-type="date" office:date-value="2023-09-13T00:00:00" table:style-name="ce5">
            <text:p>13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1" table:style-name="ce4">
            <text:p>1631</text:p>
          </table:table-cell>
          <table:table-cell office:value-type="date" office:date-value="2023-09-13T00:00:00" table:style-name="ce5">
            <text:p>13.09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6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2" table:style-name="ce4">
            <text:p>1632</text:p>
          </table:table-cell>
          <table:table-cell office:value-type="date" office:date-value="2023-09-13T00:00:00" table:style-name="ce5">
            <text:p>13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3" table:style-name="ce4">
            <text:p>1633</text:p>
          </table:table-cell>
          <table:table-cell office:value-type="date" office:date-value="2023-09-13T00:00:00" table:style-name="ce5">
            <text:p>13.09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4" table:style-name="ce4">
            <text:p>1634</text:p>
          </table:table-cell>
          <table:table-cell office:value-type="date" office:date-value="2023-09-13T00:00:00" table:style-name="ce5">
            <text:p>13.09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5" table:style-name="ce4">
            <text:p>1635</text:p>
          </table:table-cell>
          <table:table-cell office:value-type="date" office:date-value="2023-09-13T00:00:00" table:style-name="ce5">
            <text:p>13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6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6" table:style-name="ce4">
            <text:p>1636</text:p>
          </table:table-cell>
          <table:table-cell office:value-type="date" office:date-value="2023-09-13T00:00:00" table:style-name="ce5">
            <text:p>13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7" table:style-name="ce4">
            <text:p>1637</text:p>
          </table:table-cell>
          <table:table-cell office:value-type="date" office:date-value="2023-09-13T00:00:00" table:style-name="ce5">
            <text:p>13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8" table:style-name="ce4">
            <text:p>1638</text:p>
          </table:table-cell>
          <table:table-cell office:value-type="date" office:date-value="2023-09-13T00:00:00" table:style-name="ce5">
            <text:p>13.09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5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9" table:style-name="ce4">
            <text:p>1639</text:p>
          </table:table-cell>
          <table:table-cell office:value-type="date" office:date-value="2023-09-13T00:00:00" table:style-name="ce5">
            <text:p>13.09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0" table:style-name="ce4">
            <text:p>1640</text:p>
          </table:table-cell>
          <table:table-cell office:value-type="date" office:date-value="2023-09-13T00:00:00" table:style-name="ce5">
            <text:p>13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5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1" table:style-name="ce4">
            <text:p>1641</text:p>
          </table:table-cell>
          <table:table-cell office:value-type="date" office:date-value="2023-09-13T00:00:00" table:style-name="ce5">
            <text:p>13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6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2" table:style-name="ce4">
            <text:p>1642</text:p>
          </table:table-cell>
          <table:table-cell office:value-type="date" office:date-value="2023-09-13T00:00:00" table:style-name="ce5">
            <text:p>13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2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3" table:style-name="ce4">
            <text:p>1643</text:p>
          </table:table-cell>
          <table:table-cell office:value-type="date" office:date-value="2023-09-13T00:00:00" table:style-name="ce5">
            <text:p>13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4" table:style-name="ce4">
            <text:p>1644</text:p>
          </table:table-cell>
          <table:table-cell office:value-type="date" office:date-value="2023-09-14T00:00:00" table:style-name="ce5">
            <text:p>14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5" table:style-name="ce4">
            <text:p>1645</text:p>
          </table:table-cell>
          <table:table-cell office:value-type="date" office:date-value="2023-09-14T00:00:00" table:style-name="ce5">
            <text:p>14.09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1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6" table:style-name="ce4">
            <text:p>1646</text:p>
          </table:table-cell>
          <table:table-cell office:value-type="date" office:date-value="2023-09-14T00:00:00" table:style-name="ce5">
            <text:p>14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9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7" table:style-name="ce4">
            <text:p>1647</text:p>
          </table:table-cell>
          <table:table-cell office:value-type="date" office:date-value="2023-09-14T00:00:00" table:style-name="ce5">
            <text:p>14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6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8" table:style-name="ce4">
            <text:p>1648</text:p>
          </table:table-cell>
          <table:table-cell office:value-type="date" office:date-value="2023-09-14T00:00:00" table:style-name="ce5">
            <text:p>14.09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9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9" table:style-name="ce4">
            <text:p>1649</text:p>
          </table:table-cell>
          <table:table-cell office:value-type="date" office:date-value="2023-09-14T00:00:00" table:style-name="ce5">
            <text:p>14.09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6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0" table:style-name="ce4">
            <text:p>1650</text:p>
          </table:table-cell>
          <table:table-cell office:value-type="date" office:date-value="2023-09-14T00:00:00" table:style-name="ce5">
            <text:p>14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2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1" table:style-name="ce4">
            <text:p>1651</text:p>
          </table:table-cell>
          <table:table-cell office:value-type="date" office:date-value="2023-09-14T00:00:00" table:style-name="ce5">
            <text:p>14.09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6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2" table:style-name="ce4">
            <text:p>1652</text:p>
          </table:table-cell>
          <table:table-cell office:value-type="date" office:date-value="2023-09-14T00:00:00" table:style-name="ce5">
            <text:p>14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1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3" table:style-name="ce4">
            <text:p>1653</text:p>
          </table:table-cell>
          <table:table-cell office:value-type="date" office:date-value="2023-09-14T00:00:00" table:style-name="ce5">
            <text:p>14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6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4" table:style-name="ce4">
            <text:p>1654</text:p>
          </table:table-cell>
          <table:table-cell office:value-type="date" office:date-value="2023-09-14T00:00:00" table:style-name="ce5">
            <text:p>14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8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5" table:style-name="ce4">
            <text:p>1655</text:p>
          </table:table-cell>
          <table:table-cell office:value-type="date" office:date-value="2023-09-14T00:00:00" table:style-name="ce5">
            <text:p>14.09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8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6" table:style-name="ce4">
            <text:p>1656</text:p>
          </table:table-cell>
          <table:table-cell office:value-type="date" office:date-value="2023-09-14T00:00:00" table:style-name="ce5">
            <text:p>14.09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9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7" table:style-name="ce4">
            <text:p>1657</text:p>
          </table:table-cell>
          <table:table-cell office:value-type="date" office:date-value="2023-09-14T00:00:00" table:style-name="ce5">
            <text:p>14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8" table:style-name="ce4">
            <text:p>1658</text:p>
          </table:table-cell>
          <table:table-cell office:value-type="date" office:date-value="2023-09-14T00:00:00" table:style-name="ce5">
            <text:p>14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8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9" table:style-name="ce4">
            <text:p>1659</text:p>
          </table:table-cell>
          <table:table-cell office:value-type="date" office:date-value="2023-09-14T00:00:00" table:style-name="ce5">
            <text:p>14.09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9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0" table:style-name="ce4">
            <text:p>1660</text:p>
          </table:table-cell>
          <table:table-cell office:value-type="date" office:date-value="2023-09-14T00:00:00" table:style-name="ce5">
            <text:p>14.09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1" table:style-name="ce4">
            <text:p>1661</text:p>
          </table:table-cell>
          <table:table-cell office:value-type="date" office:date-value="2023-09-14T00:00:00" table:style-name="ce5">
            <text:p>14.09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2" table:style-name="ce4">
            <text:p>1662</text:p>
          </table:table-cell>
          <table:table-cell office:value-type="date" office:date-value="2023-09-14T00:00:00" table:style-name="ce5">
            <text:p>14.09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7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3" table:style-name="ce4">
            <text:p>1663</text:p>
          </table:table-cell>
          <table:table-cell office:value-type="date" office:date-value="2023-09-14T00:00:00" table:style-name="ce5">
            <text:p>14.09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4" table:style-name="ce4">
            <text:p>1664</text:p>
          </table:table-cell>
          <table:table-cell office:value-type="date" office:date-value="2023-09-14T00:00:00" table:style-name="ce5">
            <text:p>14.09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2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5" table:style-name="ce4">
            <text:p>1665</text:p>
          </table:table-cell>
          <table:table-cell office:value-type="date" office:date-value="2023-09-14T00:00:00" table:style-name="ce5">
            <text:p>14.09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5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6" table:style-name="ce4">
            <text:p>1666</text:p>
          </table:table-cell>
          <table:table-cell office:value-type="date" office:date-value="2023-09-14T00:00:00" table:style-name="ce5">
            <text:p>14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7" table:style-name="ce4">
            <text:p>1667</text:p>
          </table:table-cell>
          <table:table-cell office:value-type="date" office:date-value="2023-09-14T00:00:00" table:style-name="ce5">
            <text:p>14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8" table:style-name="ce4">
            <text:p>1668</text:p>
          </table:table-cell>
          <table:table-cell office:value-type="date" office:date-value="2023-09-14T00:00:00" table:style-name="ce5">
            <text:p>14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9" table:style-name="ce4">
            <text:p>1669</text:p>
          </table:table-cell>
          <table:table-cell office:value-type="date" office:date-value="2023-09-14T00:00:00" table:style-name="ce5">
            <text:p>14.09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0" table:style-name="ce4">
            <text:p>1670</text:p>
          </table:table-cell>
          <table:table-cell office:value-type="date" office:date-value="2023-09-14T00:00:00" table:style-name="ce5">
            <text:p>14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1" table:style-name="ce4">
            <text:p>1671</text:p>
          </table:table-cell>
          <table:table-cell office:value-type="date" office:date-value="2023-09-14T00:00:00" table:style-name="ce5">
            <text:p>14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7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2" table:style-name="ce4">
            <text:p>1672</text:p>
          </table:table-cell>
          <table:table-cell office:value-type="date" office:date-value="2023-09-14T00:00:00" table:style-name="ce5">
            <text:p>14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2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3" table:style-name="ce4">
            <text:p>1673</text:p>
          </table:table-cell>
          <table:table-cell office:value-type="date" office:date-value="2023-09-14T00:00:00" table:style-name="ce5">
            <text:p>14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4" table:style-name="ce4">
            <text:p>1674</text:p>
          </table:table-cell>
          <table:table-cell office:value-type="date" office:date-value="2023-09-14T00:00:00" table:style-name="ce5">
            <text:p>14.09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5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5" table:style-name="ce4">
            <text:p>1675</text:p>
          </table:table-cell>
          <table:table-cell office:value-type="date" office:date-value="2023-09-14T00:00:00" table:style-name="ce5">
            <text:p>14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7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6" table:style-name="ce4">
            <text:p>1676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5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7" table:style-name="ce4">
            <text:p>1677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0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8" table:style-name="ce4">
            <text:p>1678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9" table:style-name="ce4">
            <text:p>1679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0" table:style-name="ce4">
            <text:p>1680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1" table:style-name="ce4">
            <text:p>1681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7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2" table:style-name="ce4">
            <text:p>1682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3" table:style-name="ce4">
            <text:p>1683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0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4" table:style-name="ce4">
            <text:p>1684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5" table:style-name="ce4">
            <text:p>1685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5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6" table:style-name="ce4">
            <text:p>1686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6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7" table:style-name="ce4">
            <text:p>1687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8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8" table:style-name="ce4">
            <text:p>1688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8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9" table:style-name="ce4">
            <text:p>1689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0" table:style-name="ce4">
            <text:p>1690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1" table:style-name="ce4">
            <text:p>1691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0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2" table:style-name="ce4">
            <text:p>1692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3" table:style-name="ce4">
            <text:p>1693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4" table:style-name="ce4">
            <text:p>1694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5" table:style-name="ce4">
            <text:p>1695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6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6" table:style-name="ce4">
            <text:p>1696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2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7" table:style-name="ce4">
            <text:p>1697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8" table:style-name="ce4">
            <text:p>1698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5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9" table:style-name="ce4">
            <text:p>1699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0" table:style-name="ce4">
            <text:p>1700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1" table:style-name="ce4">
            <text:p>1701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7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2" table:style-name="ce4">
            <text:p>1702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6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3" table:style-name="ce4">
            <text:p>1703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9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4" table:style-name="ce4">
            <text:p>1704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1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5" table:style-name="ce4">
            <text:p>1705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9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6" table:style-name="ce4">
            <text:p>1706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7" table:style-name="ce4">
            <text:p>1707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5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8" table:style-name="ce4">
            <text:p>1708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6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9" table:style-name="ce4">
            <text:p>1709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0" table:style-name="ce4">
            <text:p>1710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8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1" table:style-name="ce4">
            <text:p>1711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2" table:style-name="ce4">
            <text:p>1712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5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3" table:style-name="ce4">
            <text:p>1713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4" table:style-name="ce4">
            <text:p>1714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2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5" table:style-name="ce4">
            <text:p>1715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1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6" table:style-name="ce4">
            <text:p>1716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7" table:style-name="ce4">
            <text:p>1717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0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8" table:style-name="ce4">
            <text:p>1718</text:p>
          </table:table-cell>
          <table:table-cell office:value-type="date" office:date-value="2023-09-15T00:00:00" table:style-name="ce5">
            <text:p>15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2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9" table:style-name="ce4">
            <text:p>1719</text:p>
          </table:table-cell>
          <table:table-cell office:value-type="date" office:date-value="2023-09-16T00:00:00" table:style-name="ce5">
            <text:p>16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0" table:style-name="ce4">
            <text:p>1720</text:p>
          </table:table-cell>
          <table:table-cell office:value-type="date" office:date-value="2023-09-16T00:00:00" table:style-name="ce5">
            <text:p>16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1" table:style-name="ce4">
            <text:p>1721</text:p>
          </table:table-cell>
          <table:table-cell office:value-type="date" office:date-value="2023-09-16T00:00:00" table:style-name="ce5">
            <text:p>16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2" table:style-name="ce4">
            <text:p>1722</text:p>
          </table:table-cell>
          <table:table-cell office:value-type="date" office:date-value="2023-09-16T00:00:00" table:style-name="ce5">
            <text:p>16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3" table:style-name="ce4">
            <text:p>1723</text:p>
          </table:table-cell>
          <table:table-cell office:value-type="date" office:date-value="2023-09-16T00:00:00" table:style-name="ce5">
            <text:p>16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6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4" table:style-name="ce4">
            <text:p>1724</text:p>
          </table:table-cell>
          <table:table-cell office:value-type="date" office:date-value="2023-09-16T00:00:00" table:style-name="ce5">
            <text:p>16.09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8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5" table:style-name="ce4">
            <text:p>1725</text:p>
          </table:table-cell>
          <table:table-cell office:value-type="date" office:date-value="2023-09-16T00:00:00" table:style-name="ce5">
            <text:p>16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5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6" table:style-name="ce4">
            <text:p>1726</text:p>
          </table:table-cell>
          <table:table-cell office:value-type="date" office:date-value="2023-09-16T00:00:00" table:style-name="ce5">
            <text:p>16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7" table:style-name="ce4">
            <text:p>1727</text:p>
          </table:table-cell>
          <table:table-cell office:value-type="date" office:date-value="2023-09-16T00:00:00" table:style-name="ce5">
            <text:p>16.09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8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8" table:style-name="ce4">
            <text:p>1728</text:p>
          </table:table-cell>
          <table:table-cell office:value-type="date" office:date-value="2023-09-16T00:00:00" table:style-name="ce5">
            <text:p>16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9" table:style-name="ce4">
            <text:p>1729</text:p>
          </table:table-cell>
          <table:table-cell office:value-type="date" office:date-value="2023-09-16T00:00:00" table:style-name="ce5">
            <text:p>16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0" table:style-name="ce4">
            <text:p>1730</text:p>
          </table:table-cell>
          <table:table-cell office:value-type="date" office:date-value="2023-09-16T00:00:00" table:style-name="ce5">
            <text:p>16.09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1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1" table:style-name="ce4">
            <text:p>1731</text:p>
          </table:table-cell>
          <table:table-cell office:value-type="date" office:date-value="2023-09-16T00:00:00" table:style-name="ce5">
            <text:p>16.09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2" table:style-name="ce4">
            <text:p>1732</text:p>
          </table:table-cell>
          <table:table-cell office:value-type="date" office:date-value="2023-09-16T00:00:00" table:style-name="ce5">
            <text:p>16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2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3" table:style-name="ce4">
            <text:p>1733</text:p>
          </table:table-cell>
          <table:table-cell office:value-type="date" office:date-value="2023-09-16T00:00:00" table:style-name="ce5">
            <text:p>16.09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8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4" table:style-name="ce4">
            <text:p>1734</text:p>
          </table:table-cell>
          <table:table-cell office:value-type="date" office:date-value="2023-09-16T00:00:00" table:style-name="ce5">
            <text:p>16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0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5" table:style-name="ce4">
            <text:p>1735</text:p>
          </table:table-cell>
          <table:table-cell office:value-type="date" office:date-value="2023-09-16T00:00:00" table:style-name="ce5">
            <text:p>16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6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6" table:style-name="ce4">
            <text:p>1736</text:p>
          </table:table-cell>
          <table:table-cell office:value-type="date" office:date-value="2023-09-16T00:00:00" table:style-name="ce5">
            <text:p>16.09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0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7" table:style-name="ce4">
            <text:p>1737</text:p>
          </table:table-cell>
          <table:table-cell office:value-type="date" office:date-value="2023-09-16T00:00:00" table:style-name="ce5">
            <text:p>16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2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8" table:style-name="ce4">
            <text:p>1738</text:p>
          </table:table-cell>
          <table:table-cell office:value-type="date" office:date-value="2023-09-16T00:00:00" table:style-name="ce5">
            <text:p>16.09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9" table:style-name="ce4">
            <text:p>1739</text:p>
          </table:table-cell>
          <table:table-cell office:value-type="date" office:date-value="2023-09-16T00:00:00" table:style-name="ce5">
            <text:p>16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9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0" table:style-name="ce4">
            <text:p>1740</text:p>
          </table:table-cell>
          <table:table-cell office:value-type="date" office:date-value="2023-09-16T00:00:00" table:style-name="ce5">
            <text:p>16.09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5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1" table:style-name="ce4">
            <text:p>1741</text:p>
          </table:table-cell>
          <table:table-cell office:value-type="date" office:date-value="2023-09-16T00:00:00" table:style-name="ce5">
            <text:p>16.09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5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2" table:style-name="ce4">
            <text:p>1742</text:p>
          </table:table-cell>
          <table:table-cell office:value-type="date" office:date-value="2023-09-16T00:00:00" table:style-name="ce5">
            <text:p>16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3" table:style-name="ce4">
            <text:p>1743</text:p>
          </table:table-cell>
          <table:table-cell office:value-type="date" office:date-value="2023-09-16T00:00:00" table:style-name="ce5">
            <text:p>16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9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4" table:style-name="ce4">
            <text:p>1744</text:p>
          </table:table-cell>
          <table:table-cell office:value-type="date" office:date-value="2023-09-16T00:00:00" table:style-name="ce5">
            <text:p>16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8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5" table:style-name="ce4">
            <text:p>1745</text:p>
          </table:table-cell>
          <table:table-cell office:value-type="date" office:date-value="2023-09-16T00:00:00" table:style-name="ce5">
            <text:p>16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1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6" table:style-name="ce4">
            <text:p>1746</text:p>
          </table:table-cell>
          <table:table-cell office:value-type="date" office:date-value="2023-09-16T00:00:00" table:style-name="ce5">
            <text:p>16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6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7" table:style-name="ce4">
            <text:p>1747</text:p>
          </table:table-cell>
          <table:table-cell office:value-type="date" office:date-value="2023-09-16T00:00:00" table:style-name="ce5">
            <text:p>16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8" table:style-name="ce4">
            <text:p>1748</text:p>
          </table:table-cell>
          <table:table-cell office:value-type="date" office:date-value="2023-09-16T00:00:00" table:style-name="ce5">
            <text:p>16.09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9" table:style-name="ce4">
            <text:p>1749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2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0" table:style-name="ce4">
            <text:p>1750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5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1" table:style-name="ce4">
            <text:p>1751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6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2" table:style-name="ce4">
            <text:p>1752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2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3" table:style-name="ce4">
            <text:p>1753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4" table:style-name="ce4">
            <text:p>1754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5" table:style-name="ce4">
            <text:p>1755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5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6" table:style-name="ce4">
            <text:p>1756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2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7" table:style-name="ce4">
            <text:p>1757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5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8" table:style-name="ce4">
            <text:p>1758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5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9" table:style-name="ce4">
            <text:p>1759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9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0" table:style-name="ce4">
            <text:p>1760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6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1" table:style-name="ce4">
            <text:p>1761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5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2" table:style-name="ce4">
            <text:p>1762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2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3" table:style-name="ce4">
            <text:p>1763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4" table:style-name="ce4">
            <text:p>1764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5" table:style-name="ce4">
            <text:p>1765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6" table:style-name="ce4">
            <text:p>1766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0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7" table:style-name="ce4">
            <text:p>1767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8" table:style-name="ce4">
            <text:p>1768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6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9" table:style-name="ce4">
            <text:p>1769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6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0" table:style-name="ce4">
            <text:p>1770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2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1" table:style-name="ce4">
            <text:p>1771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7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2" table:style-name="ce4">
            <text:p>1772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1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3" table:style-name="ce4">
            <text:p>1773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4" table:style-name="ce4">
            <text:p>1774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5" table:style-name="ce4">
            <text:p>1775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2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6" table:style-name="ce4">
            <text:p>1776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7" table:style-name="ce4">
            <text:p>1777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8" table:style-name="ce4">
            <text:p>1778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9" table:style-name="ce4">
            <text:p>1779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2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0" table:style-name="ce4">
            <text:p>1780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1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1" table:style-name="ce4">
            <text:p>1781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2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2" table:style-name="ce4">
            <text:p>1782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6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3" table:style-name="ce4">
            <text:p>1783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2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4" table:style-name="ce4">
            <text:p>1784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8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5" table:style-name="ce4">
            <text:p>1785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6" table:style-name="ce4">
            <text:p>1786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6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7" table:style-name="ce4">
            <text:p>1787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5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8" table:style-name="ce4">
            <text:p>1788</text:p>
          </table:table-cell>
          <table:table-cell office:value-type="date" office:date-value="2023-09-17T00:00:00" table:style-name="ce5">
            <text:p>17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6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9" table:style-name="ce4">
            <text:p>1789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8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0" table:style-name="ce4">
            <text:p>1790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0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1" table:style-name="ce4">
            <text:p>1791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2" table:style-name="ce4">
            <text:p>1792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2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3" table:style-name="ce4">
            <text:p>1793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4" table:style-name="ce4">
            <text:p>1794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0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5" table:style-name="ce4">
            <text:p>1795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6" table:style-name="ce4">
            <text:p>1796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7" table:style-name="ce4">
            <text:p>1797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8" table:style-name="ce4">
            <text:p>1798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9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9" table:style-name="ce4">
            <text:p>1799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2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0" table:style-name="ce4">
            <text:p>1800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1" table:style-name="ce4">
            <text:p>1801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2" table:style-name="ce4">
            <text:p>1802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5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3" table:style-name="ce4">
            <text:p>1803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5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4" table:style-name="ce4">
            <text:p>1804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5" table:style-name="ce4">
            <text:p>1805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6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6" table:style-name="ce4">
            <text:p>1806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7" table:style-name="ce4">
            <text:p>1807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8" table:style-name="ce4">
            <text:p>1808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8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9" table:style-name="ce4">
            <text:p>1809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6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0" table:style-name="ce4">
            <text:p>1810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7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1" table:style-name="ce4">
            <text:p>1811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5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2" table:style-name="ce4">
            <text:p>1812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6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3" table:style-name="ce4">
            <text:p>1813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4" table:style-name="ce4">
            <text:p>1814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0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5" table:style-name="ce4">
            <text:p>1815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6" table:style-name="ce4">
            <text:p>1816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7" table:style-name="ce4">
            <text:p>1817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8" table:style-name="ce4">
            <text:p>1818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6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9" table:style-name="ce4">
            <text:p>1819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5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0" table:style-name="ce4">
            <text:p>1820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2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1" table:style-name="ce4">
            <text:p>1821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2" table:style-name="ce4">
            <text:p>1822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6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3" table:style-name="ce4">
            <text:p>1823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9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4" table:style-name="ce4">
            <text:p>1824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2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5" table:style-name="ce4">
            <text:p>1825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6" table:style-name="ce4">
            <text:p>1826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8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7" table:style-name="ce4">
            <text:p>1827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8" table:style-name="ce4">
            <text:p>1828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6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9" table:style-name="ce4">
            <text:p>1829</text:p>
          </table:table-cell>
          <table:table-cell office:value-type="date" office:date-value="2023-09-18T00:00:00" table:style-name="ce5">
            <text:p>18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0" table:style-name="ce4">
            <text:p>1830</text:p>
          </table:table-cell>
          <table:table-cell office:value-type="date" office:date-value="2023-09-19T00:00:00" table:style-name="ce5">
            <text:p>19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8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1" table:style-name="ce4">
            <text:p>1831</text:p>
          </table:table-cell>
          <table:table-cell office:value-type="date" office:date-value="2023-09-19T00:00:00" table:style-name="ce5">
            <text:p>19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2" table:style-name="ce4">
            <text:p>1832</text:p>
          </table:table-cell>
          <table:table-cell office:value-type="date" office:date-value="2023-09-19T00:00:00" table:style-name="ce5">
            <text:p>19.09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3" table:style-name="ce4">
            <text:p>1833</text:p>
          </table:table-cell>
          <table:table-cell office:value-type="date" office:date-value="2023-09-19T00:00:00" table:style-name="ce5">
            <text:p>19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4" table:style-name="ce4">
            <text:p>1834</text:p>
          </table:table-cell>
          <table:table-cell office:value-type="date" office:date-value="2023-09-19T00:00:00" table:style-name="ce5">
            <text:p>19.09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8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5" table:style-name="ce4">
            <text:p>1835</text:p>
          </table:table-cell>
          <table:table-cell office:value-type="date" office:date-value="2023-09-19T00:00:00" table:style-name="ce5">
            <text:p>19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6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6" table:style-name="ce4">
            <text:p>1836</text:p>
          </table:table-cell>
          <table:table-cell office:value-type="date" office:date-value="2023-09-19T00:00:00" table:style-name="ce5">
            <text:p>19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6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7" table:style-name="ce4">
            <text:p>1837</text:p>
          </table:table-cell>
          <table:table-cell office:value-type="date" office:date-value="2023-09-19T00:00:00" table:style-name="ce5">
            <text:p>19.09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8" table:style-name="ce4">
            <text:p>1838</text:p>
          </table:table-cell>
          <table:table-cell office:value-type="date" office:date-value="2023-09-19T00:00:00" table:style-name="ce5">
            <text:p>19.09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2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9" table:style-name="ce4">
            <text:p>1839</text:p>
          </table:table-cell>
          <table:table-cell office:value-type="date" office:date-value="2023-09-19T00:00:00" table:style-name="ce5">
            <text:p>19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0" table:style-name="ce4">
            <text:p>1840</text:p>
          </table:table-cell>
          <table:table-cell office:value-type="date" office:date-value="2023-09-19T00:00:00" table:style-name="ce5">
            <text:p>19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6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1" table:style-name="ce4">
            <text:p>1841</text:p>
          </table:table-cell>
          <table:table-cell office:value-type="date" office:date-value="2023-09-19T00:00:00" table:style-name="ce5">
            <text:p>19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2" table:style-name="ce4">
            <text:p>1842</text:p>
          </table:table-cell>
          <table:table-cell office:value-type="date" office:date-value="2023-09-19T00:00:00" table:style-name="ce5">
            <text:p>19.09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7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3" table:style-name="ce4">
            <text:p>1843</text:p>
          </table:table-cell>
          <table:table-cell office:value-type="date" office:date-value="2023-09-19T00:00:00" table:style-name="ce5">
            <text:p>19.09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5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4" table:style-name="ce4">
            <text:p>1844</text:p>
          </table:table-cell>
          <table:table-cell office:value-type="date" office:date-value="2023-09-19T00:00:00" table:style-name="ce5">
            <text:p>19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5" table:style-name="ce4">
            <text:p>1845</text:p>
          </table:table-cell>
          <table:table-cell office:value-type="date" office:date-value="2023-09-19T00:00:00" table:style-name="ce5">
            <text:p>19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6" table:style-name="ce4">
            <text:p>1846</text:p>
          </table:table-cell>
          <table:table-cell office:value-type="date" office:date-value="2023-09-19T00:00:00" table:style-name="ce5">
            <text:p>19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7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7" table:style-name="ce4">
            <text:p>1847</text:p>
          </table:table-cell>
          <table:table-cell office:value-type="date" office:date-value="2023-09-19T00:00:00" table:style-name="ce5">
            <text:p>19.09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0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8" table:style-name="ce4">
            <text:p>1848</text:p>
          </table:table-cell>
          <table:table-cell office:value-type="date" office:date-value="2023-09-19T00:00:00" table:style-name="ce5">
            <text:p>19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5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9" table:style-name="ce4">
            <text:p>1849</text:p>
          </table:table-cell>
          <table:table-cell office:value-type="date" office:date-value="2023-09-19T00:00:00" table:style-name="ce5">
            <text:p>19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0" table:style-name="ce4">
            <text:p>1850</text:p>
          </table:table-cell>
          <table:table-cell office:value-type="date" office:date-value="2023-09-19T00:00:00" table:style-name="ce5">
            <text:p>19.09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9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1" table:style-name="ce4">
            <text:p>1851</text:p>
          </table:table-cell>
          <table:table-cell office:value-type="date" office:date-value="2023-09-19T00:00:00" table:style-name="ce5">
            <text:p>19.09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1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2" table:style-name="ce4">
            <text:p>1852</text:p>
          </table:table-cell>
          <table:table-cell office:value-type="date" office:date-value="2023-09-19T00:00:00" table:style-name="ce5">
            <text:p>19.09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3" table:style-name="ce4">
            <text:p>1853</text:p>
          </table:table-cell>
          <table:table-cell office:value-type="date" office:date-value="2023-09-19T00:00:00" table:style-name="ce5">
            <text:p>19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9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4" table:style-name="ce4">
            <text:p>1854</text:p>
          </table:table-cell>
          <table:table-cell office:value-type="date" office:date-value="2023-09-19T00:00:00" table:style-name="ce5">
            <text:p>19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7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5" table:style-name="ce4">
            <text:p>1855</text:p>
          </table:table-cell>
          <table:table-cell office:value-type="date" office:date-value="2023-09-19T00:00:00" table:style-name="ce5">
            <text:p>19.09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8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6" table:style-name="ce4">
            <text:p>1856</text:p>
          </table:table-cell>
          <table:table-cell office:value-type="date" office:date-value="2023-09-19T00:00:00" table:style-name="ce5">
            <text:p>19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1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7" table:style-name="ce4">
            <text:p>1857</text:p>
          </table:table-cell>
          <table:table-cell office:value-type="date" office:date-value="2023-09-19T00:00:00" table:style-name="ce5">
            <text:p>19.09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8" table:style-name="ce4">
            <text:p>1858</text:p>
          </table:table-cell>
          <table:table-cell office:value-type="date" office:date-value="2023-09-20T00:00:00" table:style-name="ce5">
            <text:p>20.09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1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9" table:style-name="ce4">
            <text:p>1859</text:p>
          </table:table-cell>
          <table:table-cell office:value-type="date" office:date-value="2023-09-20T00:00:00" table:style-name="ce5">
            <text:p>20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0" table:style-name="ce4">
            <text:p>1860</text:p>
          </table:table-cell>
          <table:table-cell office:value-type="date" office:date-value="2023-09-20T00:00:00" table:style-name="ce5">
            <text:p>20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6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1" table:style-name="ce4">
            <text:p>1861</text:p>
          </table:table-cell>
          <table:table-cell office:value-type="date" office:date-value="2023-09-20T00:00:00" table:style-name="ce5">
            <text:p>20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9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2" table:style-name="ce4">
            <text:p>1862</text:p>
          </table:table-cell>
          <table:table-cell office:value-type="date" office:date-value="2023-09-20T00:00:00" table:style-name="ce5">
            <text:p>20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5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3" table:style-name="ce4">
            <text:p>1863</text:p>
          </table:table-cell>
          <table:table-cell office:value-type="date" office:date-value="2023-09-20T00:00:00" table:style-name="ce5">
            <text:p>20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6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4" table:style-name="ce4">
            <text:p>1864</text:p>
          </table:table-cell>
          <table:table-cell office:value-type="date" office:date-value="2023-09-20T00:00:00" table:style-name="ce5">
            <text:p>20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5" table:style-name="ce4">
            <text:p>1865</text:p>
          </table:table-cell>
          <table:table-cell office:value-type="date" office:date-value="2023-09-20T00:00:00" table:style-name="ce5">
            <text:p>20.09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6" table:style-name="ce4">
            <text:p>1866</text:p>
          </table:table-cell>
          <table:table-cell office:value-type="date" office:date-value="2023-09-20T00:00:00" table:style-name="ce5">
            <text:p>20.09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6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7" table:style-name="ce4">
            <text:p>1867</text:p>
          </table:table-cell>
          <table:table-cell office:value-type="date" office:date-value="2023-09-20T00:00:00" table:style-name="ce5">
            <text:p>20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8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8" table:style-name="ce4">
            <text:p>1868</text:p>
          </table:table-cell>
          <table:table-cell office:value-type="date" office:date-value="2023-09-20T00:00:00" table:style-name="ce5">
            <text:p>20.09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8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9" table:style-name="ce4">
            <text:p>1869</text:p>
          </table:table-cell>
          <table:table-cell office:value-type="date" office:date-value="2023-09-20T00:00:00" table:style-name="ce5">
            <text:p>20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7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0" table:style-name="ce4">
            <text:p>1870</text:p>
          </table:table-cell>
          <table:table-cell office:value-type="date" office:date-value="2023-09-20T00:00:00" table:style-name="ce5">
            <text:p>20.09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8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1" table:style-name="ce4">
            <text:p>1871</text:p>
          </table:table-cell>
          <table:table-cell office:value-type="date" office:date-value="2023-09-20T00:00:00" table:style-name="ce5">
            <text:p>20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2" table:style-name="ce4">
            <text:p>1872</text:p>
          </table:table-cell>
          <table:table-cell office:value-type="date" office:date-value="2023-09-20T00:00:00" table:style-name="ce5">
            <text:p>20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9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3" table:style-name="ce4">
            <text:p>1873</text:p>
          </table:table-cell>
          <table:table-cell office:value-type="date" office:date-value="2023-09-20T00:00:00" table:style-name="ce5">
            <text:p>20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4" table:style-name="ce4">
            <text:p>1874</text:p>
          </table:table-cell>
          <table:table-cell office:value-type="date" office:date-value="2023-09-20T00:00:00" table:style-name="ce5">
            <text:p>20.09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6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5" table:style-name="ce4">
            <text:p>1875</text:p>
          </table:table-cell>
          <table:table-cell office:value-type="date" office:date-value="2023-09-20T00:00:00" table:style-name="ce5">
            <text:p>20.09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6" table:style-name="ce4">
            <text:p>1876</text:p>
          </table:table-cell>
          <table:table-cell office:value-type="date" office:date-value="2023-09-20T00:00:00" table:style-name="ce5">
            <text:p>20.09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7" table:style-name="ce4">
            <text:p>1877</text:p>
          </table:table-cell>
          <table:table-cell office:value-type="date" office:date-value="2023-09-20T00:00:00" table:style-name="ce5">
            <text:p>20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8" table:style-name="ce4">
            <text:p>1878</text:p>
          </table:table-cell>
          <table:table-cell office:value-type="date" office:date-value="2023-09-20T00:00:00" table:style-name="ce5">
            <text:p>20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2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9" table:style-name="ce4">
            <text:p>1879</text:p>
          </table:table-cell>
          <table:table-cell office:value-type="date" office:date-value="2023-09-20T00:00:00" table:style-name="ce5">
            <text:p>20.09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0" table:style-name="ce4">
            <text:p>1880</text:p>
          </table:table-cell>
          <table:table-cell office:value-type="date" office:date-value="2023-09-20T00:00:00" table:style-name="ce5">
            <text:p>20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0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1" table:style-name="ce4">
            <text:p>1881</text:p>
          </table:table-cell>
          <table:table-cell office:value-type="date" office:date-value="2023-09-20T00:00:00" table:style-name="ce5">
            <text:p>20.09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0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2" table:style-name="ce4">
            <text:p>1882</text:p>
          </table:table-cell>
          <table:table-cell office:value-type="date" office:date-value="2023-09-20T00:00:00" table:style-name="ce5">
            <text:p>20.09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9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3" table:style-name="ce4">
            <text:p>1883</text:p>
          </table:table-cell>
          <table:table-cell office:value-type="date" office:date-value="2023-09-20T00:00:00" table:style-name="ce5">
            <text:p>20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0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4" table:style-name="ce4">
            <text:p>1884</text:p>
          </table:table-cell>
          <table:table-cell office:value-type="date" office:date-value="2023-09-20T00:00:00" table:style-name="ce5">
            <text:p>20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2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5" table:style-name="ce4">
            <text:p>1885</text:p>
          </table:table-cell>
          <table:table-cell office:value-type="date" office:date-value="2023-09-20T00:00:00" table:style-name="ce5">
            <text:p>20.09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6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6" table:style-name="ce4">
            <text:p>1886</text:p>
          </table:table-cell>
          <table:table-cell office:value-type="date" office:date-value="2023-09-20T00:00:00" table:style-name="ce5">
            <text:p>20.09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6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7" table:style-name="ce4">
            <text:p>1887</text:p>
          </table:table-cell>
          <table:table-cell office:value-type="date" office:date-value="2023-09-20T00:00:00" table:style-name="ce5">
            <text:p>20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0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8" table:style-name="ce4">
            <text:p>1888</text:p>
          </table:table-cell>
          <table:table-cell office:value-type="date" office:date-value="2023-09-20T00:00:00" table:style-name="ce5">
            <text:p>20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6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9" table:style-name="ce4">
            <text:p>1889</text:p>
          </table:table-cell>
          <table:table-cell office:value-type="date" office:date-value="2023-09-20T00:00:00" table:style-name="ce5">
            <text:p>20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6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0" table:style-name="ce4">
            <text:p>1890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1" table:style-name="ce4">
            <text:p>1891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7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2" table:style-name="ce4">
            <text:p>1892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3" table:style-name="ce4">
            <text:p>1893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4" table:style-name="ce4">
            <text:p>1894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5" table:style-name="ce4">
            <text:p>1895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6" table:style-name="ce4">
            <text:p>1896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9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7" table:style-name="ce4">
            <text:p>1897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5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8" table:style-name="ce4">
            <text:p>1898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8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9" table:style-name="ce4">
            <text:p>1899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9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0" table:style-name="ce4">
            <text:p>1900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1" table:style-name="ce4">
            <text:p>1901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2" table:style-name="ce4">
            <text:p>1902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3" table:style-name="ce4">
            <text:p>1903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4" table:style-name="ce4">
            <text:p>1904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5" table:style-name="ce4">
            <text:p>1905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6" table:style-name="ce4">
            <text:p>1906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5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7" table:style-name="ce4">
            <text:p>1907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8" table:style-name="ce4">
            <text:p>1908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0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9" table:style-name="ce4">
            <text:p>1909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0" table:style-name="ce4">
            <text:p>1910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2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1" table:style-name="ce4">
            <text:p>1911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6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2" table:style-name="ce4">
            <text:p>1912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3" table:style-name="ce4">
            <text:p>1913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9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4" table:style-name="ce4">
            <text:p>1914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5" table:style-name="ce4">
            <text:p>1915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9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6" table:style-name="ce4">
            <text:p>1916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7" table:style-name="ce4">
            <text:p>1917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5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8" table:style-name="ce4">
            <text:p>1918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9" table:style-name="ce4">
            <text:p>1919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7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0" table:style-name="ce4">
            <text:p>1920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1" table:style-name="ce4">
            <text:p>1921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2" table:style-name="ce4">
            <text:p>1922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0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3" table:style-name="ce4">
            <text:p>1923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9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4" table:style-name="ce4">
            <text:p>1924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9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5" table:style-name="ce4">
            <text:p>1925</text:p>
          </table:table-cell>
          <table:table-cell office:value-type="date" office:date-value="2023-09-21T00:00:00" table:style-name="ce5">
            <text:p>21.09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2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6" table:style-name="ce4">
            <text:p>1926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7" table:style-name="ce4">
            <text:p>1927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5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8" table:style-name="ce4">
            <text:p>1928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9" table:style-name="ce4">
            <text:p>1929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6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0" table:style-name="ce4">
            <text:p>1930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1" table:style-name="ce4">
            <text:p>1931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8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2" table:style-name="ce4">
            <text:p>1932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0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3" table:style-name="ce4">
            <text:p>1933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1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4" table:style-name="ce4">
            <text:p>1934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5" table:style-name="ce4">
            <text:p>1935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9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6" table:style-name="ce4">
            <text:p>1936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1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7" table:style-name="ce4">
            <text:p>1937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8" table:style-name="ce4">
            <text:p>1938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2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9" table:style-name="ce4">
            <text:p>1939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8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0" table:style-name="ce4">
            <text:p>1940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0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1" table:style-name="ce4">
            <text:p>1941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8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2" table:style-name="ce4">
            <text:p>1942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3" table:style-name="ce4">
            <text:p>1943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4" table:style-name="ce4">
            <text:p>1944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5" table:style-name="ce4">
            <text:p>1945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6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6" table:style-name="ce4">
            <text:p>1946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2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7" table:style-name="ce4">
            <text:p>1947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6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8" table:style-name="ce4">
            <text:p>1948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7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9" table:style-name="ce4">
            <text:p>1949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0" table:style-name="ce4">
            <text:p>1950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0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1" table:style-name="ce4">
            <text:p>1951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5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2" table:style-name="ce4">
            <text:p>1952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3" table:style-name="ce4">
            <text:p>1953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4" table:style-name="ce4">
            <text:p>1954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5" table:style-name="ce4">
            <text:p>1955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6" table:style-name="ce4">
            <text:p>1956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6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7" table:style-name="ce4">
            <text:p>1957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8" table:style-name="ce4">
            <text:p>1958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9" table:style-name="ce4">
            <text:p>1959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0" table:style-name="ce4">
            <text:p>1960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1" table:style-name="ce4">
            <text:p>1961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6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2" table:style-name="ce4">
            <text:p>1962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3" table:style-name="ce4">
            <text:p>1963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5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4" table:style-name="ce4">
            <text:p>1964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2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5" table:style-name="ce4">
            <text:p>1965</text:p>
          </table:table-cell>
          <table:table-cell office:value-type="date" office:date-value="2023-09-22T00:00:00" table:style-name="ce5">
            <text:p>22.09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6" table:style-name="ce4">
            <text:p>1966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2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7" table:style-name="ce4">
            <text:p>1967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8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8" table:style-name="ce4">
            <text:p>1968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2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9" table:style-name="ce4">
            <text:p>1969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2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0" table:style-name="ce4">
            <text:p>1970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1" table:style-name="ce4">
            <text:p>1971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7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2" table:style-name="ce4">
            <text:p>1972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1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3" table:style-name="ce4">
            <text:p>1973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6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4" table:style-name="ce4">
            <text:p>1974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2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5" table:style-name="ce4">
            <text:p>1975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2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6" table:style-name="ce4">
            <text:p>1976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1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7" table:style-name="ce4">
            <text:p>1977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6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8" table:style-name="ce4">
            <text:p>1978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9" table:style-name="ce4">
            <text:p>1979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0" table:style-name="ce4">
            <text:p>1980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9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1" table:style-name="ce4">
            <text:p>1981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0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2" table:style-name="ce4">
            <text:p>1982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1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3" table:style-name="ce4">
            <text:p>1983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6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4" table:style-name="ce4">
            <text:p>1984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5" table:style-name="ce4">
            <text:p>1985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2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6" table:style-name="ce4">
            <text:p>1986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7" table:style-name="ce4">
            <text:p>1987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8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8" table:style-name="ce4">
            <text:p>1988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9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9" table:style-name="ce4">
            <text:p>1989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0" table:style-name="ce4">
            <text:p>1990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6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1" table:style-name="ce4">
            <text:p>1991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2" table:style-name="ce4">
            <text:p>1992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2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3" table:style-name="ce4">
            <text:p>1993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6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4" table:style-name="ce4">
            <text:p>1994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0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5" table:style-name="ce4">
            <text:p>1995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6" table:style-name="ce4">
            <text:p>1996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0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7" table:style-name="ce4">
            <text:p>1997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0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8" table:style-name="ce4">
            <text:p>1998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9" table:style-name="ce4">
            <text:p>1999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5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0" table:style-name="ce4">
            <text:p>2000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1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1" table:style-name="ce4">
            <text:p>2001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2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2" table:style-name="ce4">
            <text:p>2002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6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3" table:style-name="ce4">
            <text:p>2003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7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4" table:style-name="ce4">
            <text:p>2004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6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5" table:style-name="ce4">
            <text:p>2005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0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6" table:style-name="ce4">
            <text:p>2006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6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7" table:style-name="ce4">
            <text:p>2007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9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8" table:style-name="ce4">
            <text:p>2008</text:p>
          </table:table-cell>
          <table:table-cell office:value-type="date" office:date-value="2023-09-23T00:00:00" table:style-name="ce5">
            <text:p>23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5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9" table:style-name="ce4">
            <text:p>2009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6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0" table:style-name="ce4">
            <text:p>2010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6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1" table:style-name="ce4">
            <text:p>2011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9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2" table:style-name="ce4">
            <text:p>2012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1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3" table:style-name="ce4">
            <text:p>2013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6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4" table:style-name="ce4">
            <text:p>2014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5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5" table:style-name="ce4">
            <text:p>2015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0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6" table:style-name="ce4">
            <text:p>2016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0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7" table:style-name="ce4">
            <text:p>2017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0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8" table:style-name="ce4">
            <text:p>2018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9" table:style-name="ce4">
            <text:p>2019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0" table:style-name="ce4">
            <text:p>2020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1" table:style-name="ce4">
            <text:p>2021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5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2" table:style-name="ce4">
            <text:p>2022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2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3" table:style-name="ce4">
            <text:p>2023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4" table:style-name="ce4">
            <text:p>2024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5" table:style-name="ce4">
            <text:p>2025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1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6" table:style-name="ce4">
            <text:p>2026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7" table:style-name="ce4">
            <text:p>2027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6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8" table:style-name="ce4">
            <text:p>2028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7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9" table:style-name="ce4">
            <text:p>2029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6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0" table:style-name="ce4">
            <text:p>2030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9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1" table:style-name="ce4">
            <text:p>2031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2" table:style-name="ce4">
            <text:p>2032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2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3" table:style-name="ce4">
            <text:p>2033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5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4" table:style-name="ce4">
            <text:p>2034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5" table:style-name="ce4">
            <text:p>2035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6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6" table:style-name="ce4">
            <text:p>2036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6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7" table:style-name="ce4">
            <text:p>2037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8" table:style-name="ce4">
            <text:p>2038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1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9" table:style-name="ce4">
            <text:p>2039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0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0" table:style-name="ce4">
            <text:p>2040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1" table:style-name="ce4">
            <text:p>2041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2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2" table:style-name="ce4">
            <text:p>2042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3" table:style-name="ce4">
            <text:p>2043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5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4" table:style-name="ce4">
            <text:p>2044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6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5" table:style-name="ce4">
            <text:p>2045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6" table:style-name="ce4">
            <text:p>2046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8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7" table:style-name="ce4">
            <text:p>2047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1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8" table:style-name="ce4">
            <text:p>2048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6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9" table:style-name="ce4">
            <text:p>2049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0" table:style-name="ce4">
            <text:p>2050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1" table:style-name="ce4">
            <text:p>2051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1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2" table:style-name="ce4">
            <text:p>2052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3" table:style-name="ce4">
            <text:p>2053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4" table:style-name="ce4">
            <text:p>2054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5" table:style-name="ce4">
            <text:p>2055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5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6" table:style-name="ce4">
            <text:p>2056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6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7" table:style-name="ce4">
            <text:p>2057</text:p>
          </table:table-cell>
          <table:table-cell office:value-type="date" office:date-value="2023-09-24T00:00:00" table:style-name="ce5">
            <text:p>24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7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8" table:style-name="ce4">
            <text:p>2058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0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9" table:style-name="ce4">
            <text:p>2059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5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0" table:style-name="ce4">
            <text:p>2060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1" table:style-name="ce4">
            <text:p>2061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0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2" table:style-name="ce4">
            <text:p>2062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6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3" table:style-name="ce4">
            <text:p>2063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6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4" table:style-name="ce4">
            <text:p>2064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5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5" table:style-name="ce4">
            <text:p>2065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6" table:style-name="ce4">
            <text:p>2066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6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7" table:style-name="ce4">
            <text:p>2067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8" table:style-name="ce4">
            <text:p>2068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6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9" table:style-name="ce4">
            <text:p>2069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9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0" table:style-name="ce4">
            <text:p>2070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9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1" table:style-name="ce4">
            <text:p>2071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9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2" table:style-name="ce4">
            <text:p>2072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3" table:style-name="ce4">
            <text:p>2073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6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4" table:style-name="ce4">
            <text:p>2074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2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5" table:style-name="ce4">
            <text:p>2075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6" table:style-name="ce4">
            <text:p>2076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5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7" table:style-name="ce4">
            <text:p>2077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2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8" table:style-name="ce4">
            <text:p>2078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9" table:style-name="ce4">
            <text:p>2079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0" table:style-name="ce4">
            <text:p>2080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6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1" table:style-name="ce4">
            <text:p>2081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2" table:style-name="ce4">
            <text:p>2082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3" table:style-name="ce4">
            <text:p>2083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9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4" table:style-name="ce4">
            <text:p>2084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8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5" table:style-name="ce4">
            <text:p>2085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6" table:style-name="ce4">
            <text:p>2086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6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7" table:style-name="ce4">
            <text:p>2087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6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8" table:style-name="ce4">
            <text:p>2088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2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9" table:style-name="ce4">
            <text:p>2089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9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0" table:style-name="ce4">
            <text:p>2090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1" table:style-name="ce4">
            <text:p>2091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2" table:style-name="ce4">
            <text:p>2092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3" table:style-name="ce4">
            <text:p>2093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4" table:style-name="ce4">
            <text:p>2094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7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5" table:style-name="ce4">
            <text:p>2095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5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6" table:style-name="ce4">
            <text:p>2096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7" table:style-name="ce4">
            <text:p>2097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8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8" table:style-name="ce4">
            <text:p>2098</text:p>
          </table:table-cell>
          <table:table-cell office:value-type="date" office:date-value="2023-09-25T00:00:00" table:style-name="ce5">
            <text:p>25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6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9" table:style-name="ce4">
            <text:p>2099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0" table:style-name="ce4">
            <text:p>2100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1" table:style-name="ce4">
            <text:p>2101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2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2" table:style-name="ce4">
            <text:p>2102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3" table:style-name="ce4">
            <text:p>2103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4" table:style-name="ce4">
            <text:p>2104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5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5" table:style-name="ce4">
            <text:p>2105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6" table:style-name="ce4">
            <text:p>2106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2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7" table:style-name="ce4">
            <text:p>2107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6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8" table:style-name="ce4">
            <text:p>2108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9" table:style-name="ce4">
            <text:p>2109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1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0" table:style-name="ce4">
            <text:p>2110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1" table:style-name="ce4">
            <text:p>2111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8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2" table:style-name="ce4">
            <text:p>2112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7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3" table:style-name="ce4">
            <text:p>2113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8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4" table:style-name="ce4">
            <text:p>2114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6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5" table:style-name="ce4">
            <text:p>2115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6" table:style-name="ce4">
            <text:p>2116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6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7" table:style-name="ce4">
            <text:p>2117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5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8" table:style-name="ce4">
            <text:p>2118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9" table:style-name="ce4">
            <text:p>2119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6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0" table:style-name="ce4">
            <text:p>2120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1" table:style-name="ce4">
            <text:p>2121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2" table:style-name="ce4">
            <text:p>2122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3" table:style-name="ce4">
            <text:p>2123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0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4" table:style-name="ce4">
            <text:p>2124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5" table:style-name="ce4">
            <text:p>2125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6" table:style-name="ce4">
            <text:p>2126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7" table:style-name="ce4">
            <text:p>2127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8" table:style-name="ce4">
            <text:p>2128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6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9" table:style-name="ce4">
            <text:p>2129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6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0" table:style-name="ce4">
            <text:p>2130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6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1" table:style-name="ce4">
            <text:p>2131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2" table:style-name="ce4">
            <text:p>2132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5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3" table:style-name="ce4">
            <text:p>2133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6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4" table:style-name="ce4">
            <text:p>2134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5" table:style-name="ce4">
            <text:p>2135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6" table:style-name="ce4">
            <text:p>2136</text:p>
          </table:table-cell>
          <table:table-cell office:value-type="date" office:date-value="2023-09-26T00:00:00" table:style-name="ce5">
            <text:p>26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8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7" table:style-name="ce4">
            <text:p>2137</text:p>
          </table:table-cell>
          <table:table-cell office:value-type="date" office:date-value="2023-09-27T00:00:00" table:style-name="ce5">
            <text:p>27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5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8" table:style-name="ce4">
            <text:p>2138</text:p>
          </table:table-cell>
          <table:table-cell office:value-type="date" office:date-value="2023-09-27T00:00:00" table:style-name="ce5">
            <text:p>27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9" table:style-name="ce4">
            <text:p>2139</text:p>
          </table:table-cell>
          <table:table-cell office:value-type="date" office:date-value="2023-09-27T00:00:00" table:style-name="ce5">
            <text:p>27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0" table:style-name="ce4">
            <text:p>2140</text:p>
          </table:table-cell>
          <table:table-cell office:value-type="date" office:date-value="2023-09-27T00:00:00" table:style-name="ce5">
            <text:p>27.09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8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1" table:style-name="ce4">
            <text:p>2141</text:p>
          </table:table-cell>
          <table:table-cell office:value-type="date" office:date-value="2023-09-27T00:00:00" table:style-name="ce5">
            <text:p>27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2" table:style-name="ce4">
            <text:p>2142</text:p>
          </table:table-cell>
          <table:table-cell office:value-type="date" office:date-value="2023-09-27T00:00:00" table:style-name="ce5">
            <text:p>27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6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3" table:style-name="ce4">
            <text:p>2143</text:p>
          </table:table-cell>
          <table:table-cell office:value-type="date" office:date-value="2023-09-27T00:00:00" table:style-name="ce5">
            <text:p>27.09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6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4" table:style-name="ce4">
            <text:p>2144</text:p>
          </table:table-cell>
          <table:table-cell office:value-type="date" office:date-value="2023-09-27T00:00:00" table:style-name="ce5">
            <text:p>27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2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5" table:style-name="ce4">
            <text:p>2145</text:p>
          </table:table-cell>
          <table:table-cell office:value-type="date" office:date-value="2023-09-27T00:00:00" table:style-name="ce5">
            <text:p>27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6" table:style-name="ce4">
            <text:p>2146</text:p>
          </table:table-cell>
          <table:table-cell office:value-type="date" office:date-value="2023-09-27T00:00:00" table:style-name="ce5">
            <text:p>27.09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7" table:style-name="ce4">
            <text:p>2147</text:p>
          </table:table-cell>
          <table:table-cell office:value-type="date" office:date-value="2023-09-27T00:00:00" table:style-name="ce5">
            <text:p>27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8" table:style-name="ce4">
            <text:p>2148</text:p>
          </table:table-cell>
          <table:table-cell office:value-type="date" office:date-value="2023-09-27T00:00:00" table:style-name="ce5">
            <text:p>27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2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9" table:style-name="ce4">
            <text:p>2149</text:p>
          </table:table-cell>
          <table:table-cell office:value-type="date" office:date-value="2023-09-27T00:00:00" table:style-name="ce5">
            <text:p>27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0" table:style-name="ce4">
            <text:p>2150</text:p>
          </table:table-cell>
          <table:table-cell office:value-type="date" office:date-value="2023-09-27T00:00:00" table:style-name="ce5">
            <text:p>27.09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1" table:style-name="ce4">
            <text:p>2151</text:p>
          </table:table-cell>
          <table:table-cell office:value-type="date" office:date-value="2023-09-27T00:00:00" table:style-name="ce5">
            <text:p>27.09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5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2" table:style-name="ce4">
            <text:p>2152</text:p>
          </table:table-cell>
          <table:table-cell office:value-type="date" office:date-value="2023-09-27T00:00:00" table:style-name="ce5">
            <text:p>27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3" table:style-name="ce4">
            <text:p>2153</text:p>
          </table:table-cell>
          <table:table-cell office:value-type="date" office:date-value="2023-09-27T00:00:00" table:style-name="ce5">
            <text:p>27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6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4" table:style-name="ce4">
            <text:p>2154</text:p>
          </table:table-cell>
          <table:table-cell office:value-type="date" office:date-value="2023-09-27T00:00:00" table:style-name="ce5">
            <text:p>27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5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5" table:style-name="ce4">
            <text:p>2155</text:p>
          </table:table-cell>
          <table:table-cell office:value-type="date" office:date-value="2023-09-27T00:00:00" table:style-name="ce5">
            <text:p>27.09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5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6" table:style-name="ce4">
            <text:p>2156</text:p>
          </table:table-cell>
          <table:table-cell office:value-type="date" office:date-value="2023-09-27T00:00:00" table:style-name="ce5">
            <text:p>27.09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1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7" table:style-name="ce4">
            <text:p>2157</text:p>
          </table:table-cell>
          <table:table-cell office:value-type="date" office:date-value="2023-09-27T00:00:00" table:style-name="ce5">
            <text:p>27.09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9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8" table:style-name="ce4">
            <text:p>2158</text:p>
          </table:table-cell>
          <table:table-cell office:value-type="date" office:date-value="2023-09-27T00:00:00" table:style-name="ce5">
            <text:p>27.09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9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9" table:style-name="ce4">
            <text:p>2159</text:p>
          </table:table-cell>
          <table:table-cell office:value-type="date" office:date-value="2023-09-27T00:00:00" table:style-name="ce5">
            <text:p>27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5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0" table:style-name="ce4">
            <text:p>2160</text:p>
          </table:table-cell>
          <table:table-cell office:value-type="date" office:date-value="2023-09-27T00:00:00" table:style-name="ce5">
            <text:p>27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1" table:style-name="ce4">
            <text:p>2161</text:p>
          </table:table-cell>
          <table:table-cell office:value-type="date" office:date-value="2023-09-27T00:00:00" table:style-name="ce5">
            <text:p>27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2" table:style-name="ce4">
            <text:p>2162</text:p>
          </table:table-cell>
          <table:table-cell office:value-type="date" office:date-value="2023-09-27T00:00:00" table:style-name="ce5">
            <text:p>27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3" table:style-name="ce4">
            <text:p>2163</text:p>
          </table:table-cell>
          <table:table-cell office:value-type="date" office:date-value="2023-09-27T00:00:00" table:style-name="ce5">
            <text:p>27.09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6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4" table:style-name="ce4">
            <text:p>2164</text:p>
          </table:table-cell>
          <table:table-cell office:value-type="date" office:date-value="2023-09-27T00:00:00" table:style-name="ce5">
            <text:p>27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2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5" table:style-name="ce4">
            <text:p>2165</text:p>
          </table:table-cell>
          <table:table-cell office:value-type="date" office:date-value="2023-09-27T00:00:00" table:style-name="ce5">
            <text:p>27.09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6" table:style-name="ce4">
            <text:p>2166</text:p>
          </table:table-cell>
          <table:table-cell office:value-type="date" office:date-value="2023-09-27T00:00:00" table:style-name="ce5">
            <text:p>27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7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7" table:style-name="ce4">
            <text:p>2167</text:p>
          </table:table-cell>
          <table:table-cell office:value-type="date" office:date-value="2023-09-27T00:00:00" table:style-name="ce5">
            <text:p>27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8" table:style-name="ce4">
            <text:p>2168</text:p>
          </table:table-cell>
          <table:table-cell office:value-type="date" office:date-value="2023-09-27T00:00:00" table:style-name="ce5">
            <text:p>27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2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9" table:style-name="ce4">
            <text:p>2169</text:p>
          </table:table-cell>
          <table:table-cell office:value-type="date" office:date-value="2023-09-27T00:00:00" table:style-name="ce5">
            <text:p>27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0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0" table:style-name="ce4">
            <text:p>2170</text:p>
          </table:table-cell>
          <table:table-cell office:value-type="date" office:date-value="2023-09-27T00:00:00" table:style-name="ce5">
            <text:p>27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2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1" table:style-name="ce4">
            <text:p>2171</text:p>
          </table:table-cell>
          <table:table-cell office:value-type="date" office:date-value="2023-09-27T00:00:00" table:style-name="ce5">
            <text:p>27.09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5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2" table:style-name="ce4">
            <text:p>2172</text:p>
          </table:table-cell>
          <table:table-cell office:value-type="date" office:date-value="2023-09-28T00:00:00" table:style-name="ce5">
            <text:p>28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3" table:style-name="ce4">
            <text:p>2173</text:p>
          </table:table-cell>
          <table:table-cell office:value-type="date" office:date-value="2023-09-28T00:00:00" table:style-name="ce5">
            <text:p>28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4" table:style-name="ce4">
            <text:p>2174</text:p>
          </table:table-cell>
          <table:table-cell office:value-type="date" office:date-value="2023-09-28T00:00:00" table:style-name="ce5">
            <text:p>28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8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5" table:style-name="ce4">
            <text:p>2175</text:p>
          </table:table-cell>
          <table:table-cell office:value-type="date" office:date-value="2023-09-28T00:00:00" table:style-name="ce5">
            <text:p>28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6" table:style-name="ce4">
            <text:p>2176</text:p>
          </table:table-cell>
          <table:table-cell office:value-type="date" office:date-value="2023-09-28T00:00:00" table:style-name="ce5">
            <text:p>28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7" table:style-name="ce4">
            <text:p>2177</text:p>
          </table:table-cell>
          <table:table-cell office:value-type="date" office:date-value="2023-09-28T00:00:00" table:style-name="ce5">
            <text:p>28.09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8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8" table:style-name="ce4">
            <text:p>2178</text:p>
          </table:table-cell>
          <table:table-cell office:value-type="date" office:date-value="2023-09-28T00:00:00" table:style-name="ce5">
            <text:p>28.09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2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9" table:style-name="ce4">
            <text:p>2179</text:p>
          </table:table-cell>
          <table:table-cell office:value-type="date" office:date-value="2023-09-28T00:00:00" table:style-name="ce5">
            <text:p>28.09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6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0" table:style-name="ce4">
            <text:p>2180</text:p>
          </table:table-cell>
          <table:table-cell office:value-type="date" office:date-value="2023-09-28T00:00:00" table:style-name="ce5">
            <text:p>28.09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1" table:style-name="ce4">
            <text:p>2181</text:p>
          </table:table-cell>
          <table:table-cell office:value-type="date" office:date-value="2023-09-28T00:00:00" table:style-name="ce5">
            <text:p>28.09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2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2" table:style-name="ce4">
            <text:p>2182</text:p>
          </table:table-cell>
          <table:table-cell office:value-type="date" office:date-value="2023-09-28T00:00:00" table:style-name="ce5">
            <text:p>28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3" table:style-name="ce4">
            <text:p>2183</text:p>
          </table:table-cell>
          <table:table-cell office:value-type="date" office:date-value="2023-09-28T00:00:00" table:style-name="ce5">
            <text:p>28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9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4" table:style-name="ce4">
            <text:p>2184</text:p>
          </table:table-cell>
          <table:table-cell office:value-type="date" office:date-value="2023-09-28T00:00:00" table:style-name="ce5">
            <text:p>28.09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6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5" table:style-name="ce4">
            <text:p>2185</text:p>
          </table:table-cell>
          <table:table-cell office:value-type="date" office:date-value="2023-09-28T00:00:00" table:style-name="ce5">
            <text:p>28.09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2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6" table:style-name="ce4">
            <text:p>2186</text:p>
          </table:table-cell>
          <table:table-cell office:value-type="date" office:date-value="2023-09-28T00:00:00" table:style-name="ce5">
            <text:p>28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7" table:style-name="ce4">
            <text:p>2187</text:p>
          </table:table-cell>
          <table:table-cell office:value-type="date" office:date-value="2023-09-28T00:00:00" table:style-name="ce5">
            <text:p>28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8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8" table:style-name="ce4">
            <text:p>2188</text:p>
          </table:table-cell>
          <table:table-cell office:value-type="date" office:date-value="2023-09-28T00:00:00" table:style-name="ce5">
            <text:p>28.09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9" table:style-name="ce4">
            <text:p>2189</text:p>
          </table:table-cell>
          <table:table-cell office:value-type="date" office:date-value="2023-09-28T00:00:00" table:style-name="ce5">
            <text:p>28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0" table:style-name="ce4">
            <text:p>2190</text:p>
          </table:table-cell>
          <table:table-cell office:value-type="date" office:date-value="2023-09-28T00:00:00" table:style-name="ce5">
            <text:p>28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1" table:style-name="ce4">
            <text:p>2191</text:p>
          </table:table-cell>
          <table:table-cell office:value-type="date" office:date-value="2023-09-28T00:00:00" table:style-name="ce5">
            <text:p>28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9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2" table:style-name="ce4">
            <text:p>2192</text:p>
          </table:table-cell>
          <table:table-cell office:value-type="date" office:date-value="2023-09-28T00:00:00" table:style-name="ce5">
            <text:p>28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0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3" table:style-name="ce4">
            <text:p>2193</text:p>
          </table:table-cell>
          <table:table-cell office:value-type="date" office:date-value="2023-09-28T00:00:00" table:style-name="ce5">
            <text:p>28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5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4" table:style-name="ce4">
            <text:p>2194</text:p>
          </table:table-cell>
          <table:table-cell office:value-type="date" office:date-value="2023-09-28T00:00:00" table:style-name="ce5">
            <text:p>28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5" table:style-name="ce4">
            <text:p>2195</text:p>
          </table:table-cell>
          <table:table-cell office:value-type="date" office:date-value="2023-09-28T00:00:00" table:style-name="ce5">
            <text:p>28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2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6" table:style-name="ce4">
            <text:p>2196</text:p>
          </table:table-cell>
          <table:table-cell office:value-type="date" office:date-value="2023-09-28T00:00:00" table:style-name="ce5">
            <text:p>28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7" table:style-name="ce4">
            <text:p>2197</text:p>
          </table:table-cell>
          <table:table-cell office:value-type="date" office:date-value="2023-09-28T00:00:00" table:style-name="ce5">
            <text:p>28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9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8" table:style-name="ce4">
            <text:p>2198</text:p>
          </table:table-cell>
          <table:table-cell office:value-type="date" office:date-value="2023-09-28T00:00:00" table:style-name="ce5">
            <text:p>28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9" table:style-name="ce4">
            <text:p>2199</text:p>
          </table:table-cell>
          <table:table-cell office:value-type="date" office:date-value="2023-09-28T00:00:00" table:style-name="ce5">
            <text:p>28.09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2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0" table:style-name="ce4">
            <text:p>2200</text:p>
          </table:table-cell>
          <table:table-cell office:value-type="date" office:date-value="2023-09-28T00:00:00" table:style-name="ce5">
            <text:p>28.09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1" table:style-name="ce4">
            <text:p>2201</text:p>
          </table:table-cell>
          <table:table-cell office:value-type="date" office:date-value="2023-09-28T00:00:00" table:style-name="ce5">
            <text:p>28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5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2" table:style-name="ce4">
            <text:p>2202</text:p>
          </table:table-cell>
          <table:table-cell office:value-type="date" office:date-value="2023-09-28T00:00:00" table:style-name="ce5">
            <text:p>28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8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3" table:style-name="ce4">
            <text:p>2203</text:p>
          </table:table-cell>
          <table:table-cell office:value-type="date" office:date-value="2023-09-28T00:00:00" table:style-name="ce5">
            <text:p>28.09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4" table:style-name="ce4">
            <text:p>2204</text:p>
          </table:table-cell>
          <table:table-cell office:value-type="date" office:date-value="2023-09-28T00:00:00" table:style-name="ce5">
            <text:p>28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5" table:style-name="ce4">
            <text:p>2205</text:p>
          </table:table-cell>
          <table:table-cell office:value-type="date" office:date-value="2023-09-28T00:00:00" table:style-name="ce5">
            <text:p>28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6" table:style-name="ce4">
            <text:p>2206</text:p>
          </table:table-cell>
          <table:table-cell office:value-type="date" office:date-value="2023-09-28T00:00:00" table:style-name="ce5">
            <text:p>28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5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7" table:style-name="ce4">
            <text:p>2207</text:p>
          </table:table-cell>
          <table:table-cell office:value-type="date" office:date-value="2023-09-29T00:00:00" table:style-name="ce5">
            <text:p>29.09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0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8" table:style-name="ce4">
            <text:p>2208</text:p>
          </table:table-cell>
          <table:table-cell office:value-type="date" office:date-value="2023-09-29T00:00:00" table:style-name="ce5">
            <text:p>29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9" table:style-name="ce4">
            <text:p>2209</text:p>
          </table:table-cell>
          <table:table-cell office:value-type="date" office:date-value="2023-09-29T00:00:00" table:style-name="ce5">
            <text:p>29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0" table:style-name="ce4">
            <text:p>2210</text:p>
          </table:table-cell>
          <table:table-cell office:value-type="date" office:date-value="2023-09-29T00:00:00" table:style-name="ce5">
            <text:p>29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1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1" table:style-name="ce4">
            <text:p>2211</text:p>
          </table:table-cell>
          <table:table-cell office:value-type="date" office:date-value="2023-09-29T00:00:00" table:style-name="ce5">
            <text:p>29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6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2" table:style-name="ce4">
            <text:p>2212</text:p>
          </table:table-cell>
          <table:table-cell office:value-type="date" office:date-value="2023-09-29T00:00:00" table:style-name="ce5">
            <text:p>29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6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3" table:style-name="ce4">
            <text:p>2213</text:p>
          </table:table-cell>
          <table:table-cell office:value-type="date" office:date-value="2023-09-29T00:00:00" table:style-name="ce5">
            <text:p>29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8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4" table:style-name="ce4">
            <text:p>2214</text:p>
          </table:table-cell>
          <table:table-cell office:value-type="date" office:date-value="2023-09-29T00:00:00" table:style-name="ce5">
            <text:p>29.09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2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5" table:style-name="ce4">
            <text:p>2215</text:p>
          </table:table-cell>
          <table:table-cell office:value-type="date" office:date-value="2023-09-29T00:00:00" table:style-name="ce5">
            <text:p>29.09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2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6" table:style-name="ce4">
            <text:p>2216</text:p>
          </table:table-cell>
          <table:table-cell office:value-type="date" office:date-value="2023-09-29T00:00:00" table:style-name="ce5">
            <text:p>29.09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7" table:style-name="ce4">
            <text:p>2217</text:p>
          </table:table-cell>
          <table:table-cell office:value-type="date" office:date-value="2023-09-29T00:00:00" table:style-name="ce5">
            <text:p>29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8" table:style-name="ce4">
            <text:p>2218</text:p>
          </table:table-cell>
          <table:table-cell office:value-type="date" office:date-value="2023-09-29T00:00:00" table:style-name="ce5">
            <text:p>29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9" table:style-name="ce4">
            <text:p>2219</text:p>
          </table:table-cell>
          <table:table-cell office:value-type="date" office:date-value="2023-09-29T00:00:00" table:style-name="ce5">
            <text:p>29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0" table:style-name="ce4">
            <text:p>2220</text:p>
          </table:table-cell>
          <table:table-cell office:value-type="date" office:date-value="2023-09-29T00:00:00" table:style-name="ce5">
            <text:p>29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1" table:style-name="ce4">
            <text:p>2221</text:p>
          </table:table-cell>
          <table:table-cell office:value-type="date" office:date-value="2023-09-29T00:00:00" table:style-name="ce5">
            <text:p>29.09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6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2" table:style-name="ce4">
            <text:p>2222</text:p>
          </table:table-cell>
          <table:table-cell office:value-type="date" office:date-value="2023-09-29T00:00:00" table:style-name="ce5">
            <text:p>29.09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9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3" table:style-name="ce4">
            <text:p>2223</text:p>
          </table:table-cell>
          <table:table-cell office:value-type="date" office:date-value="2023-09-29T00:00:00" table:style-name="ce5">
            <text:p>29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5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4" table:style-name="ce4">
            <text:p>2224</text:p>
          </table:table-cell>
          <table:table-cell office:value-type="date" office:date-value="2023-09-29T00:00:00" table:style-name="ce5">
            <text:p>29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5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5" table:style-name="ce4">
            <text:p>2225</text:p>
          </table:table-cell>
          <table:table-cell office:value-type="date" office:date-value="2023-09-29T00:00:00" table:style-name="ce5">
            <text:p>29.09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6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6" table:style-name="ce4">
            <text:p>2226</text:p>
          </table:table-cell>
          <table:table-cell office:value-type="date" office:date-value="2023-09-29T00:00:00" table:style-name="ce5">
            <text:p>29.09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8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7" table:style-name="ce4">
            <text:p>2227</text:p>
          </table:table-cell>
          <table:table-cell office:value-type="date" office:date-value="2023-09-29T00:00:00" table:style-name="ce5">
            <text:p>29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8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8" table:style-name="ce4">
            <text:p>2228</text:p>
          </table:table-cell>
          <table:table-cell office:value-type="date" office:date-value="2023-09-29T00:00:00" table:style-name="ce5">
            <text:p>29.09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2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9" table:style-name="ce4">
            <text:p>2229</text:p>
          </table:table-cell>
          <table:table-cell office:value-type="date" office:date-value="2023-09-29T00:00:00" table:style-name="ce5">
            <text:p>29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0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0" table:style-name="ce4">
            <text:p>2230</text:p>
          </table:table-cell>
          <table:table-cell office:value-type="date" office:date-value="2023-09-29T00:00:00" table:style-name="ce5">
            <text:p>29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2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1" table:style-name="ce4">
            <text:p>2231</text:p>
          </table:table-cell>
          <table:table-cell office:value-type="date" office:date-value="2023-09-29T00:00:00" table:style-name="ce5">
            <text:p>29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2" table:style-name="ce4">
            <text:p>2232</text:p>
          </table:table-cell>
          <table:table-cell office:value-type="date" office:date-value="2023-09-29T00:00:00" table:style-name="ce5">
            <text:p>29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3" table:style-name="ce4">
            <text:p>2233</text:p>
          </table:table-cell>
          <table:table-cell office:value-type="date" office:date-value="2023-09-29T00:00:00" table:style-name="ce5">
            <text:p>29.09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4" table:style-name="ce4">
            <text:p>2234</text:p>
          </table:table-cell>
          <table:table-cell office:value-type="date" office:date-value="2023-09-29T00:00:00" table:style-name="ce5">
            <text:p>29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5" table:style-name="ce4">
            <text:p>2235</text:p>
          </table:table-cell>
          <table:table-cell office:value-type="date" office:date-value="2023-09-29T00:00:00" table:style-name="ce5">
            <text:p>29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6" table:style-name="ce4">
            <text:p>2236</text:p>
          </table:table-cell>
          <table:table-cell office:value-type="date" office:date-value="2023-09-29T00:00:00" table:style-name="ce5">
            <text:p>29.09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6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7" table:style-name="ce4">
            <text:p>2237</text:p>
          </table:table-cell>
          <table:table-cell office:value-type="date" office:date-value="2023-09-29T00:00:00" table:style-name="ce5">
            <text:p>29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0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8" table:style-name="ce4">
            <text:p>2238</text:p>
          </table:table-cell>
          <table:table-cell office:value-type="date" office:date-value="2023-09-29T00:00:00" table:style-name="ce5">
            <text:p>29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9" table:style-name="ce4">
            <text:p>2239</text:p>
          </table:table-cell>
          <table:table-cell office:value-type="date" office:date-value="2023-09-29T00:00:00" table:style-name="ce5">
            <text:p>29.09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6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0" table:style-name="ce4">
            <text:p>2240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1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1" table:style-name="ce4">
            <text:p>2241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9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2" table:style-name="ce4">
            <text:p>2242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3" table:style-name="ce4">
            <text:p>2243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4" table:style-name="ce4">
            <text:p>2244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5" table:style-name="ce4">
            <text:p>2245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6" table:style-name="ce4">
            <text:p>2246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5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7" table:style-name="ce4">
            <text:p>2247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9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8" table:style-name="ce4">
            <text:p>2248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9" table:style-name="ce4">
            <text:p>2249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1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0" table:style-name="ce4">
            <text:p>2250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1" table:style-name="ce4">
            <text:p>2251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2" table:style-name="ce4">
            <text:p>2252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3" table:style-name="ce4">
            <text:p>2253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4" table:style-name="ce4">
            <text:p>2254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6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5" table:style-name="ce4">
            <text:p>2255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6" table:style-name="ce4">
            <text:p>2256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6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7" table:style-name="ce4">
            <text:p>2257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6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8" table:style-name="ce4">
            <text:p>2258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7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9" table:style-name="ce4">
            <text:p>2259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6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0" table:style-name="ce4">
            <text:p>2260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1" table:style-name="ce4">
            <text:p>2261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2" table:style-name="ce4">
            <text:p>2262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3" table:style-name="ce4">
            <text:p>2263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4" table:style-name="ce4">
            <text:p>2264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7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5" table:style-name="ce4">
            <text:p>2265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1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6" table:style-name="ce4">
            <text:p>2266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7" table:style-name="ce4">
            <text:p>2267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8" table:style-name="ce4">
            <text:p>2268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9" table:style-name="ce4">
            <text:p>2269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0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0" table:style-name="ce4">
            <text:p>2270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0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1" table:style-name="ce4">
            <text:p>2271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2" table:style-name="ce4">
            <text:p>2272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6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3" table:style-name="ce4">
            <text:p>2273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4" table:style-name="ce4">
            <text:p>2274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8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5" table:style-name="ce4">
            <text:p>2275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6" table:style-name="ce4">
            <text:p>2276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7" table:style-name="ce4">
            <text:p>2277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8" table:style-name="ce4">
            <text:p>2278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9" table:style-name="ce4">
            <text:p>2279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80" table:style-name="ce4">
            <text:p>2280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8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81" table:style-name="ce4">
            <text:p>2281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82" table:style-name="ce4">
            <text:p>2282</text:p>
          </table:table-cell>
          <table:table-cell office:value-type="date" office:date-value="2023-09-30T00:00:00" table:style-name="ce5">
            <text:p>30.09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0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number-rows-repeated="1046293" table:style-name="ro2">
          <table:table-cell table:number-columns-repeated="16384"/>
        </table:table-row>
      </table:table>
      <table:table table:name="Продукты" table:style-name="ta2">
        <table:table-column table:style-name="co9" table:default-cell-style-name="ce4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8" table:number-columns-repeated="16378" table:default-cell-style-name="ce1"/>
        <table:table-row table:style-name="ro2">
          <table:table-cell office:value-type="string" table:style-name="ce2">
            <text:p>Артикул</text:p>
          </table:table-cell>
          <table:table-cell office:value-type="string" table:style-name="ce2">
            <text:p>Категория</text:p>
          </table:table-cell>
          <table:table-cell office:value-type="string" table:style-name="ce2">
            <text:p>Наименование</text:p>
          </table:table-cell>
          <table:table-cell table:number-columns-repeated="3" table:style-name="ce2"/>
          <table:table-cell table:number-columns-repeated="16378"/>
        </table:table-row>
        <table:table-row table:style-name="ro2" table:visibility="filter">
          <table:table-cell office:value-type="float" office:value="1" table:style-name="ce4">
            <text:p>1</text:p>
          </table:table-cell>
          <table:table-cell office:value-type="string" table:style-name="ce1">
            <text:p>грибы</text:p>
          </table:table-cell>
          <table:table-cell office:value-type="string" table:style-name="ce1">
            <text:p>вешенки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float" office:value="2" table:style-name="ce4">
            <text:p>2</text:p>
          </table:table-cell>
          <table:table-cell office:value-type="string" table:style-name="ce1">
            <text:p>грибы</text:p>
          </table:table-cell>
          <table:table-cell office:value-type="string" table:style-name="ce1">
            <text:p>шампиньоны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float" office:value="3" table:style-name="ce4">
            <text:p>3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баклажаны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float" office:value="4" table:style-name="ce4">
            <text:p>4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горох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float" office:value="5" table:style-name="ce4">
            <text:p>5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груша Конференция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float" office:value="6" table:style-name="ce4">
            <text:p>6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дайкон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float" office:value="7" table:style-name="ce4">
            <text:p>7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абачок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float" office:value="8" table:style-name="ce4">
            <text:p>8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апуста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float" office:value="9" table:style-name="ce4">
            <text:p>9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апуста брокколи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float" office:value="10" table:style-name="ce4">
            <text:p>10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апуста пекинская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float" office:value="11" table:style-name="ce4">
            <text:p>11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апуста цветная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float" office:value="12" table:style-name="ce4">
            <text:p>12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артофель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float" office:value="13" table:style-name="ce4">
            <text:p>13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артофель красный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float" office:value="14" table:style-name="ce4">
            <text:p>14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укуруза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float" office:value="15" table:style-name="ce4">
            <text:p>15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лук репка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float" office:value="16" table:style-name="ce4">
            <text:p>16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морковь</text:p>
          </table:table-cell>
          <table:table-cell table:number-columns-repeated="16381"/>
        </table:table-row>
        <table:table-row table:style-name="ro2" table:visibility="filter">
          <table:table-cell office:value-type="float" office:value="17" table:style-name="ce4">
            <text:p>17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огурцы короткоплодные</text:p>
          </table:table-cell>
          <table:table-cell table:number-columns-repeated="16381"/>
        </table:table-row>
        <table:table-row table:style-name="ro2" table:visibility="filter">
          <table:table-cell office:value-type="float" office:value="18" table:style-name="ce4">
            <text:p>18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патиссон</text:p>
          </table:table-cell>
          <table:table-cell table:number-columns-repeated="16381"/>
        </table:table-row>
        <table:table-row table:style-name="ro2" table:visibility="filter">
          <table:table-cell office:value-type="float" office:value="19" table:style-name="ce4">
            <text:p>19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перец жгучий</text:p>
          </table:table-cell>
          <table:table-cell table:number-columns-repeated="16381"/>
        </table:table-row>
        <table:table-row table:style-name="ro2" table:visibility="filter">
          <table:table-cell office:value-type="float" office:value="20" table:style-name="ce4">
            <text:p>20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перец сладкий желтый</text:p>
          </table:table-cell>
          <table:table-cell table:number-columns-repeated="16381"/>
        </table:table-row>
        <table:table-row table:style-name="ro2" table:visibility="filter">
          <table:table-cell office:value-type="float" office:value="21" table:style-name="ce4">
            <text:p>21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перец сладкий зеленый</text:p>
          </table:table-cell>
          <table:table-cell table:number-columns-repeated="16381"/>
        </table:table-row>
        <table:table-row table:style-name="ro2" table:visibility="filter">
          <table:table-cell office:value-type="float" office:value="22" table:style-name="ce4">
            <text:p>22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перец сладкий красный</text:p>
          </table:table-cell>
          <table:table-cell table:number-columns-repeated="16381"/>
        </table:table-row>
        <table:table-row table:style-name="ro2" table:visibility="filter">
          <table:table-cell office:value-type="float" office:value="23" table:style-name="ce4">
            <text:p>23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редис</text:p>
          </table:table-cell>
          <table:table-cell table:number-columns-repeated="16381"/>
        </table:table-row>
        <table:table-row table:style-name="ro2" table:visibility="filter">
          <table:table-cell office:value-type="float" office:value="24" table:style-name="ce4">
            <text:p>24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редька черная</text:p>
          </table:table-cell>
          <table:table-cell table:number-columns-repeated="16381"/>
        </table:table-row>
        <table:table-row table:style-name="ro2" table:visibility="filter">
          <table:table-cell office:value-type="float" office:value="25" table:style-name="ce4">
            <text:p>25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реп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26" table:style-name="ce4">
            <text:p>26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свёкл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27" table:style-name="ce4">
            <text:p>27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томаты махито</text:p>
          </table:table-cell>
          <table:table-cell table:number-columns-repeated="16381"/>
        </table:table-row>
        <table:table-row table:style-name="ro2" table:visibility="filter">
          <table:table-cell office:value-type="float" office:value="28" table:style-name="ce4">
            <text:p>28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томаты сливк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29" table:style-name="ce4">
            <text:p>29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томаты черри</text:p>
          </table:table-cell>
          <table:table-cell table:number-columns-repeated="16381"/>
        </table:table-row>
        <table:table-row table:style-name="ro2" table:visibility="filter">
          <table:table-cell office:value-type="float" office:value="30" table:style-name="ce4">
            <text:p>30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тыкв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31" table:style-name="ce4">
            <text:p>31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цукини</text:p>
          </table:table-cell>
          <table:table-cell table:number-columns-repeated="16381"/>
        </table:table-row>
        <table:table-row table:style-name="ro2" table:visibility="filter">
          <table:table-cell office:value-type="float" office:value="32" table:style-name="ce4">
            <text:p>32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чеснок</text:p>
          </table:table-cell>
          <table:table-cell table:number-columns-repeated="16381"/>
        </table:table-row>
        <table:table-row table:style-name="ro2" table:visibility="filter">
          <table:table-cell office:value-type="float" office:value="33" table:style-name="ce4">
            <text:p>33</text:p>
          </table:table-cell>
          <table:table-cell office:value-type="string" table:style-name="ce1">
            <text:p>орехи</text:p>
          </table:table-cell>
          <table:table-cell office:value-type="string" table:style-name="ce1">
            <text:p>фундук</text:p>
          </table:table-cell>
          <table:table-cell table:number-columns-repeated="16381"/>
        </table:table-row>
        <table:table-row table:style-name="ro2" table:visibility="filter">
          <table:table-cell office:value-type="float" office:value="34" table:style-name="ce4">
            <text:p>34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базилик</text:p>
          </table:table-cell>
          <table:table-cell table:number-columns-repeated="16381"/>
        </table:table-row>
        <table:table-row table:style-name="ro2" table:visibility="filter">
          <table:table-cell office:value-type="float" office:value="35" table:style-name="ce4">
            <text:p>35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кинз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36" table:style-name="ce4">
            <text:p>36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лук зеленый</text:p>
          </table:table-cell>
          <table:table-cell table:number-columns-repeated="16381"/>
        </table:table-row>
        <table:table-row table:style-name="ro2" table:visibility="filter">
          <table:table-cell office:value-type="float" office:value="37" table:style-name="ce4">
            <text:p>37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любисток</text:p>
          </table:table-cell>
          <table:table-cell table:number-columns-repeated="16381"/>
        </table:table-row>
        <table:table-row table:style-name="ro2" table:visibility="filter">
          <table:table-cell office:value-type="float" office:value="38" table:style-name="ce4">
            <text:p>38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мят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39" table:style-name="ce4">
            <text:p>39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орегано</text:p>
          </table:table-cell>
          <table:table-cell table:number-columns-repeated="16381"/>
        </table:table-row>
        <table:table-row table:style-name="ro2" table:visibility="filter">
          <table:table-cell office:value-type="float" office:value="40" table:style-name="ce4">
            <text:p>40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петрушк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41" table:style-name="ce4">
            <text:p>41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розмарин</text:p>
          </table:table-cell>
          <table:table-cell table:number-columns-repeated="16381"/>
        </table:table-row>
        <table:table-row table:style-name="ro2" table:visibility="filter">
          <table:table-cell office:value-type="float" office:value="42" table:style-name="ce4">
            <text:p>42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руккол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43" table:style-name="ce4">
            <text:p>43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укроп</text:p>
          </table:table-cell>
          <table:table-cell table:number-columns-repeated="16381"/>
        </table:table-row>
        <table:table-row table:style-name="ro2" table:visibility="filter">
          <table:table-cell office:value-type="float" office:value="44" table:style-name="ce4">
            <text:p>44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шпинат</text:p>
          </table:table-cell>
          <table:table-cell table:number-columns-repeated="16381"/>
        </table:table-row>
        <table:table-row table:style-name="ro2" table:visibility="filter">
          <table:table-cell office:value-type="float" office:value="45" table:style-name="ce4">
            <text:p>45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абрикос</text:p>
          </table:table-cell>
          <table:table-cell table:number-columns-repeated="16381"/>
        </table:table-row>
        <table:table-row table:style-name="ro2" table:visibility="filter">
          <table:table-cell office:value-type="float" office:value="46" table:style-name="ce4">
            <text:p>46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груша желтая</text:p>
          </table:table-cell>
          <table:table-cell table:number-columns-repeated="16381"/>
        </table:table-row>
        <table:table-row table:style-name="ro2" table:visibility="filter">
          <table:table-cell office:value-type="float" office:value="47" table:style-name="ce4">
            <text:p>47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слив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48" table:style-name="ce4">
            <text:p>48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Слива желтая</text:p>
          </table:table-cell>
          <table:table-cell table:number-columns-repeated="16381"/>
        </table:table-row>
        <table:table-row table:style-name="ro2" table:visibility="filter">
          <table:table-cell office:value-type="float" office:value="49" table:style-name="ce4">
            <text:p>49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Антоновк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50" table:style-name="ce4">
            <text:p>50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Гал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51" table:style-name="ce4">
            <text:p>51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Гольден</text:p>
          </table:table-cell>
          <table:table-cell table:number-columns-repeated="16381"/>
        </table:table-row>
        <table:table-row table:style-name="ro2" table:visibility="filter">
          <table:table-cell office:value-type="float" office:value="52" table:style-name="ce4">
            <text:p>52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Гренни</text:p>
          </table:table-cell>
          <table:table-cell table:number-columns-repeated="16381"/>
        </table:table-row>
        <table:table-row table:style-name="ro2" table:visibility="filter">
          <table:table-cell office:value-type="float" office:value="53" table:style-name="ce4">
            <text:p>53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Кандиль</text:p>
          </table:table-cell>
          <table:table-cell table:number-columns-repeated="16381"/>
        </table:table-row>
        <table:table-row table:style-name="ro2" table:visibility="filter">
          <table:table-cell office:value-type="float" office:value="54" table:style-name="ce4">
            <text:p>54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Карамельк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55" table:style-name="ce4">
            <text:p>55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садовые</text:p>
          </table:table-cell>
          <table:table-cell table:number-columns-repeated="16381"/>
        </table:table-row>
        <table:table-row table:style-name="ro2" table:visibility="filter">
          <table:table-cell office:value-type="float" office:value="56" table:style-name="ce4">
            <text:p>56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Синап</text:p>
          </table:table-cell>
          <table:table-cell table:number-columns-repeated="16381"/>
        </table:table-row>
        <table:table-row table:style-name="ro2" table:visibility="filter">
          <table:table-cell office:value-type="float" office:value="57" table:style-name="ce4">
            <text:p>57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Слава победителям</text:p>
          </table:table-cell>
          <table:table-cell table:number-columns-repeated="16381"/>
        </table:table-row>
        <table:table-row table:style-name="ro2" table:visibility="filter">
          <table:table-cell office:value-type="float" office:value="58" table:style-name="ce4">
            <text:p>58</text:p>
          </table:table-cell>
          <table:table-cell office:value-type="string" table:style-name="ce1">
            <text:p>ягоды</text:p>
          </table:table-cell>
          <table:table-cell office:value-type="string" table:style-name="ce1">
            <text:p>боярышник</text:p>
          </table:table-cell>
          <table:table-cell table:number-columns-repeated="16381"/>
        </table:table-row>
        <table:table-row table:style-name="ro2" table:visibility="filter">
          <table:table-cell office:value-type="float" office:value="59" table:style-name="ce4">
            <text:p>59</text:p>
          </table:table-cell>
          <table:table-cell office:value-type="string" table:style-name="ce1">
            <text:p>ягоды</text:p>
          </table:table-cell>
          <table:table-cell office:value-type="string" table:style-name="ce1">
            <text:p>кизил</text:p>
          </table:table-cell>
          <table:table-cell table:number-columns-repeated="16381"/>
        </table:table-row>
        <table:table-row table:style-name="ro2" table:visibility="filter">
          <table:table-cell office:value-type="float" office:value="60" table:style-name="ce4">
            <text:p>60</text:p>
          </table:table-cell>
          <table:table-cell office:value-type="string" table:style-name="ce1">
            <text:p>ягоды</text:p>
          </table:table-cell>
          <table:table-cell office:value-type="string" table:style-name="ce1">
            <text:p>клубник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61" table:style-name="ce4">
            <text:p>61</text:p>
          </table:table-cell>
          <table:table-cell office:value-type="string" table:style-name="ce1">
            <text:p>ягоды</text:p>
          </table:table-cell>
          <table:table-cell office:value-type="string" table:style-name="ce1">
            <text:p>клюкв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62" table:style-name="ce4">
            <text:p>62</text:p>
          </table:table-cell>
          <table:table-cell office:value-type="string" table:style-name="ce1">
            <text:p>ягоды</text:p>
          </table:table-cell>
          <table:table-cell office:value-type="string" table:style-name="ce1">
            <text:p>малин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63" table:style-name="ce4">
            <text:p>63</text:p>
          </table:table-cell>
          <table:table-cell office:value-type="string" table:style-name="ce1">
            <text:p>ягоды</text:p>
          </table:table-cell>
          <table:table-cell office:value-type="string" table:style-name="ce1">
            <text:p>облепиха</text:p>
          </table:table-cell>
          <table:table-cell table:number-columns-repeated="16381"/>
        </table:table-row>
        <table:table-row table:style-name="ro2">
          <table:table-cell office:value-type="float" office:value="64" table:style-name="ce4">
            <text:p>64</text:p>
          </table:table-cell>
          <table:table-cell office:value-type="string" table:style-name="ce1">
            <text:p>ягоды</text:p>
          </table:table-cell>
          <table:table-cell office:value-type="string" table:style-name="ce1">
            <text:p>шиповник</text:p>
          </table:table-cell>
          <table:table-cell table:number-columns-repeated="16381"/>
        </table:table-row>
        <table:table-row table:number-rows-repeated="1048511" table:style-name="ro2">
          <table:table-cell table:number-columns-repeated="16384"/>
        </table:table-row>
      </table:table>
      <table:table table:name="Производственные_базы" table:style-name="ta2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8" table:number-columns-repeated="16381" table:default-cell-style-name="ce1"/>
        <table:table-row table:style-name="ro2">
          <table:table-cell office:value-type="string" table:style-name="ce3">
            <text:p>ID производственной базы</text:p>
          </table:table-cell>
          <table:table-cell office:value-type="string" table:style-name="ce3">
            <text:p>Адрес</text:p>
          </table:table-cell>
          <table:table-cell office:value-type="string" table:style-name="ce6">
            <text:p>ФИО начальника базы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4">
            <text:p>П1</text:p>
          </table:table-cell>
          <table:table-cell office:value-type="string" table:style-name="ce1">
            <text:p>Московская область, деревня Юрово, д.1</text:p>
          </table:table-cell>
          <table:table-cell office:value-type="string" table:style-name="ce1">
            <text:p>Иванов П.И.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4">
            <text:p>П2</text:p>
          </table:table-cell>
          <table:table-cell office:value-type="string" table:style-name="ce1">
            <text:p>Вологодская область, деревня Захарьево, д.2</text:p>
          </table:table-cell>
          <table:table-cell office:value-type="string" table:style-name="ce1">
            <text:p>Столяров В.Т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П3</text:p>
          </table:table-cell>
          <table:table-cell office:value-type="string" table:style-name="ce1">
            <text:p>Владимирская область, деревня Кукушкино, строение 7</text:p>
          </table:table-cell>
          <table:table-cell office:value-type="string" table:style-name="ce1">
            <text:p>Захаричев К.Е.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4">
            <text:p>П4</text:p>
          </table:table-cell>
          <table:table-cell office:value-type="string" table:style-name="ce1">
            <text:p>Рязанская оласть, деревня Жужино, д.22</text:p>
          </table:table-cell>
          <table:table-cell office:value-type="string" table:style-name="ce1">
            <text:p>Волков С.И.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4">
            <text:p>П5</text:p>
          </table:table-cell>
          <table:table-cell office:value-type="string" table:style-name="ce1">
            <text:p>Тверская область, деревня Хорьково, д.6</text:p>
          </table:table-cell>
          <table:table-cell office:value-type="string" table:style-name="ce1">
            <text:p>Кузнецов Л.Э.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4">
            <text:p>П6</text:p>
          </table:table-cell>
          <table:table-cell office:value-type="string" table:style-name="ce1">
            <text:p>Псковская область, деревня Новосвятское, д.1</text:p>
          </table:table-cell>
          <table:table-cell office:value-type="string" table:style-name="ce1">
            <text:p>Сестрицын Ю.Б.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4">
            <text:p>П7</text:p>
          </table:table-cell>
          <table:table-cell office:value-type="string" table:style-name="ce1">
            <text:p>Ивановская область, деревня Блудилино, д.8</text:p>
          </table:table-cell>
          <table:table-cell office:value-type="string" table:style-name="ce1">
            <text:p>Говоров А.В.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4">
            <text:p>П8</text:p>
          </table:table-cell>
          <table:table-cell office:value-type="string" table:style-name="ce1">
            <text:p>Московская область, деревня Семечкино, д.9</text:p>
          </table:table-cell>
          <table:table-cell office:value-type="string" table:style-name="ce1">
            <text:p>Тимохин Я.Ф.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4">
            <text:p>П9</text:p>
          </table:table-cell>
          <table:table-cell office:value-type="string" table:style-name="ce1">
            <text:p>Московская область, деревня Озерное, д.8</text:p>
          </table:table-cell>
          <table:table-cell office:value-type="string" table:style-name="ce1">
            <text:p>Слотинский О.Н.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4">
            <text:p>П10</text:p>
          </table:table-cell>
          <table:table-cell office:value-type="string" table:style-name="ce1">
            <text:p>Тверская область, деревня Петрово, д. 3</text:p>
          </table:table-cell>
          <table:table-cell office:value-type="string" table:style-name="ce1">
            <text:p>Животов А.Р.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4">
            <text:p>П11</text:p>
          </table:table-cell>
          <table:table-cell office:value-type="string" table:style-name="ce1">
            <text:p>Ивановская область, деревня Власихино, д.5</text:p>
          </table:table-cell>
          <table:table-cell office:value-type="string" table:style-name="ce1">
            <text:p>Боярских К.А.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4">
            <text:p>П12</text:p>
          </table:table-cell>
          <table:table-cell office:value-type="string" table:style-name="ce1">
            <text:p>Рязанская область, село Кононенково, д.16</text:p>
          </table:table-cell>
          <table:table-cell office:value-type="string" table:style-name="ce1">
            <text:p>Васютин В.С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П13</text:p>
          </table:table-cell>
          <table:table-cell office:value-type="string" table:style-name="ce1">
            <text:p>Владимирская область, деревня Шалашилино, д.6</text:p>
          </table:table-cell>
          <table:table-cell office:value-type="string" table:style-name="ce1">
            <text:p>Христофоров С.Т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П14</text:p>
          </table:table-cell>
          <table:table-cell office:value-type="string" table:style-name="ce1">
            <text:p>Владимирская область, деревня Чистово, д.11</text:p>
          </table:table-cell>
          <table:table-cell office:value-type="string" table:style-name="ce1">
            <text:p>Желанный Л.Б.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4">
            <text:p>П15</text:p>
          </table:table-cell>
          <table:table-cell office:value-type="string" table:style-name="ce1">
            <text:p>Смоленская область, деревня Слободка, д.8</text:p>
          </table:table-cell>
          <table:table-cell office:value-type="string" table:style-name="ce1">
            <text:p>Волк Е.К.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4">
            <text:p>П16</text:p>
          </table:table-cell>
          <table:table-cell office:value-type="string" table:style-name="ce1">
            <text:p>Липецкая область, деревня Храмцово, строение 6</text:p>
          </table:table-cell>
          <table:table-cell office:value-type="string" table:style-name="ce1">
            <text:p>Пасечник И.И.</text:p>
          </table:table-cell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  <table:database-ranges>
        <table:database-range table:target-range-address="Наличие.A2:Наличие.F2283" table:contains-header="false">
          <table:sort>
            <table:sort-by table:field-number="1"/>
            <table:sort-by table:field-number="2"/>
            <table:sort-by table:field-number="3"/>
          </table:sort>
        </table:database-range>
        <table:database-range table:target-range-address="Наличие.A1:Наличие.F2283" table:display-filter-buttons="true">
          <table:filter>
            <table:filter-and>
              <table:filter-condition table:field-number="2" table:value="64" table:operator="="/>
              <table:filter-or>
                <table:filter-condition table:field-number="3" table:value="П13" table:operator="="/>
                <table:filter-condition table:field-number="3" table:value="П14" table:operator="="/>
                <table:filter-condition table:field-number="3" table:value="П3" table:operator="="/>
              </table:filter-or>
            </table:filter-and>
          </table:filter>
        </table:database-range>
        <table:database-range table:target-range-address="Продукты.A2:Продукты.C65" table:contains-header="false">
          <table:sort>
            <table:sort-by table:field-number="1"/>
            <table:sort-by table:field-number="2"/>
          </table:sort>
        </table:database-range>
        <table:database-range table:target-range-address="Продукты.A1:Продукты.C65" table:display-filter-buttons="true">
          <table:filter>
            <table:filter-condition table:field-number="2" table:value="шиповник" table:operator="="/>
          </table:filter>
        </table:database-range>
        <table:database-range table:target-range-address="Производственные_базы.A2:Производственные_базы.C17" table:contains-header="false">
          <table:sort>
            <table:sort-by table:field-number="0"/>
          </table:sort>
        </table:database-range>
        <table:database-range table:target-range-address="Производственные_базы.A1:Производственные_базы.C17" table:display-filter-buttons="true">
          <table:filter>
            <table:filter-or>
              <table:filter-condition table:field-number="1" table:value="Владимирская область, деревня Кукушкино, строение 7" table:operator="="/>
              <table:filter-condition table:field-number="1" table:value="Владимирская область, деревня Чистово, д.11" table:operator="="/>
              <table:filter-condition table:field-number="1" table:value="Владимирская область, деревня Шалашилино, д.6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Слава</meta:initial-creator>
    <dc:creator>Дмитрий Киселев</dc:creator>
    <meta:creation-date>2021-07-09T17:04:06Z</meta:creation-date>
    <dc:date>2025-11-16T09:20:20Z</dc:date>
  </office:meta>
</office:document-meta>
</file>